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draw:stroke="dash" draw:stroke-dash="Fine_20_Dashed_20__28_var_29_" svg:stroke-width="0.028cm" svg:stroke-color="#80808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475cm"/>
    </style:style>
    <style:style style:name="gr4" style:family="graphic" style:parent-style-name="standard">
      <style:graphic-properties draw:stroke="dash" draw:stroke-dash="Fine_20_Dashed_20__28_var_29_" svg:stroke-width="0.028cm" svg:stroke-color="#80808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fill-color="#80808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standard">
      <style:graphic-properties svg:stroke-width="0.028cm" svg:stroke-color="#000000" draw:marker-start-width="0.242cm" draw:marker-end-width="0.242cm" draw:fill-color="#808080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draw:stroke="solid" draw:stroke-dash="Fine_20_Dashed_20__28_var_29_"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solid" draw:stroke-dash="Fine_20_Dashed_20__28_var_29_"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  <style:text-properties fo:font-size="6pt" fo:font-weight="bold"/>
    </style:style>
    <style:style style:name="P2" style:family="paragraph">
      <style:paragraph-properties fo:text-align="center"/>
    </style:style>
    <style:style style:name="P3" style:family="paragraph">
      <style:text-properties fo:font-size="11pt" style:font-size-asian="13pt" style:font-size-complex="13pt"/>
    </style:style>
    <style:style style:name="P4" style:family="paragraph">
      <style:paragraph-properties fo:text-align="center"/>
      <style:text-properties fo:color="#808080" fo:font-size="6pt" fo:font-weight="bold"/>
    </style:style>
    <style:style style:name="P5" style:family="paragraph">
      <style:paragraph-properties fo:text-align="center"/>
      <style:text-properties fo:color="#000000" fo:font-size="6pt" fo:font-weight="bold"/>
    </style:style>
    <style:style style:name="T1" style:family="text">
      <style:text-properties fo:font-size="11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0.275cm" svg:height="0.25cm" svg:x="5.5cm" svg:y="1.4cm">
          <text:p text:style-name="P1">O</text:p>
        </draw:rect>
        <draw:rect draw:style-name="gr1" draw:text-style-name="P1" draw:layer="layout" svg:width="0.275cm" svg:height="0.25cm" svg:x="5.775cm" svg:y="1.4cm">
          <text:p text:style-name="P1">O</text:p>
        </draw:rect>
        <draw:rect draw:style-name="gr1" draw:text-style-name="P1" draw:layer="layout" svg:width="0.275cm" svg:height="0.25cm" svg:x="6.05cm" svg:y="1.4cm">
          <text:p text:style-name="P1">O</text:p>
        </draw:rect>
        <draw:rect draw:style-name="gr1" draw:text-style-name="P1" draw:layer="layout" svg:width="0.275cm" svg:height="0.25cm" svg:x="6.325cm" svg:y="1.4cm">
          <text:p text:style-name="P1">X</text:p>
        </draw:rect>
        <draw:rect draw:style-name="gr1" draw:text-style-name="P1" draw:layer="layout" svg:width="0.275cm" svg:height="0.25cm" svg:x="5.5cm" svg:y="1.65cm">
          <text:p text:style-name="P1">O</text:p>
        </draw:rect>
        <draw:rect draw:style-name="gr1" draw:text-style-name="P1" draw:layer="layout" svg:width="0.275cm" svg:height="0.25cm" svg:x="5.775cm" svg:y="1.65cm">
          <text:p text:style-name="P1">X</text:p>
        </draw:rect>
        <draw:rect draw:style-name="gr1" draw:text-style-name="P1" draw:layer="layout" svg:width="0.275cm" svg:height="0.25cm" svg:x="6.05cm" svg:y="1.65cm">
          <text:p text:style-name="P1">X</text:p>
        </draw:rect>
        <draw:rect draw:style-name="gr1" draw:text-style-name="P1" draw:layer="layout" svg:width="0.275cm" svg:height="0.25cm" svg:x="6.325cm" svg:y="1.65cm">
          <text:p text:style-name="P1">X</text:p>
        </draw:rect>
        <draw:rect draw:style-name="gr1" draw:text-style-name="P1" draw:layer="layout" svg:width="0.275cm" svg:height="0.25cm" svg:x="5.5cm" svg:y="1.9cm">
          <text:p text:style-name="P1">X</text:p>
        </draw:rect>
        <draw:rect draw:style-name="gr1" draw:text-style-name="P1" draw:layer="layout" svg:width="0.275cm" svg:height="0.25cm" svg:x="5.775cm" svg:y="1.9cm">
          <text:p/>
        </draw:rect>
        <draw:rect draw:style-name="gr1" draw:text-style-name="P1" draw:layer="layout" svg:width="0.275cm" svg:height="0.25cm" svg:x="6.05cm" svg:y="1.9cm">
          <text:p/>
        </draw:rect>
        <draw:rect draw:style-name="gr1" draw:text-style-name="P1" draw:layer="layout" svg:width="0.275cm" svg:height="0.25cm" svg:x="6.325cm" svg:y="1.9cm">
          <text:p text:style-name="P1">X</text:p>
        </draw:rect>
        <draw:rect draw:style-name="gr1" draw:text-style-name="P1" draw:layer="layout" svg:width="0.275cm" svg:height="0.25cm" svg:x="5.5cm" svg:y="2.15cm">
          <text:p/>
        </draw:rect>
        <draw:rect draw:style-name="gr1" draw:text-style-name="P1" draw:layer="layout" svg:width="0.275cm" svg:height="0.25cm" svg:x="5.775cm" svg:y="2.15cm">
          <text:p text:style-name="P1">O</text:p>
        </draw:rect>
        <draw:rect draw:style-name="gr1" draw:text-style-name="P1" draw:layer="layout" svg:width="0.275cm" svg:height="0.25cm" svg:x="6.05cm" svg:y="2.15cm">
          <text:p text:style-name="P1">O</text:p>
        </draw:rect>
        <draw:rect draw:style-name="gr1" draw:text-style-name="P1" draw:layer="layout" svg:width="0.275cm" svg:height="0.25cm" svg:x="6.325cm" svg:y="2.15cm">
          <text:p/>
        </draw:rect>
        <draw:line draw:style-name="gr2" draw:text-style-name="P2" draw:layer="layout" svg:x1="3.7cm" svg:y1="2.7cm" svg:x2="6cm" svg:y2="2.4cm">
          <text:p/>
        </draw:line>
        <draw:line draw:style-name="gr2" draw:text-style-name="P2" draw:layer="layout" svg:x1="5.3cm" svg:y1="2.7cm" svg:x2="6cm" svg:y2="2.4cm">
          <text:p/>
        </draw:line>
        <draw:line draw:style-name="gr2" draw:text-style-name="P2" draw:layer="layout" svg:x1="6.8cm" svg:y1="2.7cm" svg:x2="6.1cm" svg:y2="2.4cm">
          <text:p/>
        </draw:line>
        <draw:line draw:style-name="gr2" draw:text-style-name="P2" draw:layer="layout" svg:x1="8.5cm" svg:y1="2.7cm" svg:x2="6.1cm" svg:y2="2.4cm">
          <text:p/>
        </draw:line>
        <draw:frame draw:style-name="gr3" draw:text-style-name="P3" draw:layer="layout" svg:width="3.266cm" svg:height="0.687cm" svg:x="-0.2cm" svg:y="0.113cm">
          <draw:text-box>
            <text:p><text:span text:style-name="T1">Begrenzung = 0</text:span></text:p>
          </draw:text-box>
        </draw:frame>
        <draw:rect draw:style-name="gr4" draw:text-style-name="P4" draw:layer="layout" svg:width="0.275cm" svg:height="0.25cm" svg:x="3.1cm" svg:y="2.7cm">
          <text:p text:style-name="P4">O</text:p>
        </draw:rect>
        <draw:rect draw:style-name="gr4" draw:text-style-name="P4" draw:layer="layout" svg:width="0.275cm" svg:height="0.25cm" svg:x="3.375cm" svg:y="2.7cm">
          <text:p text:style-name="P4">O</text:p>
        </draw:rect>
        <draw:rect draw:style-name="gr4" draw:text-style-name="P4" draw:layer="layout" svg:width="0.275cm" svg:height="0.25cm" svg:x="3.65cm" svg:y="2.7cm">
          <text:p text:style-name="P4">O</text:p>
        </draw:rect>
        <draw:rect draw:style-name="gr4" draw:text-style-name="P4" draw:layer="layout" svg:width="0.275cm" svg:height="0.25cm" svg:x="3.925cm" svg:y="2.7cm">
          <text:p text:style-name="P4">X</text:p>
        </draw:rect>
        <draw:rect draw:style-name="gr4" draw:text-style-name="P4" draw:layer="layout" svg:width="0.275cm" svg:height="0.25cm" svg:x="3.1cm" svg:y="2.95cm">
          <text:p text:style-name="P4">O</text:p>
        </draw:rect>
        <draw:rect draw:style-name="gr4" draw:text-style-name="P4" draw:layer="layout" svg:width="0.275cm" svg:height="0.25cm" svg:x="3.375cm" svg:y="2.95cm">
          <text:p text:style-name="P4">X</text:p>
        </draw:rect>
        <draw:rect draw:style-name="gr4" draw:text-style-name="P4" draw:layer="layout" svg:width="0.275cm" svg:height="0.25cm" svg:x="3.65cm" svg:y="2.95cm">
          <text:p text:style-name="P4">X</text:p>
        </draw:rect>
        <draw:rect draw:style-name="gr4" draw:text-style-name="P4" draw:layer="layout" svg:width="0.275cm" svg:height="0.25cm" svg:x="3.925cm" svg:y="2.95cm">
          <text:p text:style-name="P4">X</text:p>
        </draw:rect>
        <draw:rect draw:style-name="gr4" draw:text-style-name="P4" draw:layer="layout" svg:width="0.275cm" svg:height="0.25cm" svg:x="3.1cm" svg:y="3.2cm">
          <text:p text:style-name="P4">X</text:p>
        </draw:rect>
        <draw:rect draw:style-name="gr4" draw:text-style-name="P4" draw:layer="layout" svg:width="0.275cm" svg:height="0.25cm" svg:x="3.375cm" svg:y="3.2cm">
          <text:p text:style-name="P4">X</text:p>
        </draw:rect>
        <draw:rect draw:style-name="gr4" draw:text-style-name="P4" draw:layer="layout" svg:width="0.275cm" svg:height="0.25cm" svg:x="3.65cm" svg:y="3.2cm">
          <text:p/>
        </draw:rect>
        <draw:rect draw:style-name="gr4" draw:text-style-name="P4" draw:layer="layout" svg:width="0.275cm" svg:height="0.25cm" svg:x="3.925cm" svg:y="3.2cm">
          <text:p text:style-name="P4">X</text:p>
        </draw:rect>
        <draw:rect draw:style-name="gr4" draw:text-style-name="P4" draw:layer="layout" svg:width="0.275cm" svg:height="0.25cm" svg:x="3.1cm" svg:y="3.45cm">
          <text:p/>
        </draw:rect>
        <draw:rect draw:style-name="gr4" draw:text-style-name="P4" draw:layer="layout" svg:width="0.275cm" svg:height="0.25cm" svg:x="3.375cm" svg:y="3.45cm">
          <text:p text:style-name="P4">O</text:p>
        </draw:rect>
        <draw:rect draw:style-name="gr4" draw:text-style-name="P4" draw:layer="layout" svg:width="0.275cm" svg:height="0.25cm" svg:x="3.65cm" svg:y="3.45cm">
          <text:p text:style-name="P4">O</text:p>
        </draw:rect>
        <draw:rect draw:style-name="gr4" draw:text-style-name="P4" draw:layer="layout" svg:width="0.275cm" svg:height="0.25cm" svg:x="3.925cm" svg:y="3.45cm">
          <text:p/>
        </draw:rect>
        <draw:rect draw:style-name="gr4" draw:text-style-name="P4" draw:layer="layout" svg:width="0.275cm" svg:height="0.25cm" svg:x="4.7cm" svg:y="2.7cm">
          <text:p text:style-name="P4">O</text:p>
        </draw:rect>
        <draw:rect draw:style-name="gr4" draw:text-style-name="P4" draw:layer="layout" svg:width="0.275cm" svg:height="0.25cm" svg:x="4.975cm" svg:y="2.7cm">
          <text:p text:style-name="P4">O</text:p>
        </draw:rect>
        <draw:rect draw:style-name="gr4" draw:text-style-name="P4" draw:layer="layout" svg:width="0.275cm" svg:height="0.25cm" svg:x="5.25cm" svg:y="2.7cm">
          <text:p text:style-name="P4">O</text:p>
        </draw:rect>
        <draw:rect draw:style-name="gr4" draw:text-style-name="P4" draw:layer="layout" svg:width="0.275cm" svg:height="0.25cm" svg:x="5.525cm" svg:y="2.7cm">
          <text:p text:style-name="P4">X</text:p>
        </draw:rect>
        <draw:rect draw:style-name="gr4" draw:text-style-name="P4" draw:layer="layout" svg:width="0.275cm" svg:height="0.25cm" svg:x="4.7cm" svg:y="2.95cm">
          <text:p text:style-name="P4">O</text:p>
        </draw:rect>
        <draw:rect draw:style-name="gr4" draw:text-style-name="P4" draw:layer="layout" svg:width="0.275cm" svg:height="0.25cm" svg:x="4.975cm" svg:y="2.95cm">
          <text:p text:style-name="P4">X</text:p>
        </draw:rect>
        <draw:rect draw:style-name="gr4" draw:text-style-name="P4" draw:layer="layout" svg:width="0.275cm" svg:height="0.25cm" svg:x="5.25cm" svg:y="2.95cm">
          <text:p text:style-name="P4">X</text:p>
        </draw:rect>
        <draw:rect draw:style-name="gr4" draw:text-style-name="P4" draw:layer="layout" svg:width="0.275cm" svg:height="0.25cm" svg:x="5.525cm" svg:y="2.95cm">
          <text:p text:style-name="P4">X</text:p>
        </draw:rect>
        <draw:rect draw:style-name="gr4" draw:text-style-name="P4" draw:layer="layout" svg:width="0.275cm" svg:height="0.25cm" svg:x="4.7cm" svg:y="3.2cm">
          <text:p text:style-name="P4">X</text:p>
        </draw:rect>
        <draw:rect draw:style-name="gr4" draw:text-style-name="P4" draw:layer="layout" svg:width="0.275cm" svg:height="0.25cm" svg:x="4.975cm" svg:y="3.2cm">
          <text:p/>
        </draw:rect>
        <draw:rect draw:style-name="gr4" draw:text-style-name="P4" draw:layer="layout" svg:width="0.275cm" svg:height="0.25cm" svg:x="5.25cm" svg:y="3.2cm">
          <text:p text:style-name="P4">X</text:p>
        </draw:rect>
        <draw:rect draw:style-name="gr4" draw:text-style-name="P4" draw:layer="layout" svg:width="0.275cm" svg:height="0.25cm" svg:x="5.525cm" svg:y="3.2cm">
          <text:p text:style-name="P4">X</text:p>
        </draw:rect>
        <draw:rect draw:style-name="gr4" draw:text-style-name="P4" draw:layer="layout" svg:width="0.275cm" svg:height="0.25cm" svg:x="4.7cm" svg:y="3.45cm">
          <text:p/>
        </draw:rect>
        <draw:rect draw:style-name="gr4" draw:text-style-name="P4" draw:layer="layout" svg:width="0.275cm" svg:height="0.25cm" svg:x="4.975cm" svg:y="3.45cm">
          <text:p text:style-name="P4">O</text:p>
        </draw:rect>
        <draw:rect draw:style-name="gr4" draw:text-style-name="P4" draw:layer="layout" svg:width="0.275cm" svg:height="0.25cm" svg:x="5.25cm" svg:y="3.45cm">
          <text:p text:style-name="P4">O</text:p>
        </draw:rect>
        <draw:rect draw:style-name="gr4" draw:text-style-name="P4" draw:layer="layout" svg:width="0.275cm" svg:height="0.25cm" svg:x="5.525cm" svg:y="3.45cm">
          <text:p/>
        </draw:rect>
        <draw:rect draw:style-name="gr4" draw:text-style-name="P4" draw:layer="layout" svg:width="0.275cm" svg:height="0.25cm" svg:x="6.3cm" svg:y="2.7cm">
          <text:p text:style-name="P4">O</text:p>
        </draw:rect>
        <draw:rect draw:style-name="gr4" draw:text-style-name="P4" draw:layer="layout" svg:width="0.275cm" svg:height="0.25cm" svg:x="6.575cm" svg:y="2.7cm">
          <text:p text:style-name="P4">O</text:p>
        </draw:rect>
        <draw:rect draw:style-name="gr4" draw:text-style-name="P4" draw:layer="layout" svg:width="0.275cm" svg:height="0.25cm" svg:x="6.85cm" svg:y="2.7cm">
          <text:p text:style-name="P4">O</text:p>
        </draw:rect>
        <draw:rect draw:style-name="gr4" draw:text-style-name="P4" draw:layer="layout" svg:width="0.275cm" svg:height="0.25cm" svg:x="7.125cm" svg:y="2.7cm">
          <text:p text:style-name="P4">X</text:p>
        </draw:rect>
        <draw:rect draw:style-name="gr4" draw:text-style-name="P4" draw:layer="layout" svg:width="0.275cm" svg:height="0.25cm" svg:x="6.3cm" svg:y="2.95cm">
          <text:p text:style-name="P4">O</text:p>
        </draw:rect>
        <draw:rect draw:style-name="gr4" draw:text-style-name="P4" draw:layer="layout" svg:width="0.275cm" svg:height="0.25cm" svg:x="6.575cm" svg:y="2.95cm">
          <text:p text:style-name="P4">X</text:p>
        </draw:rect>
        <draw:rect draw:style-name="gr4" draw:text-style-name="P4" draw:layer="layout" svg:width="0.275cm" svg:height="0.25cm" svg:x="6.85cm" svg:y="2.95cm">
          <text:p text:style-name="P4">X</text:p>
        </draw:rect>
        <draw:rect draw:style-name="gr4" draw:text-style-name="P4" draw:layer="layout" svg:width="0.275cm" svg:height="0.25cm" svg:x="7.125cm" svg:y="2.95cm">
          <text:p text:style-name="P4">X</text:p>
        </draw:rect>
        <draw:rect draw:style-name="gr4" draw:text-style-name="P4" draw:layer="layout" svg:width="0.275cm" svg:height="0.25cm" svg:x="6.3cm" svg:y="3.2cm">
          <text:p text:style-name="P4">X</text:p>
        </draw:rect>
        <draw:rect draw:style-name="gr4" draw:text-style-name="P4" draw:layer="layout" svg:width="0.275cm" svg:height="0.25cm" svg:x="6.575cm" svg:y="3.2cm">
          <text:p/>
        </draw:rect>
        <draw:rect draw:style-name="gr4" draw:text-style-name="P4" draw:layer="layout" svg:width="0.275cm" svg:height="0.25cm" svg:x="6.85cm" svg:y="3.2cm">
          <text:p/>
        </draw:rect>
        <draw:rect draw:style-name="gr4" draw:text-style-name="P4" draw:layer="layout" svg:width="0.275cm" svg:height="0.25cm" svg:x="7.125cm" svg:y="3.2cm">
          <text:p text:style-name="P4">X</text:p>
        </draw:rect>
        <draw:rect draw:style-name="gr4" draw:text-style-name="P4" draw:layer="layout" svg:width="0.275cm" svg:height="0.25cm" svg:x="6.3cm" svg:y="3.45cm">
          <text:p text:style-name="P4">X</text:p>
        </draw:rect>
        <draw:rect draw:style-name="gr4" draw:text-style-name="P4" draw:layer="layout" svg:width="0.275cm" svg:height="0.25cm" svg:x="6.575cm" svg:y="3.45cm">
          <text:p text:style-name="P4">O</text:p>
        </draw:rect>
        <draw:rect draw:style-name="gr4" draw:text-style-name="P4" draw:layer="layout" svg:width="0.275cm" svg:height="0.25cm" svg:x="6.85cm" svg:y="3.45cm">
          <text:p text:style-name="P4">O</text:p>
        </draw:rect>
        <draw:rect draw:style-name="gr4" draw:text-style-name="P4" draw:layer="layout" svg:width="0.275cm" svg:height="0.25cm" svg:x="7.125cm" svg:y="3.45cm">
          <text:p/>
        </draw:rect>
        <draw:rect draw:style-name="gr4" draw:text-style-name="P4" draw:layer="layout" svg:width="0.275cm" svg:height="0.25cm" svg:x="7.9cm" svg:y="2.7cm">
          <text:p text:style-name="P4">O</text:p>
        </draw:rect>
        <draw:rect draw:style-name="gr4" draw:text-style-name="P4" draw:layer="layout" svg:width="0.275cm" svg:height="0.25cm" svg:x="8.175cm" svg:y="2.7cm">
          <text:p text:style-name="P4">O</text:p>
        </draw:rect>
        <draw:rect draw:style-name="gr4" draw:text-style-name="P4" draw:layer="layout" svg:width="0.275cm" svg:height="0.25cm" svg:x="8.45cm" svg:y="2.7cm">
          <text:p text:style-name="P4">O</text:p>
        </draw:rect>
        <draw:rect draw:style-name="gr4" draw:text-style-name="P4" draw:layer="layout" svg:width="0.275cm" svg:height="0.25cm" svg:x="8.725cm" svg:y="2.7cm">
          <text:p text:style-name="P4">X</text:p>
        </draw:rect>
        <draw:rect draw:style-name="gr4" draw:text-style-name="P4" draw:layer="layout" svg:width="0.275cm" svg:height="0.25cm" svg:x="7.9cm" svg:y="2.95cm">
          <text:p text:style-name="P4">O</text:p>
        </draw:rect>
        <draw:rect draw:style-name="gr4" draw:text-style-name="P4" draw:layer="layout" svg:width="0.275cm" svg:height="0.25cm" svg:x="8.175cm" svg:y="2.95cm">
          <text:p text:style-name="P4">X</text:p>
        </draw:rect>
        <draw:rect draw:style-name="gr4" draw:text-style-name="P4" draw:layer="layout" svg:width="0.275cm" svg:height="0.25cm" svg:x="8.45cm" svg:y="2.95cm">
          <text:p text:style-name="P4">X</text:p>
        </draw:rect>
        <draw:rect draw:style-name="gr4" draw:text-style-name="P4" draw:layer="layout" svg:width="0.275cm" svg:height="0.25cm" svg:x="8.725cm" svg:y="2.95cm">
          <text:p text:style-name="P4">X</text:p>
        </draw:rect>
        <draw:rect draw:style-name="gr4" draw:text-style-name="P4" draw:layer="layout" svg:width="0.275cm" svg:height="0.25cm" svg:x="7.9cm" svg:y="3.2cm">
          <text:p text:style-name="P4">X</text:p>
        </draw:rect>
        <draw:rect draw:style-name="gr4" draw:text-style-name="P4" draw:layer="layout" svg:width="0.275cm" svg:height="0.25cm" svg:x="8.175cm" svg:y="3.2cm">
          <text:p/>
        </draw:rect>
        <draw:rect draw:style-name="gr4" draw:text-style-name="P4" draw:layer="layout" svg:width="0.275cm" svg:height="0.25cm" svg:x="8.45cm" svg:y="3.2cm">
          <text:p/>
        </draw:rect>
        <draw:rect draw:style-name="gr4" draw:text-style-name="P4" draw:layer="layout" svg:width="0.275cm" svg:height="0.25cm" svg:x="8.725cm" svg:y="3.2cm">
          <text:p text:style-name="P4">X</text:p>
        </draw:rect>
        <draw:rect draw:style-name="gr4" draw:text-style-name="P4" draw:layer="layout" svg:width="0.275cm" svg:height="0.25cm" svg:x="7.9cm" svg:y="3.45cm">
          <text:p/>
        </draw:rect>
        <draw:rect draw:style-name="gr4" draw:text-style-name="P4" draw:layer="layout" svg:width="0.275cm" svg:height="0.25cm" svg:x="8.175cm" svg:y="3.45cm">
          <text:p text:style-name="P4">O</text:p>
        </draw:rect>
        <draw:rect draw:style-name="gr4" draw:text-style-name="P4" draw:layer="layout" svg:width="0.275cm" svg:height="0.25cm" svg:x="8.45cm" svg:y="3.45cm">
          <text:p text:style-name="P4">O</text:p>
        </draw:rect>
        <draw:rect draw:style-name="gr4" draw:text-style-name="P4" draw:layer="layout" svg:width="0.275cm" svg:height="0.25cm" svg:x="8.725cm" svg:y="3.45cm">
          <text:p text:style-name="P4">X</text:p>
        </draw:rect>
        <draw:rect draw:style-name="gr1" draw:text-style-name="P1" draw:layer="layout" svg:width="0.275cm" svg:height="0.25cm" svg:x="5.5cm" svg:y="0cm">
          <text:p text:style-name="P1">O</text:p>
        </draw:rect>
        <draw:rect draw:style-name="gr1" draw:text-style-name="P1" draw:layer="layout" svg:width="0.275cm" svg:height="0.25cm" svg:x="5.775cm" svg:y="0cm">
          <text:p text:style-name="P1">O</text:p>
        </draw:rect>
        <draw:rect draw:style-name="gr1" draw:text-style-name="P1" draw:layer="layout" svg:width="0.275cm" svg:height="0.25cm" svg:x="6.05cm" svg:y="0cm">
          <text:p text:style-name="P1">O</text:p>
        </draw:rect>
        <draw:rect draw:style-name="gr1" draw:text-style-name="P1" draw:layer="layout" svg:width="0.275cm" svg:height="0.25cm" svg:x="6.325cm" svg:y="0cm">
          <text:p text:style-name="P1">X</text:p>
        </draw:rect>
        <draw:rect draw:style-name="gr1" draw:text-style-name="P1" draw:layer="layout" svg:width="0.275cm" svg:height="0.25cm" svg:x="5.5cm" svg:y="0.25cm">
          <text:p text:style-name="P1">O</text:p>
        </draw:rect>
        <draw:rect draw:style-name="gr1" draw:text-style-name="P1" draw:layer="layout" svg:width="0.275cm" svg:height="0.25cm" svg:x="5.775cm" svg:y="0.25cm">
          <text:p text:style-name="P1">X</text:p>
        </draw:rect>
        <draw:rect draw:style-name="gr1" draw:text-style-name="P1" draw:layer="layout" svg:width="0.275cm" svg:height="0.25cm" svg:x="6.05cm" svg:y="0.25cm">
          <text:p text:style-name="P1">X</text:p>
        </draw:rect>
        <draw:rect draw:style-name="gr1" draw:text-style-name="P1" draw:layer="layout" svg:width="0.275cm" svg:height="0.25cm" svg:x="6.325cm" svg:y="0.25cm">
          <text:p text:style-name="P1">X</text:p>
        </draw:rect>
        <draw:rect draw:style-name="gr1" draw:text-style-name="P1" draw:layer="layout" svg:width="0.275cm" svg:height="0.25cm" svg:x="5.5cm" svg:y="0.5cm">
          <text:p text:style-name="P1">X</text:p>
        </draw:rect>
        <draw:rect draw:style-name="gr1" draw:text-style-name="P1" draw:layer="layout" svg:width="0.275cm" svg:height="0.25cm" svg:x="5.775cm" svg:y="0.5cm">
          <text:p/>
        </draw:rect>
        <draw:rect draw:style-name="gr1" draw:text-style-name="P1" draw:layer="layout" svg:width="0.275cm" svg:height="0.25cm" svg:x="6.05cm" svg:y="0.5cm">
          <text:p/>
        </draw:rect>
        <draw:rect draw:style-name="gr1" draw:text-style-name="P1" draw:layer="layout" svg:width="0.275cm" svg:height="0.25cm" svg:x="6.325cm" svg:y="0.5cm">
          <text:p text:style-name="P1">X</text:p>
        </draw:rect>
        <draw:rect draw:style-name="gr1" draw:text-style-name="P1" draw:layer="layout" svg:width="0.275cm" svg:height="0.25cm" svg:x="5.5cm" svg:y="0.75cm">
          <text:p/>
        </draw:rect>
        <draw:rect draw:style-name="gr1" draw:text-style-name="P1" draw:layer="layout" svg:width="0.275cm" svg:height="0.25cm" svg:x="5.775cm" svg:y="0.75cm">
          <text:p text:style-name="P1">O</text:p>
        </draw:rect>
        <draw:rect draw:style-name="gr1" draw:text-style-name="P1" draw:layer="layout" svg:width="0.275cm" svg:height="0.25cm" svg:x="6.05cm" svg:y="0.75cm">
          <text:p text:style-name="P1">O</text:p>
        </draw:rect>
        <draw:rect draw:style-name="gr1" draw:text-style-name="P1" draw:layer="layout" svg:width="0.275cm" svg:height="0.25cm" svg:x="6.325cm" svg:y="0.75cm">
          <text:p/>
        </draw:rect>
        <draw:custom-shape draw:style-name="gr5" draw:text-style-name="P2" draw:layer="layout" svg:width="0.4cm" svg:height="0.2cm" draw:transform="rotate (-1.57079632679579) translate (5.4cm 0.3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2" draw:layer="layout" svg:x1="2.9cm" svg:y1="1.3cm" svg:x2="9.4cm" svg:y2="1.3cm">
          <text:p/>
        </draw:line>
        <draw:line draw:style-name="gr2" draw:text-style-name="P2" draw:layer="layout" svg:x1="3.7cm" svg:y1="1.3cm" svg:x2="6cm" svg:y2="1cm">
          <text:p/>
        </draw:line>
        <draw:line draw:style-name="gr2" draw:text-style-name="P2" draw:layer="layout" svg:x1="5.3cm" svg:y1="1.3cm" svg:x2="6cm" svg:y2="1cm">
          <text:p/>
        </draw:line>
        <draw:line draw:style-name="gr2" draw:text-style-name="P2" draw:layer="layout" svg:x1="6.8cm" svg:y1="1.3cm" svg:x2="6.1cm" svg:y2="1cm">
          <text:p/>
        </draw:line>
        <draw:line draw:style-name="gr2" draw:text-style-name="P2" draw:layer="layout" svg:x1="8.5cm" svg:y1="1.3cm" svg:x2="6.1cm" svg:y2="1cm">
          <text:p/>
        </draw:line>
        <draw:frame draw:style-name="gr3" draw:text-style-name="P3" draw:layer="layout" svg:width="3.266cm" svg:height="0.687cm" svg:x="-0.2cm" svg:y="1.713cm">
          <draw:text-box>
            <text:p><text:span text:style-name="T1">Begrenzung = 1</text:span></text:p>
          </draw:text-box>
        </draw:frame>
        <draw:custom-shape draw:style-name="gr5" draw:text-style-name="P2" draw:layer="layout" svg:width="0.4cm" svg:height="0.2cm" draw:transform="rotate (-1.57079632679579) translate (5.4cm 1.7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3.369cm" svg:y1="4cm" svg:x2="3.7cm" svg:y2="3.7cm">
          <text:p/>
        </draw:line>
        <draw:line draw:style-name="gr2" draw:text-style-name="P2" draw:layer="layout" svg:x1="3.7cm" svg:y1="4cm" svg:x2="3.7cm" svg:y2="3.7cm">
          <text:p/>
        </draw:line>
        <draw:line draw:style-name="gr2" draw:text-style-name="P2" draw:layer="layout" svg:x1="4cm" svg:y1="4cm" svg:x2="3.7cm" svg:y2="3.7cm">
          <text:p/>
        </draw:line>
        <draw:line draw:style-name="gr6" draw:text-style-name="P2" draw:layer="layout" svg:x1="2.7cm" svg:y1="4cm" svg:x2="9.2cm" svg:y2="4cm">
          <text:p/>
        </draw:line>
        <draw:rect draw:style-name="gr7" draw:text-style-name="P1" draw:layer="layout" svg:width="0.275cm" svg:height="0.25cm" svg:x="12.3cm" svg:y="1.4cm">
          <text:p text:style-name="P1">O</text:p>
        </draw:rect>
        <draw:rect draw:style-name="gr7" draw:text-style-name="P1" draw:layer="layout" svg:width="0.275cm" svg:height="0.25cm" svg:x="12.575cm" svg:y="1.4cm">
          <text:p text:style-name="P1">O</text:p>
        </draw:rect>
        <draw:rect draw:style-name="gr7" draw:text-style-name="P1" draw:layer="layout" svg:width="0.275cm" svg:height="0.25cm" svg:x="12.85cm" svg:y="1.4cm">
          <text:p text:style-name="P1">O</text:p>
        </draw:rect>
        <draw:rect draw:style-name="gr7" draw:text-style-name="P1" draw:layer="layout" svg:width="0.275cm" svg:height="0.25cm" svg:x="13.125cm" svg:y="1.4cm">
          <text:p text:style-name="P1">X</text:p>
        </draw:rect>
        <draw:rect draw:style-name="gr7" draw:text-style-name="P1" draw:layer="layout" svg:width="0.275cm" svg:height="0.25cm" svg:x="12.3cm" svg:y="1.65cm">
          <text:p text:style-name="P1">O</text:p>
        </draw:rect>
        <draw:rect draw:style-name="gr7" draw:text-style-name="P1" draw:layer="layout" svg:width="0.275cm" svg:height="0.25cm" svg:x="12.575cm" svg:y="1.65cm">
          <text:p text:style-name="P1">X</text:p>
        </draw:rect>
        <draw:rect draw:style-name="gr7" draw:text-style-name="P1" draw:layer="layout" svg:width="0.275cm" svg:height="0.25cm" svg:x="12.85cm" svg:y="1.65cm">
          <text:p text:style-name="P1">X</text:p>
        </draw:rect>
        <draw:rect draw:style-name="gr7" draw:text-style-name="P1" draw:layer="layout" svg:width="0.275cm" svg:height="0.25cm" svg:x="13.125cm" svg:y="1.65cm">
          <text:p text:style-name="P1">X</text:p>
        </draw:rect>
        <draw:rect draw:style-name="gr7" draw:text-style-name="P1" draw:layer="layout" svg:width="0.275cm" svg:height="0.25cm" svg:x="12.3cm" svg:y="1.9cm">
          <text:p text:style-name="P1">X</text:p>
        </draw:rect>
        <draw:rect draw:style-name="gr7" draw:text-style-name="P1" draw:layer="layout" svg:width="0.275cm" svg:height="0.25cm" svg:x="12.575cm" svg:y="1.9cm">
          <text:p/>
        </draw:rect>
        <draw:rect draw:style-name="gr7" draw:text-style-name="P1" draw:layer="layout" svg:width="0.275cm" svg:height="0.25cm" svg:x="12.85cm" svg:y="1.9cm">
          <text:p text:style-name="P1">X</text:p>
        </draw:rect>
        <draw:rect draw:style-name="gr7" draw:text-style-name="P1" draw:layer="layout" svg:width="0.275cm" svg:height="0.25cm" svg:x="13.125cm" svg:y="1.9cm">
          <text:p/>
        </draw:rect>
        <draw:rect draw:style-name="gr7" draw:text-style-name="P1" draw:layer="layout" svg:width="0.275cm" svg:height="0.25cm" svg:x="12.3cm" svg:y="2.15cm">
          <text:p/>
        </draw:rect>
        <draw:rect draw:style-name="gr7" draw:text-style-name="P1" draw:layer="layout" svg:width="0.275cm" svg:height="0.25cm" svg:x="12.575cm" svg:y="2.15cm">
          <text:p text:style-name="P1">O</text:p>
        </draw:rect>
        <draw:rect draw:style-name="gr7" draw:text-style-name="P1" draw:layer="layout" svg:width="0.275cm" svg:height="0.25cm" svg:x="12.85cm" svg:y="2.15cm">
          <text:p text:style-name="P1">O</text:p>
        </draw:rect>
        <draw:rect draw:style-name="gr7" draw:text-style-name="P1" draw:layer="layout" svg:width="0.275cm" svg:height="0.25cm" svg:x="13.125cm" svg:y="2.15cm">
          <text:p/>
        </draw:rect>
        <draw:line draw:style-name="gr8" draw:text-style-name="P2" draw:layer="layout" svg:x1="10.5cm" svg:y1="2.7cm" svg:x2="12.8cm" svg:y2="2.4cm">
          <text:p/>
        </draw:line>
        <draw:line draw:style-name="gr8" draw:text-style-name="P2" draw:layer="layout" svg:x1="12.1cm" svg:y1="2.7cm" svg:x2="12.8cm" svg:y2="2.4cm">
          <text:p/>
        </draw:line>
        <draw:line draw:style-name="gr8" draw:text-style-name="P2" draw:layer="layout" svg:x1="13.6cm" svg:y1="2.7cm" svg:x2="12.9cm" svg:y2="2.4cm">
          <text:p/>
        </draw:line>
        <draw:line draw:style-name="gr8" draw:text-style-name="P2" draw:layer="layout" svg:x1="15.3cm" svg:y1="2.7cm" svg:x2="12.9cm" svg:y2="2.4cm">
          <text:p/>
        </draw:line>
        <draw:rect draw:style-name="gr9" draw:text-style-name="P5" draw:layer="layout" svg:width="0.275cm" svg:height="0.25cm" svg:x="9.9cm" svg:y="2.7cm">
          <text:p text:style-name="P5">O</text:p>
        </draw:rect>
        <draw:rect draw:style-name="gr9" draw:text-style-name="P5" draw:layer="layout" svg:width="0.275cm" svg:height="0.25cm" svg:x="10.175cm" svg:y="2.7cm">
          <text:p text:style-name="P5">O</text:p>
        </draw:rect>
        <draw:rect draw:style-name="gr9" draw:text-style-name="P5" draw:layer="layout" svg:width="0.275cm" svg:height="0.25cm" svg:x="10.45cm" svg:y="2.7cm">
          <text:p text:style-name="P5">O</text:p>
        </draw:rect>
        <draw:rect draw:style-name="gr9" draw:text-style-name="P5" draw:layer="layout" svg:width="0.275cm" svg:height="0.25cm" svg:x="10.725cm" svg:y="2.7cm">
          <text:p text:style-name="P5">X</text:p>
        </draw:rect>
        <draw:rect draw:style-name="gr9" draw:text-style-name="P5" draw:layer="layout" svg:width="0.275cm" svg:height="0.25cm" svg:x="9.9cm" svg:y="2.95cm">
          <text:p text:style-name="P5">O</text:p>
        </draw:rect>
        <draw:rect draw:style-name="gr9" draw:text-style-name="P5" draw:layer="layout" svg:width="0.275cm" svg:height="0.25cm" svg:x="10.175cm" svg:y="2.95cm">
          <text:p text:style-name="P5">X</text:p>
        </draw:rect>
        <draw:rect draw:style-name="gr9" draw:text-style-name="P5" draw:layer="layout" svg:width="0.275cm" svg:height="0.25cm" svg:x="10.45cm" svg:y="2.95cm">
          <text:p text:style-name="P5">X</text:p>
        </draw:rect>
        <draw:rect draw:style-name="gr9" draw:text-style-name="P5" draw:layer="layout" svg:width="0.275cm" svg:height="0.25cm" svg:x="10.725cm" svg:y="2.95cm">
          <text:p text:style-name="P5">X</text:p>
        </draw:rect>
        <draw:rect draw:style-name="gr9" draw:text-style-name="P5" draw:layer="layout" svg:width="0.275cm" svg:height="0.25cm" svg:x="9.9cm" svg:y="3.2cm">
          <text:p text:style-name="P5">X</text:p>
        </draw:rect>
        <draw:rect draw:style-name="gr9" draw:text-style-name="P5" draw:layer="layout" svg:width="0.275cm" svg:height="0.25cm" svg:x="10.175cm" svg:y="3.2cm">
          <text:p text:style-name="P5">X</text:p>
        </draw:rect>
        <draw:rect draw:style-name="gr9" draw:text-style-name="P5" draw:layer="layout" svg:width="0.275cm" svg:height="0.25cm" svg:x="10.45cm" svg:y="3.2cm">
          <text:p text:style-name="P5">X</text:p>
        </draw:rect>
        <draw:rect draw:style-name="gr9" draw:text-style-name="P5" draw:layer="layout" svg:width="0.275cm" svg:height="0.25cm" svg:x="10.725cm" svg:y="3.2cm">
          <text:p/>
        </draw:rect>
        <draw:rect draw:style-name="gr9" draw:text-style-name="P5" draw:layer="layout" svg:width="0.275cm" svg:height="0.25cm" svg:x="9.9cm" svg:y="3.45cm">
          <text:p/>
        </draw:rect>
        <draw:rect draw:style-name="gr9" draw:text-style-name="P5" draw:layer="layout" svg:width="0.275cm" svg:height="0.25cm" svg:x="10.175cm" svg:y="3.45cm">
          <text:p text:style-name="P5">O</text:p>
        </draw:rect>
        <draw:rect draw:style-name="gr9" draw:text-style-name="P5" draw:layer="layout" svg:width="0.275cm" svg:height="0.25cm" svg:x="10.45cm" svg:y="3.45cm">
          <text:p text:style-name="P5">O</text:p>
        </draw:rect>
        <draw:rect draw:style-name="gr9" draw:text-style-name="P5" draw:layer="layout" svg:width="0.275cm" svg:height="0.25cm" svg:x="10.725cm" svg:y="3.45cm">
          <text:p/>
        </draw:rect>
        <draw:rect draw:style-name="gr9" draw:text-style-name="P5" draw:layer="layout" svg:width="0.275cm" svg:height="0.25cm" svg:x="11.5cm" svg:y="2.7cm">
          <text:p text:style-name="P5">O</text:p>
        </draw:rect>
        <draw:rect draw:style-name="gr9" draw:text-style-name="P5" draw:layer="layout" svg:width="0.275cm" svg:height="0.25cm" svg:x="11.775cm" svg:y="2.7cm">
          <text:p text:style-name="P5">O</text:p>
        </draw:rect>
        <draw:rect draw:style-name="gr9" draw:text-style-name="P5" draw:layer="layout" svg:width="0.275cm" svg:height="0.25cm" svg:x="12.05cm" svg:y="2.7cm">
          <text:p text:style-name="P5">O</text:p>
        </draw:rect>
        <draw:rect draw:style-name="gr9" draw:text-style-name="P5" draw:layer="layout" svg:width="0.275cm" svg:height="0.25cm" svg:x="12.325cm" svg:y="2.7cm">
          <text:p text:style-name="P5">X</text:p>
        </draw:rect>
        <draw:rect draw:style-name="gr9" draw:text-style-name="P5" draw:layer="layout" svg:width="0.275cm" svg:height="0.25cm" svg:x="11.5cm" svg:y="2.95cm">
          <text:p text:style-name="P5">O</text:p>
        </draw:rect>
        <draw:rect draw:style-name="gr9" draw:text-style-name="P5" draw:layer="layout" svg:width="0.275cm" svg:height="0.25cm" svg:x="11.775cm" svg:y="2.95cm">
          <text:p text:style-name="P5">X</text:p>
        </draw:rect>
        <draw:rect draw:style-name="gr9" draw:text-style-name="P5" draw:layer="layout" svg:width="0.275cm" svg:height="0.25cm" svg:x="12.05cm" svg:y="2.95cm">
          <text:p text:style-name="P5">X</text:p>
        </draw:rect>
        <draw:rect draw:style-name="gr9" draw:text-style-name="P5" draw:layer="layout" svg:width="0.275cm" svg:height="0.25cm" svg:x="12.325cm" svg:y="2.95cm">
          <text:p text:style-name="P5">X</text:p>
        </draw:rect>
        <draw:rect draw:style-name="gr9" draw:text-style-name="P5" draw:layer="layout" svg:width="0.275cm" svg:height="0.25cm" svg:x="11.5cm" svg:y="3.2cm">
          <text:p text:style-name="P5">X</text:p>
        </draw:rect>
        <draw:rect draw:style-name="gr9" draw:text-style-name="P5" draw:layer="layout" svg:width="0.275cm" svg:height="0.25cm" svg:x="11.775cm" svg:y="3.2cm">
          <text:p/>
        </draw:rect>
        <draw:rect draw:style-name="gr9" draw:text-style-name="P5" draw:layer="layout" svg:width="0.275cm" svg:height="0.25cm" svg:x="12.05cm" svg:y="3.2cm">
          <text:p text:style-name="P5">X</text:p>
        </draw:rect>
        <draw:rect draw:style-name="gr9" draw:text-style-name="P5" draw:layer="layout" svg:width="0.275cm" svg:height="0.25cm" svg:x="12.325cm" svg:y="3.2cm">
          <text:p text:style-name="P5">X</text:p>
        </draw:rect>
        <draw:rect draw:style-name="gr9" draw:text-style-name="P5" draw:layer="layout" svg:width="0.275cm" svg:height="0.25cm" svg:x="11.5cm" svg:y="3.45cm">
          <text:p/>
        </draw:rect>
        <draw:rect draw:style-name="gr9" draw:text-style-name="P5" draw:layer="layout" svg:width="0.275cm" svg:height="0.25cm" svg:x="11.775cm" svg:y="3.45cm">
          <text:p text:style-name="P5">O</text:p>
        </draw:rect>
        <draw:rect draw:style-name="gr9" draw:text-style-name="P5" draw:layer="layout" svg:width="0.275cm" svg:height="0.25cm" svg:x="12.05cm" svg:y="3.45cm">
          <text:p text:style-name="P5">O</text:p>
        </draw:rect>
        <draw:rect draw:style-name="gr9" draw:text-style-name="P5" draw:layer="layout" svg:width="0.275cm" svg:height="0.25cm" svg:x="12.325cm" svg:y="3.45cm">
          <text:p/>
        </draw:rect>
        <draw:rect draw:style-name="gr9" draw:text-style-name="P5" draw:layer="layout" svg:width="0.275cm" svg:height="0.25cm" svg:x="13.1cm" svg:y="2.7cm">
          <text:p text:style-name="P5">O</text:p>
        </draw:rect>
        <draw:rect draw:style-name="gr9" draw:text-style-name="P5" draw:layer="layout" svg:width="0.275cm" svg:height="0.25cm" svg:x="13.375cm" svg:y="2.7cm">
          <text:p text:style-name="P5">O</text:p>
        </draw:rect>
        <draw:rect draw:style-name="gr9" draw:text-style-name="P5" draw:layer="layout" svg:width="0.275cm" svg:height="0.25cm" svg:x="13.65cm" svg:y="2.7cm">
          <text:p text:style-name="P5">O</text:p>
        </draw:rect>
        <draw:rect draw:style-name="gr9" draw:text-style-name="P5" draw:layer="layout" svg:width="0.275cm" svg:height="0.25cm" svg:x="13.925cm" svg:y="2.7cm">
          <text:p text:style-name="P5">X</text:p>
        </draw:rect>
        <draw:rect draw:style-name="gr9" draw:text-style-name="P5" draw:layer="layout" svg:width="0.275cm" svg:height="0.25cm" svg:x="13.1cm" svg:y="2.95cm">
          <text:p text:style-name="P5">O</text:p>
        </draw:rect>
        <draw:rect draw:style-name="gr9" draw:text-style-name="P5" draw:layer="layout" svg:width="0.275cm" svg:height="0.25cm" svg:x="13.375cm" svg:y="2.95cm">
          <text:p text:style-name="P5">X</text:p>
        </draw:rect>
        <draw:rect draw:style-name="gr9" draw:text-style-name="P5" draw:layer="layout" svg:width="0.275cm" svg:height="0.25cm" svg:x="13.65cm" svg:y="2.95cm">
          <text:p text:style-name="P5">X</text:p>
        </draw:rect>
        <draw:rect draw:style-name="gr9" draw:text-style-name="P5" draw:layer="layout" svg:width="0.275cm" svg:height="0.25cm" svg:x="13.925cm" svg:y="2.95cm">
          <text:p text:style-name="P5">X</text:p>
        </draw:rect>
        <draw:rect draw:style-name="gr9" draw:text-style-name="P5" draw:layer="layout" svg:width="0.275cm" svg:height="0.25cm" svg:x="13.1cm" svg:y="3.2cm">
          <text:p text:style-name="P5">X</text:p>
        </draw:rect>
        <draw:rect draw:style-name="gr9" draw:text-style-name="P5" draw:layer="layout" svg:width="0.275cm" svg:height="0.25cm" svg:x="13.375cm" svg:y="3.2cm">
          <text:p/>
        </draw:rect>
        <draw:rect draw:style-name="gr9" draw:text-style-name="P5" draw:layer="layout" svg:width="0.275cm" svg:height="0.25cm" svg:x="13.65cm" svg:y="3.2cm">
          <text:p text:style-name="P5">X</text:p>
        </draw:rect>
        <draw:rect draw:style-name="gr9" draw:text-style-name="P5" draw:layer="layout" svg:width="0.275cm" svg:height="0.25cm" svg:x="13.925cm" svg:y="3.2cm">
          <text:p/>
        </draw:rect>
        <draw:rect draw:style-name="gr9" draw:text-style-name="P5" draw:layer="layout" svg:width="0.275cm" svg:height="0.25cm" svg:x="13.1cm" svg:y="3.45cm">
          <text:p text:style-name="P5">X</text:p>
        </draw:rect>
        <draw:rect draw:style-name="gr9" draw:text-style-name="P5" draw:layer="layout" svg:width="0.275cm" svg:height="0.25cm" svg:x="13.375cm" svg:y="3.45cm">
          <text:p text:style-name="P5">O</text:p>
        </draw:rect>
        <draw:rect draw:style-name="gr9" draw:text-style-name="P5" draw:layer="layout" svg:width="0.275cm" svg:height="0.25cm" svg:x="13.65cm" svg:y="3.45cm">
          <text:p text:style-name="P5">O</text:p>
        </draw:rect>
        <draw:rect draw:style-name="gr9" draw:text-style-name="P5" draw:layer="layout" svg:width="0.275cm" svg:height="0.25cm" svg:x="13.925cm" svg:y="3.45cm">
          <text:p/>
        </draw:rect>
        <draw:rect draw:style-name="gr9" draw:text-style-name="P5" draw:layer="layout" svg:width="0.275cm" svg:height="0.25cm" svg:x="14.7cm" svg:y="2.7cm">
          <text:p text:style-name="P5">O</text:p>
        </draw:rect>
        <draw:rect draw:style-name="gr9" draw:text-style-name="P5" draw:layer="layout" svg:width="0.275cm" svg:height="0.25cm" svg:x="14.975cm" svg:y="2.7cm">
          <text:p text:style-name="P5">O</text:p>
        </draw:rect>
        <draw:rect draw:style-name="gr9" draw:text-style-name="P5" draw:layer="layout" svg:width="0.275cm" svg:height="0.25cm" svg:x="15.25cm" svg:y="2.7cm">
          <text:p text:style-name="P5">O</text:p>
        </draw:rect>
        <draw:rect draw:style-name="gr9" draw:text-style-name="P5" draw:layer="layout" svg:width="0.275cm" svg:height="0.25cm" svg:x="15.525cm" svg:y="2.7cm">
          <text:p text:style-name="P5">X</text:p>
        </draw:rect>
        <draw:rect draw:style-name="gr9" draw:text-style-name="P5" draw:layer="layout" svg:width="0.275cm" svg:height="0.25cm" svg:x="14.7cm" svg:y="2.95cm">
          <text:p text:style-name="P5">O</text:p>
        </draw:rect>
        <draw:rect draw:style-name="gr9" draw:text-style-name="P5" draw:layer="layout" svg:width="0.275cm" svg:height="0.25cm" svg:x="14.975cm" svg:y="2.95cm">
          <text:p text:style-name="P5">X</text:p>
        </draw:rect>
        <draw:rect draw:style-name="gr9" draw:text-style-name="P5" draw:layer="layout" svg:width="0.275cm" svg:height="0.25cm" svg:x="15.25cm" svg:y="2.95cm">
          <text:p text:style-name="P5">X</text:p>
        </draw:rect>
        <draw:rect draw:style-name="gr9" draw:text-style-name="P5" draw:layer="layout" svg:width="0.275cm" svg:height="0.25cm" svg:x="15.525cm" svg:y="2.95cm">
          <text:p text:style-name="P5">X</text:p>
        </draw:rect>
        <draw:rect draw:style-name="gr9" draw:text-style-name="P5" draw:layer="layout" svg:width="0.275cm" svg:height="0.25cm" svg:x="14.7cm" svg:y="3.2cm">
          <text:p text:style-name="P5">X</text:p>
        </draw:rect>
        <draw:rect draw:style-name="gr9" draw:text-style-name="P5" draw:layer="layout" svg:width="0.275cm" svg:height="0.25cm" svg:x="14.975cm" svg:y="3.2cm">
          <text:p/>
        </draw:rect>
        <draw:rect draw:style-name="gr9" draw:text-style-name="P5" draw:layer="layout" svg:width="0.275cm" svg:height="0.25cm" svg:x="15.25cm" svg:y="3.2cm">
          <text:p text:style-name="P5">X</text:p>
        </draw:rect>
        <draw:rect draw:style-name="gr9" draw:text-style-name="P5" draw:layer="layout" svg:width="0.275cm" svg:height="0.25cm" svg:x="15.525cm" svg:y="3.2cm">
          <text:p/>
        </draw:rect>
        <draw:rect draw:style-name="gr9" draw:text-style-name="P5" draw:layer="layout" svg:width="0.275cm" svg:height="0.25cm" svg:x="14.7cm" svg:y="3.45cm">
          <text:p/>
        </draw:rect>
        <draw:rect draw:style-name="gr9" draw:text-style-name="P5" draw:layer="layout" svg:width="0.275cm" svg:height="0.25cm" svg:x="14.975cm" svg:y="3.45cm">
          <text:p text:style-name="P5">O</text:p>
        </draw:rect>
        <draw:rect draw:style-name="gr9" draw:text-style-name="P5" draw:layer="layout" svg:width="0.275cm" svg:height="0.25cm" svg:x="15.25cm" svg:y="3.45cm">
          <text:p text:style-name="P5">O</text:p>
        </draw:rect>
        <draw:rect draw:style-name="gr9" draw:text-style-name="P5" draw:layer="layout" svg:width="0.275cm" svg:height="0.25cm" svg:x="15.525cm" svg:y="3.45cm">
          <text:p text:style-name="P5">X</text:p>
        </draw:rect>
        <draw:custom-shape draw:style-name="gr5" draw:text-style-name="P2" draw:layer="layout" svg:width="0.4cm" svg:height="0.2cm" draw:transform="rotate (-1.57079632679579) translate (9.8cm 3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2" draw:layer="layout" svg:x1="9.5cm" svg:y1="4cm" svg:x2="16cm" svg:y2="4cm">
          <text:p/>
        </draw:line>
        <draw:rect draw:style-name="gr7" draw:text-style-name="P1" draw:layer="layout" svg:width="0.275cm" svg:height="0.25cm" svg:x="12.3cm" svg:y="1.4cm">
          <text:p text:style-name="P1">O</text:p>
        </draw:rect>
        <draw:rect draw:style-name="gr7" draw:text-style-name="P1" draw:layer="layout" svg:width="0.275cm" svg:height="0.25cm" svg:x="12.575cm" svg:y="1.4cm">
          <text:p text:style-name="P1">O</text:p>
        </draw:rect>
        <draw:rect draw:style-name="gr7" draw:text-style-name="P1" draw:layer="layout" svg:width="0.275cm" svg:height="0.25cm" svg:x="12.85cm" svg:y="1.4cm">
          <text:p text:style-name="P1">O</text:p>
        </draw:rect>
        <draw:rect draw:style-name="gr7" draw:text-style-name="P1" draw:layer="layout" svg:width="0.275cm" svg:height="0.25cm" svg:x="13.125cm" svg:y="1.4cm">
          <text:p text:style-name="P1">X</text:p>
        </draw:rect>
        <draw:rect draw:style-name="gr7" draw:text-style-name="P1" draw:layer="layout" svg:width="0.275cm" svg:height="0.25cm" svg:x="12.3cm" svg:y="1.65cm">
          <text:p text:style-name="P1">O</text:p>
        </draw:rect>
        <draw:rect draw:style-name="gr7" draw:text-style-name="P1" draw:layer="layout" svg:width="0.275cm" svg:height="0.25cm" svg:x="12.575cm" svg:y="1.65cm">
          <text:p text:style-name="P1">X</text:p>
        </draw:rect>
        <draw:rect draw:style-name="gr7" draw:text-style-name="P1" draw:layer="layout" svg:width="0.275cm" svg:height="0.25cm" svg:x="12.85cm" svg:y="1.65cm">
          <text:p text:style-name="P1">X</text:p>
        </draw:rect>
        <draw:rect draw:style-name="gr7" draw:text-style-name="P1" draw:layer="layout" svg:width="0.275cm" svg:height="0.25cm" svg:x="13.125cm" svg:y="1.65cm">
          <text:p text:style-name="P1">X</text:p>
        </draw:rect>
        <draw:rect draw:style-name="gr7" draw:text-style-name="P1" draw:layer="layout" svg:width="0.275cm" svg:height="0.25cm" svg:x="12.3cm" svg:y="1.9cm">
          <text:p text:style-name="P1">X</text:p>
        </draw:rect>
        <draw:rect draw:style-name="gr7" draw:text-style-name="P1" draw:layer="layout" svg:width="0.275cm" svg:height="0.25cm" svg:x="12.575cm" svg:y="1.9cm">
          <text:p/>
        </draw:rect>
        <draw:rect draw:style-name="gr7" draw:text-style-name="P1" draw:layer="layout" svg:width="0.275cm" svg:height="0.25cm" svg:x="12.85cm" svg:y="1.9cm">
          <text:p text:style-name="P1">X</text:p>
        </draw:rect>
        <draw:rect draw:style-name="gr7" draw:text-style-name="P1" draw:layer="layout" svg:width="0.275cm" svg:height="0.25cm" svg:x="13.125cm" svg:y="1.9cm">
          <text:p/>
        </draw:rect>
        <draw:rect draw:style-name="gr7" draw:text-style-name="P1" draw:layer="layout" svg:width="0.275cm" svg:height="0.25cm" svg:x="12.3cm" svg:y="2.15cm">
          <text:p/>
        </draw:rect>
        <draw:rect draw:style-name="gr7" draw:text-style-name="P1" draw:layer="layout" svg:width="0.275cm" svg:height="0.25cm" svg:x="12.575cm" svg:y="2.15cm">
          <text:p text:style-name="P1">O</text:p>
        </draw:rect>
        <draw:rect draw:style-name="gr7" draw:text-style-name="P1" draw:layer="layout" svg:width="0.275cm" svg:height="0.25cm" svg:x="12.85cm" svg:y="2.15cm">
          <text:p text:style-name="P1">O</text:p>
        </draw:rect>
        <draw:rect draw:style-name="gr7" draw:text-style-name="P1" draw:layer="layout" svg:width="0.275cm" svg:height="0.25cm" svg:x="13.125cm" svg:y="2.15cm">
          <text:p/>
        </draw:rect>
        <draw:rect draw:style-name="gr9" draw:text-style-name="P5" draw:layer="layout" svg:width="0.275cm" svg:height="0.25cm" svg:x="9.9cm" svg:y="2.7cm">
          <text:p text:style-name="P5">O</text:p>
        </draw:rect>
        <draw:rect draw:style-name="gr9" draw:text-style-name="P5" draw:layer="layout" svg:width="0.275cm" svg:height="0.25cm" svg:x="10.175cm" svg:y="2.7cm">
          <text:p text:style-name="P5">O</text:p>
        </draw:rect>
        <draw:rect draw:style-name="gr9" draw:text-style-name="P5" draw:layer="layout" svg:width="0.275cm" svg:height="0.25cm" svg:x="10.45cm" svg:y="2.7cm">
          <text:p text:style-name="P5">O</text:p>
        </draw:rect>
        <draw:rect draw:style-name="gr9" draw:text-style-name="P5" draw:layer="layout" svg:width="0.275cm" svg:height="0.25cm" svg:x="10.725cm" svg:y="2.7cm">
          <text:p text:style-name="P5">X</text:p>
        </draw:rect>
        <draw:rect draw:style-name="gr9" draw:text-style-name="P5" draw:layer="layout" svg:width="0.275cm" svg:height="0.25cm" svg:x="9.9cm" svg:y="2.95cm">
          <text:p text:style-name="P5">O</text:p>
        </draw:rect>
        <draw:rect draw:style-name="gr9" draw:text-style-name="P5" draw:layer="layout" svg:width="0.275cm" svg:height="0.25cm" svg:x="10.175cm" svg:y="2.95cm">
          <text:p text:style-name="P5">X</text:p>
        </draw:rect>
        <draw:rect draw:style-name="gr9" draw:text-style-name="P5" draw:layer="layout" svg:width="0.275cm" svg:height="0.25cm" svg:x="10.45cm" svg:y="2.95cm">
          <text:p text:style-name="P5">X</text:p>
        </draw:rect>
        <draw:rect draw:style-name="gr9" draw:text-style-name="P5" draw:layer="layout" svg:width="0.275cm" svg:height="0.25cm" svg:x="10.725cm" svg:y="2.95cm">
          <text:p text:style-name="P5">X</text:p>
        </draw:rect>
        <draw:rect draw:style-name="gr9" draw:text-style-name="P5" draw:layer="layout" svg:width="0.275cm" svg:height="0.25cm" svg:x="9.9cm" svg:y="3.2cm">
          <text:p text:style-name="P5">X</text:p>
        </draw:rect>
        <draw:rect draw:style-name="gr9" draw:text-style-name="P5" draw:layer="layout" svg:width="0.275cm" svg:height="0.25cm" svg:x="10.175cm" svg:y="3.2cm">
          <text:p text:style-name="P5">X</text:p>
        </draw:rect>
        <draw:rect draw:style-name="gr9" draw:text-style-name="P5" draw:layer="layout" svg:width="0.275cm" svg:height="0.25cm" svg:x="10.45cm" svg:y="3.2cm">
          <text:p text:style-name="P5">X</text:p>
        </draw:rect>
        <draw:rect draw:style-name="gr9" draw:text-style-name="P5" draw:layer="layout" svg:width="0.275cm" svg:height="0.25cm" svg:x="10.725cm" svg:y="3.2cm">
          <text:p/>
        </draw:rect>
        <draw:rect draw:style-name="gr9" draw:text-style-name="P5" draw:layer="layout" svg:width="0.275cm" svg:height="0.25cm" svg:x="9.9cm" svg:y="3.45cm">
          <text:p/>
        </draw:rect>
        <draw:rect draw:style-name="gr9" draw:text-style-name="P5" draw:layer="layout" svg:width="0.275cm" svg:height="0.25cm" svg:x="10.175cm" svg:y="3.45cm">
          <text:p text:style-name="P5">O</text:p>
        </draw:rect>
        <draw:rect draw:style-name="gr9" draw:text-style-name="P5" draw:layer="layout" svg:width="0.275cm" svg:height="0.25cm" svg:x="10.45cm" svg:y="3.45cm">
          <text:p text:style-name="P5">O</text:p>
        </draw:rect>
        <draw:rect draw:style-name="gr9" draw:text-style-name="P5" draw:layer="layout" svg:width="0.275cm" svg:height="0.25cm" svg:x="10.725cm" svg:y="3.45cm">
          <text:p/>
        </draw:rect>
        <draw:rect draw:style-name="gr9" draw:text-style-name="P5" draw:layer="layout" svg:width="0.275cm" svg:height="0.25cm" svg:x="11.5cm" svg:y="2.7cm">
          <text:p text:style-name="P5">O</text:p>
        </draw:rect>
        <draw:rect draw:style-name="gr9" draw:text-style-name="P5" draw:layer="layout" svg:width="0.275cm" svg:height="0.25cm" svg:x="11.775cm" svg:y="2.7cm">
          <text:p text:style-name="P5">O</text:p>
        </draw:rect>
        <draw:rect draw:style-name="gr9" draw:text-style-name="P5" draw:layer="layout" svg:width="0.275cm" svg:height="0.25cm" svg:x="12.05cm" svg:y="2.7cm">
          <text:p text:style-name="P5">O</text:p>
        </draw:rect>
        <draw:rect draw:style-name="gr9" draw:text-style-name="P5" draw:layer="layout" svg:width="0.275cm" svg:height="0.25cm" svg:x="12.325cm" svg:y="2.7cm">
          <text:p text:style-name="P5">X</text:p>
        </draw:rect>
        <draw:rect draw:style-name="gr9" draw:text-style-name="P5" draw:layer="layout" svg:width="0.275cm" svg:height="0.25cm" svg:x="11.5cm" svg:y="2.95cm">
          <text:p text:style-name="P5">O</text:p>
        </draw:rect>
        <draw:rect draw:style-name="gr9" draw:text-style-name="P5" draw:layer="layout" svg:width="0.275cm" svg:height="0.25cm" svg:x="11.775cm" svg:y="2.95cm">
          <text:p text:style-name="P5">X</text:p>
        </draw:rect>
        <draw:rect draw:style-name="gr9" draw:text-style-name="P5" draw:layer="layout" svg:width="0.275cm" svg:height="0.25cm" svg:x="12.05cm" svg:y="2.95cm">
          <text:p text:style-name="P5">X</text:p>
        </draw:rect>
        <draw:rect draw:style-name="gr9" draw:text-style-name="P5" draw:layer="layout" svg:width="0.275cm" svg:height="0.25cm" svg:x="12.325cm" svg:y="2.95cm">
          <text:p text:style-name="P5">X</text:p>
        </draw:rect>
        <draw:rect draw:style-name="gr9" draw:text-style-name="P5" draw:layer="layout" svg:width="0.275cm" svg:height="0.25cm" svg:x="11.5cm" svg:y="3.2cm">
          <text:p text:style-name="P5">X</text:p>
        </draw:rect>
        <draw:rect draw:style-name="gr9" draw:text-style-name="P5" draw:layer="layout" svg:width="0.275cm" svg:height="0.25cm" svg:x="11.775cm" svg:y="3.2cm">
          <text:p/>
        </draw:rect>
        <draw:rect draw:style-name="gr9" draw:text-style-name="P5" draw:layer="layout" svg:width="0.275cm" svg:height="0.25cm" svg:x="12.05cm" svg:y="3.2cm">
          <text:p text:style-name="P5">X</text:p>
        </draw:rect>
        <draw:rect draw:style-name="gr9" draw:text-style-name="P5" draw:layer="layout" svg:width="0.275cm" svg:height="0.25cm" svg:x="12.325cm" svg:y="3.2cm">
          <text:p text:style-name="P5">X</text:p>
        </draw:rect>
        <draw:rect draw:style-name="gr9" draw:text-style-name="P5" draw:layer="layout" svg:width="0.275cm" svg:height="0.25cm" svg:x="11.5cm" svg:y="3.45cm">
          <text:p/>
        </draw:rect>
        <draw:rect draw:style-name="gr9" draw:text-style-name="P5" draw:layer="layout" svg:width="0.275cm" svg:height="0.25cm" svg:x="11.775cm" svg:y="3.45cm">
          <text:p text:style-name="P5">O</text:p>
        </draw:rect>
        <draw:rect draw:style-name="gr9" draw:text-style-name="P5" draw:layer="layout" svg:width="0.275cm" svg:height="0.25cm" svg:x="12.05cm" svg:y="3.45cm">
          <text:p text:style-name="P5">O</text:p>
        </draw:rect>
        <draw:rect draw:style-name="gr9" draw:text-style-name="P5" draw:layer="layout" svg:width="0.275cm" svg:height="0.25cm" svg:x="12.325cm" svg:y="3.45cm">
          <text:p/>
        </draw:rect>
        <draw:rect draw:style-name="gr9" draw:text-style-name="P5" draw:layer="layout" svg:width="0.275cm" svg:height="0.25cm" svg:x="13.1cm" svg:y="2.7cm">
          <text:p text:style-name="P5">O</text:p>
        </draw:rect>
        <draw:rect draw:style-name="gr9" draw:text-style-name="P5" draw:layer="layout" svg:width="0.275cm" svg:height="0.25cm" svg:x="13.375cm" svg:y="2.7cm">
          <text:p text:style-name="P5">O</text:p>
        </draw:rect>
        <draw:rect draw:style-name="gr9" draw:text-style-name="P5" draw:layer="layout" svg:width="0.275cm" svg:height="0.25cm" svg:x="13.65cm" svg:y="2.7cm">
          <text:p text:style-name="P5">O</text:p>
        </draw:rect>
        <draw:rect draw:style-name="gr9" draw:text-style-name="P5" draw:layer="layout" svg:width="0.275cm" svg:height="0.25cm" svg:x="13.925cm" svg:y="2.7cm">
          <text:p text:style-name="P5">X</text:p>
        </draw:rect>
        <draw:rect draw:style-name="gr9" draw:text-style-name="P5" draw:layer="layout" svg:width="0.275cm" svg:height="0.25cm" svg:x="13.1cm" svg:y="2.95cm">
          <text:p text:style-name="P5">O</text:p>
        </draw:rect>
        <draw:rect draw:style-name="gr9" draw:text-style-name="P5" draw:layer="layout" svg:width="0.275cm" svg:height="0.25cm" svg:x="13.375cm" svg:y="2.95cm">
          <text:p text:style-name="P5">X</text:p>
        </draw:rect>
        <draw:rect draw:style-name="gr9" draw:text-style-name="P5" draw:layer="layout" svg:width="0.275cm" svg:height="0.25cm" svg:x="13.65cm" svg:y="2.95cm">
          <text:p text:style-name="P5">X</text:p>
        </draw:rect>
        <draw:rect draw:style-name="gr9" draw:text-style-name="P5" draw:layer="layout" svg:width="0.275cm" svg:height="0.25cm" svg:x="13.925cm" svg:y="2.95cm">
          <text:p text:style-name="P5">X</text:p>
        </draw:rect>
        <draw:rect draw:style-name="gr9" draw:text-style-name="P5" draw:layer="layout" svg:width="0.275cm" svg:height="0.25cm" svg:x="13.1cm" svg:y="3.2cm">
          <text:p text:style-name="P5">X</text:p>
        </draw:rect>
        <draw:rect draw:style-name="gr9" draw:text-style-name="P5" draw:layer="layout" svg:width="0.275cm" svg:height="0.25cm" svg:x="13.375cm" svg:y="3.2cm">
          <text:p/>
        </draw:rect>
        <draw:rect draw:style-name="gr9" draw:text-style-name="P5" draw:layer="layout" svg:width="0.275cm" svg:height="0.25cm" svg:x="13.65cm" svg:y="3.2cm">
          <text:p text:style-name="P5">X</text:p>
        </draw:rect>
        <draw:rect draw:style-name="gr9" draw:text-style-name="P5" draw:layer="layout" svg:width="0.275cm" svg:height="0.25cm" svg:x="13.925cm" svg:y="3.2cm">
          <text:p/>
        </draw:rect>
        <draw:rect draw:style-name="gr9" draw:text-style-name="P5" draw:layer="layout" svg:width="0.275cm" svg:height="0.25cm" svg:x="13.1cm" svg:y="3.45cm">
          <text:p text:style-name="P5">X</text:p>
        </draw:rect>
        <draw:rect draw:style-name="gr9" draw:text-style-name="P5" draw:layer="layout" svg:width="0.275cm" svg:height="0.25cm" svg:x="13.375cm" svg:y="3.45cm">
          <text:p text:style-name="P5">O</text:p>
        </draw:rect>
        <draw:rect draw:style-name="gr9" draw:text-style-name="P5" draw:layer="layout" svg:width="0.275cm" svg:height="0.25cm" svg:x="13.65cm" svg:y="3.45cm">
          <text:p text:style-name="P5">O</text:p>
        </draw:rect>
        <draw:rect draw:style-name="gr9" draw:text-style-name="P5" draw:layer="layout" svg:width="0.275cm" svg:height="0.25cm" svg:x="13.925cm" svg:y="3.45cm">
          <text:p/>
        </draw:rect>
        <draw:rect draw:style-name="gr9" draw:text-style-name="P5" draw:layer="layout" svg:width="0.275cm" svg:height="0.25cm" svg:x="14.7cm" svg:y="2.7cm">
          <text:p text:style-name="P5">O</text:p>
        </draw:rect>
        <draw:rect draw:style-name="gr9" draw:text-style-name="P5" draw:layer="layout" svg:width="0.275cm" svg:height="0.25cm" svg:x="14.975cm" svg:y="2.7cm">
          <text:p text:style-name="P5">O</text:p>
        </draw:rect>
        <draw:rect draw:style-name="gr9" draw:text-style-name="P5" draw:layer="layout" svg:width="0.275cm" svg:height="0.25cm" svg:x="15.25cm" svg:y="2.7cm">
          <text:p text:style-name="P5">O</text:p>
        </draw:rect>
        <draw:rect draw:style-name="gr9" draw:text-style-name="P5" draw:layer="layout" svg:width="0.275cm" svg:height="0.25cm" svg:x="15.525cm" svg:y="2.7cm">
          <text:p text:style-name="P5">X</text:p>
        </draw:rect>
        <draw:rect draw:style-name="gr9" draw:text-style-name="P5" draw:layer="layout" svg:width="0.275cm" svg:height="0.25cm" svg:x="14.7cm" svg:y="2.95cm">
          <text:p text:style-name="P5">O</text:p>
        </draw:rect>
        <draw:rect draw:style-name="gr9" draw:text-style-name="P5" draw:layer="layout" svg:width="0.275cm" svg:height="0.25cm" svg:x="14.975cm" svg:y="2.95cm">
          <text:p text:style-name="P5">X</text:p>
        </draw:rect>
        <draw:rect draw:style-name="gr9" draw:text-style-name="P5" draw:layer="layout" svg:width="0.275cm" svg:height="0.25cm" svg:x="15.25cm" svg:y="2.95cm">
          <text:p text:style-name="P5">X</text:p>
        </draw:rect>
        <draw:rect draw:style-name="gr9" draw:text-style-name="P5" draw:layer="layout" svg:width="0.275cm" svg:height="0.25cm" svg:x="15.525cm" svg:y="2.95cm">
          <text:p text:style-name="P5">X</text:p>
        </draw:rect>
        <draw:rect draw:style-name="gr9" draw:text-style-name="P5" draw:layer="layout" svg:width="0.275cm" svg:height="0.25cm" svg:x="14.7cm" svg:y="3.2cm">
          <text:p text:style-name="P5">X</text:p>
        </draw:rect>
        <draw:rect draw:style-name="gr9" draw:text-style-name="P5" draw:layer="layout" svg:width="0.275cm" svg:height="0.25cm" svg:x="14.975cm" svg:y="3.2cm">
          <text:p/>
        </draw:rect>
        <draw:rect draw:style-name="gr9" draw:text-style-name="P5" draw:layer="layout" svg:width="0.275cm" svg:height="0.25cm" svg:x="15.25cm" svg:y="3.2cm">
          <text:p text:style-name="P5">X</text:p>
        </draw:rect>
        <draw:rect draw:style-name="gr9" draw:text-style-name="P5" draw:layer="layout" svg:width="0.275cm" svg:height="0.25cm" svg:x="15.525cm" svg:y="3.2cm">
          <text:p/>
        </draw:rect>
        <draw:rect draw:style-name="gr9" draw:text-style-name="P5" draw:layer="layout" svg:width="0.275cm" svg:height="0.25cm" svg:x="14.7cm" svg:y="3.45cm">
          <text:p/>
        </draw:rect>
        <draw:rect draw:style-name="gr9" draw:text-style-name="P5" draw:layer="layout" svg:width="0.275cm" svg:height="0.25cm" svg:x="14.975cm" svg:y="3.45cm">
          <text:p text:style-name="P5">O</text:p>
        </draw:rect>
        <draw:rect draw:style-name="gr9" draw:text-style-name="P5" draw:layer="layout" svg:width="0.275cm" svg:height="0.25cm" svg:x="15.25cm" svg:y="3.45cm">
          <text:p text:style-name="P5">O</text:p>
        </draw:rect>
        <draw:rect draw:style-name="gr9" draw:text-style-name="P5" draw:layer="layout" svg:width="0.275cm" svg:height="0.25cm" svg:x="15.525cm" svg:y="3.45cm">
          <text:p text:style-name="P5">X</text:p>
        </draw:rect>
        <draw:line draw:style-name="gr6" draw:text-style-name="P2" draw:layer="layout" svg:x1="9.5cm" svg:y1="4cm" svg:x2="16cm" svg:y2="4cm">
          <text:p/>
        </draw:line>
        <draw:rect draw:style-name="gr7" draw:text-style-name="P1" draw:layer="layout" svg:width="0.275cm" svg:height="0.25cm" svg:x="12.3cm" svg:y="1.4cm">
          <text:p text:style-name="P1">O</text:p>
        </draw:rect>
        <draw:rect draw:style-name="gr7" draw:text-style-name="P1" draw:layer="layout" svg:width="0.275cm" svg:height="0.25cm" svg:x="12.575cm" svg:y="1.4cm">
          <text:p text:style-name="P1">O</text:p>
        </draw:rect>
        <draw:rect draw:style-name="gr7" draw:text-style-name="P1" draw:layer="layout" svg:width="0.275cm" svg:height="0.25cm" svg:x="12.85cm" svg:y="1.4cm">
          <text:p text:style-name="P1">O</text:p>
        </draw:rect>
        <draw:rect draw:style-name="gr7" draw:text-style-name="P1" draw:layer="layout" svg:width="0.275cm" svg:height="0.25cm" svg:x="13.125cm" svg:y="1.4cm">
          <text:p text:style-name="P1">X</text:p>
        </draw:rect>
        <draw:rect draw:style-name="gr7" draw:text-style-name="P1" draw:layer="layout" svg:width="0.275cm" svg:height="0.25cm" svg:x="12.3cm" svg:y="1.65cm">
          <text:p text:style-name="P1">O</text:p>
        </draw:rect>
        <draw:rect draw:style-name="gr7" draw:text-style-name="P1" draw:layer="layout" svg:width="0.275cm" svg:height="0.25cm" svg:x="12.575cm" svg:y="1.65cm">
          <text:p text:style-name="P1">X</text:p>
        </draw:rect>
        <draw:rect draw:style-name="gr7" draw:text-style-name="P1" draw:layer="layout" svg:width="0.275cm" svg:height="0.25cm" svg:x="12.85cm" svg:y="1.65cm">
          <text:p text:style-name="P1">X</text:p>
        </draw:rect>
        <draw:rect draw:style-name="gr7" draw:text-style-name="P1" draw:layer="layout" svg:width="0.275cm" svg:height="0.25cm" svg:x="13.125cm" svg:y="1.65cm">
          <text:p text:style-name="P1">X</text:p>
        </draw:rect>
        <draw:rect draw:style-name="gr7" draw:text-style-name="P1" draw:layer="layout" svg:width="0.275cm" svg:height="0.25cm" svg:x="12.3cm" svg:y="1.9cm">
          <text:p text:style-name="P1">X</text:p>
        </draw:rect>
        <draw:rect draw:style-name="gr7" draw:text-style-name="P1" draw:layer="layout" svg:width="0.275cm" svg:height="0.25cm" svg:x="12.575cm" svg:y="1.9cm">
          <text:p/>
        </draw:rect>
        <draw:rect draw:style-name="gr7" draw:text-style-name="P1" draw:layer="layout" svg:width="0.275cm" svg:height="0.25cm" svg:x="12.85cm" svg:y="1.9cm">
          <text:p text:style-name="P1">X</text:p>
        </draw:rect>
        <draw:rect draw:style-name="gr7" draw:text-style-name="P1" draw:layer="layout" svg:width="0.275cm" svg:height="0.25cm" svg:x="13.125cm" svg:y="1.9cm">
          <text:p/>
        </draw:rect>
        <draw:rect draw:style-name="gr7" draw:text-style-name="P1" draw:layer="layout" svg:width="0.275cm" svg:height="0.25cm" svg:x="12.3cm" svg:y="2.15cm">
          <text:p/>
        </draw:rect>
        <draw:rect draw:style-name="gr7" draw:text-style-name="P1" draw:layer="layout" svg:width="0.275cm" svg:height="0.25cm" svg:x="12.575cm" svg:y="2.15cm">
          <text:p text:style-name="P1">O</text:p>
        </draw:rect>
        <draw:rect draw:style-name="gr7" draw:text-style-name="P1" draw:layer="layout" svg:width="0.275cm" svg:height="0.25cm" svg:x="12.85cm" svg:y="2.15cm">
          <text:p text:style-name="P1">O</text:p>
        </draw:rect>
        <draw:rect draw:style-name="gr7" draw:text-style-name="P1" draw:layer="layout" svg:width="0.275cm" svg:height="0.25cm" svg:x="13.125cm" svg:y="2.15cm">
          <text:p/>
        </draw:rect>
        <draw:rect draw:style-name="gr9" draw:text-style-name="P5" draw:layer="layout" svg:width="0.275cm" svg:height="0.25cm" svg:x="9.9cm" svg:y="2.7cm">
          <text:p text:style-name="P5">O</text:p>
        </draw:rect>
        <draw:rect draw:style-name="gr9" draw:text-style-name="P5" draw:layer="layout" svg:width="0.275cm" svg:height="0.25cm" svg:x="10.175cm" svg:y="2.7cm">
          <text:p text:style-name="P5">O</text:p>
        </draw:rect>
        <draw:rect draw:style-name="gr9" draw:text-style-name="P5" draw:layer="layout" svg:width="0.275cm" svg:height="0.25cm" svg:x="10.45cm" svg:y="2.7cm">
          <text:p text:style-name="P5">O</text:p>
        </draw:rect>
        <draw:rect draw:style-name="gr9" draw:text-style-name="P5" draw:layer="layout" svg:width="0.275cm" svg:height="0.25cm" svg:x="10.725cm" svg:y="2.7cm">
          <text:p text:style-name="P5">X</text:p>
        </draw:rect>
        <draw:rect draw:style-name="gr9" draw:text-style-name="P5" draw:layer="layout" svg:width="0.275cm" svg:height="0.25cm" svg:x="9.9cm" svg:y="2.95cm">
          <text:p text:style-name="P5">O</text:p>
        </draw:rect>
        <draw:rect draw:style-name="gr9" draw:text-style-name="P5" draw:layer="layout" svg:width="0.275cm" svg:height="0.25cm" svg:x="10.175cm" svg:y="2.95cm">
          <text:p text:style-name="P5">X</text:p>
        </draw:rect>
        <draw:rect draw:style-name="gr9" draw:text-style-name="P5" draw:layer="layout" svg:width="0.275cm" svg:height="0.25cm" svg:x="10.45cm" svg:y="2.95cm">
          <text:p text:style-name="P5">X</text:p>
        </draw:rect>
        <draw:rect draw:style-name="gr9" draw:text-style-name="P5" draw:layer="layout" svg:width="0.275cm" svg:height="0.25cm" svg:x="10.725cm" svg:y="2.95cm">
          <text:p text:style-name="P5">X</text:p>
        </draw:rect>
        <draw:rect draw:style-name="gr9" draw:text-style-name="P5" draw:layer="layout" svg:width="0.275cm" svg:height="0.25cm" svg:x="9.9cm" svg:y="3.2cm">
          <text:p text:style-name="P5">X</text:p>
        </draw:rect>
        <draw:rect draw:style-name="gr9" draw:text-style-name="P5" draw:layer="layout" svg:width="0.275cm" svg:height="0.25cm" svg:x="10.175cm" svg:y="3.2cm">
          <text:p text:style-name="P5">X</text:p>
        </draw:rect>
        <draw:rect draw:style-name="gr9" draw:text-style-name="P5" draw:layer="layout" svg:width="0.275cm" svg:height="0.25cm" svg:x="10.45cm" svg:y="3.2cm">
          <text:p text:style-name="P5">X</text:p>
        </draw:rect>
        <draw:rect draw:style-name="gr9" draw:text-style-name="P5" draw:layer="layout" svg:width="0.275cm" svg:height="0.25cm" svg:x="10.725cm" svg:y="3.2cm">
          <text:p/>
        </draw:rect>
        <draw:rect draw:style-name="gr9" draw:text-style-name="P5" draw:layer="layout" svg:width="0.275cm" svg:height="0.25cm" svg:x="9.9cm" svg:y="3.45cm">
          <text:p/>
        </draw:rect>
        <draw:rect draw:style-name="gr9" draw:text-style-name="P5" draw:layer="layout" svg:width="0.275cm" svg:height="0.25cm" svg:x="10.175cm" svg:y="3.45cm">
          <text:p text:style-name="P5">O</text:p>
        </draw:rect>
        <draw:rect draw:style-name="gr9" draw:text-style-name="P5" draw:layer="layout" svg:width="0.275cm" svg:height="0.25cm" svg:x="10.45cm" svg:y="3.45cm">
          <text:p text:style-name="P5">O</text:p>
        </draw:rect>
        <draw:rect draw:style-name="gr9" draw:text-style-name="P5" draw:layer="layout" svg:width="0.275cm" svg:height="0.25cm" svg:x="10.725cm" svg:y="3.45cm">
          <text:p/>
        </draw:rect>
        <draw:rect draw:style-name="gr9" draw:text-style-name="P5" draw:layer="layout" svg:width="0.275cm" svg:height="0.25cm" svg:x="11.5cm" svg:y="2.7cm">
          <text:p text:style-name="P5">O</text:p>
        </draw:rect>
        <draw:rect draw:style-name="gr9" draw:text-style-name="P5" draw:layer="layout" svg:width="0.275cm" svg:height="0.25cm" svg:x="11.775cm" svg:y="2.7cm">
          <text:p text:style-name="P5">O</text:p>
        </draw:rect>
        <draw:rect draw:style-name="gr9" draw:text-style-name="P5" draw:layer="layout" svg:width="0.275cm" svg:height="0.25cm" svg:x="12.05cm" svg:y="2.7cm">
          <text:p text:style-name="P5">O</text:p>
        </draw:rect>
        <draw:rect draw:style-name="gr9" draw:text-style-name="P5" draw:layer="layout" svg:width="0.275cm" svg:height="0.25cm" svg:x="12.325cm" svg:y="2.7cm">
          <text:p text:style-name="P5">X</text:p>
        </draw:rect>
        <draw:rect draw:style-name="gr9" draw:text-style-name="P5" draw:layer="layout" svg:width="0.275cm" svg:height="0.25cm" svg:x="11.5cm" svg:y="2.95cm">
          <text:p text:style-name="P5">O</text:p>
        </draw:rect>
        <draw:rect draw:style-name="gr9" draw:text-style-name="P5" draw:layer="layout" svg:width="0.275cm" svg:height="0.25cm" svg:x="11.775cm" svg:y="2.95cm">
          <text:p text:style-name="P5">X</text:p>
        </draw:rect>
        <draw:rect draw:style-name="gr9" draw:text-style-name="P5" draw:layer="layout" svg:width="0.275cm" svg:height="0.25cm" svg:x="12.05cm" svg:y="2.95cm">
          <text:p text:style-name="P5">X</text:p>
        </draw:rect>
        <draw:rect draw:style-name="gr9" draw:text-style-name="P5" draw:layer="layout" svg:width="0.275cm" svg:height="0.25cm" svg:x="12.325cm" svg:y="2.95cm">
          <text:p text:style-name="P5">X</text:p>
        </draw:rect>
        <draw:rect draw:style-name="gr9" draw:text-style-name="P5" draw:layer="layout" svg:width="0.275cm" svg:height="0.25cm" svg:x="11.5cm" svg:y="3.2cm">
          <text:p text:style-name="P5">X</text:p>
        </draw:rect>
        <draw:rect draw:style-name="gr9" draw:text-style-name="P5" draw:layer="layout" svg:width="0.275cm" svg:height="0.25cm" svg:x="11.775cm" svg:y="3.2cm">
          <text:p/>
        </draw:rect>
        <draw:rect draw:style-name="gr9" draw:text-style-name="P5" draw:layer="layout" svg:width="0.275cm" svg:height="0.25cm" svg:x="12.05cm" svg:y="3.2cm">
          <text:p text:style-name="P5">X</text:p>
        </draw:rect>
        <draw:rect draw:style-name="gr9" draw:text-style-name="P5" draw:layer="layout" svg:width="0.275cm" svg:height="0.25cm" svg:x="12.325cm" svg:y="3.2cm">
          <text:p text:style-name="P5">X</text:p>
        </draw:rect>
        <draw:rect draw:style-name="gr9" draw:text-style-name="P5" draw:layer="layout" svg:width="0.275cm" svg:height="0.25cm" svg:x="11.5cm" svg:y="3.45cm">
          <text:p/>
        </draw:rect>
        <draw:rect draw:style-name="gr9" draw:text-style-name="P5" draw:layer="layout" svg:width="0.275cm" svg:height="0.25cm" svg:x="11.775cm" svg:y="3.45cm">
          <text:p text:style-name="P5">O</text:p>
        </draw:rect>
        <draw:rect draw:style-name="gr9" draw:text-style-name="P5" draw:layer="layout" svg:width="0.275cm" svg:height="0.25cm" svg:x="12.05cm" svg:y="3.45cm">
          <text:p text:style-name="P5">O</text:p>
        </draw:rect>
        <draw:rect draw:style-name="gr9" draw:text-style-name="P5" draw:layer="layout" svg:width="0.275cm" svg:height="0.25cm" svg:x="12.325cm" svg:y="3.45cm">
          <text:p/>
        </draw:rect>
        <draw:rect draw:style-name="gr9" draw:text-style-name="P5" draw:layer="layout" svg:width="0.275cm" svg:height="0.25cm" svg:x="13.1cm" svg:y="2.7cm">
          <text:p text:style-name="P5">O</text:p>
        </draw:rect>
        <draw:rect draw:style-name="gr9" draw:text-style-name="P5" draw:layer="layout" svg:width="0.275cm" svg:height="0.25cm" svg:x="13.375cm" svg:y="2.7cm">
          <text:p text:style-name="P5">O</text:p>
        </draw:rect>
        <draw:rect draw:style-name="gr9" draw:text-style-name="P5" draw:layer="layout" svg:width="0.275cm" svg:height="0.25cm" svg:x="13.65cm" svg:y="2.7cm">
          <text:p text:style-name="P5">O</text:p>
        </draw:rect>
        <draw:rect draw:style-name="gr9" draw:text-style-name="P5" draw:layer="layout" svg:width="0.275cm" svg:height="0.25cm" svg:x="13.925cm" svg:y="2.7cm">
          <text:p text:style-name="P5">X</text:p>
        </draw:rect>
        <draw:rect draw:style-name="gr9" draw:text-style-name="P5" draw:layer="layout" svg:width="0.275cm" svg:height="0.25cm" svg:x="13.1cm" svg:y="2.95cm">
          <text:p text:style-name="P5">O</text:p>
        </draw:rect>
        <draw:rect draw:style-name="gr9" draw:text-style-name="P5" draw:layer="layout" svg:width="0.275cm" svg:height="0.25cm" svg:x="13.375cm" svg:y="2.95cm">
          <text:p text:style-name="P5">X</text:p>
        </draw:rect>
        <draw:rect draw:style-name="gr9" draw:text-style-name="P5" draw:layer="layout" svg:width="0.275cm" svg:height="0.25cm" svg:x="13.65cm" svg:y="2.95cm">
          <text:p text:style-name="P5">X</text:p>
        </draw:rect>
        <draw:rect draw:style-name="gr9" draw:text-style-name="P5" draw:layer="layout" svg:width="0.275cm" svg:height="0.25cm" svg:x="13.925cm" svg:y="2.95cm">
          <text:p text:style-name="P5">X</text:p>
        </draw:rect>
        <draw:rect draw:style-name="gr9" draw:text-style-name="P5" draw:layer="layout" svg:width="0.275cm" svg:height="0.25cm" svg:x="13.1cm" svg:y="3.2cm">
          <text:p text:style-name="P5">X</text:p>
        </draw:rect>
        <draw:rect draw:style-name="gr9" draw:text-style-name="P5" draw:layer="layout" svg:width="0.275cm" svg:height="0.25cm" svg:x="13.375cm" svg:y="3.2cm">
          <text:p/>
        </draw:rect>
        <draw:rect draw:style-name="gr9" draw:text-style-name="P5" draw:layer="layout" svg:width="0.275cm" svg:height="0.25cm" svg:x="13.65cm" svg:y="3.2cm">
          <text:p text:style-name="P5">X</text:p>
        </draw:rect>
        <draw:rect draw:style-name="gr9" draw:text-style-name="P5" draw:layer="layout" svg:width="0.275cm" svg:height="0.25cm" svg:x="13.925cm" svg:y="3.2cm">
          <text:p/>
        </draw:rect>
        <draw:rect draw:style-name="gr9" draw:text-style-name="P5" draw:layer="layout" svg:width="0.275cm" svg:height="0.25cm" svg:x="13.1cm" svg:y="3.45cm">
          <text:p text:style-name="P5">X</text:p>
        </draw:rect>
        <draw:rect draw:style-name="gr9" draw:text-style-name="P5" draw:layer="layout" svg:width="0.275cm" svg:height="0.25cm" svg:x="13.375cm" svg:y="3.45cm">
          <text:p text:style-name="P5">O</text:p>
        </draw:rect>
        <draw:rect draw:style-name="gr9" draw:text-style-name="P5" draw:layer="layout" svg:width="0.275cm" svg:height="0.25cm" svg:x="13.65cm" svg:y="3.45cm">
          <text:p text:style-name="P5">O</text:p>
        </draw:rect>
        <draw:rect draw:style-name="gr9" draw:text-style-name="P5" draw:layer="layout" svg:width="0.275cm" svg:height="0.25cm" svg:x="13.925cm" svg:y="3.45cm">
          <text:p/>
        </draw:rect>
        <draw:rect draw:style-name="gr9" draw:text-style-name="P5" draw:layer="layout" svg:width="0.275cm" svg:height="0.25cm" svg:x="14.7cm" svg:y="2.7cm">
          <text:p text:style-name="P5">O</text:p>
        </draw:rect>
        <draw:rect draw:style-name="gr9" draw:text-style-name="P5" draw:layer="layout" svg:width="0.275cm" svg:height="0.25cm" svg:x="14.975cm" svg:y="2.7cm">
          <text:p text:style-name="P5">O</text:p>
        </draw:rect>
        <draw:rect draw:style-name="gr9" draw:text-style-name="P5" draw:layer="layout" svg:width="0.275cm" svg:height="0.25cm" svg:x="15.25cm" svg:y="2.7cm">
          <text:p text:style-name="P5">O</text:p>
        </draw:rect>
        <draw:rect draw:style-name="gr9" draw:text-style-name="P5" draw:layer="layout" svg:width="0.275cm" svg:height="0.25cm" svg:x="15.525cm" svg:y="2.7cm">
          <text:p text:style-name="P5">X</text:p>
        </draw:rect>
        <draw:rect draw:style-name="gr9" draw:text-style-name="P5" draw:layer="layout" svg:width="0.275cm" svg:height="0.25cm" svg:x="14.7cm" svg:y="2.95cm">
          <text:p text:style-name="P5">O</text:p>
        </draw:rect>
        <draw:rect draw:style-name="gr9" draw:text-style-name="P5" draw:layer="layout" svg:width="0.275cm" svg:height="0.25cm" svg:x="14.975cm" svg:y="2.95cm">
          <text:p text:style-name="P5">X</text:p>
        </draw:rect>
        <draw:rect draw:style-name="gr9" draw:text-style-name="P5" draw:layer="layout" svg:width="0.275cm" svg:height="0.25cm" svg:x="15.25cm" svg:y="2.95cm">
          <text:p text:style-name="P5">X</text:p>
        </draw:rect>
        <draw:rect draw:style-name="gr9" draw:text-style-name="P5" draw:layer="layout" svg:width="0.275cm" svg:height="0.25cm" svg:x="15.525cm" svg:y="2.95cm">
          <text:p text:style-name="P5">X</text:p>
        </draw:rect>
        <draw:rect draw:style-name="gr9" draw:text-style-name="P5" draw:layer="layout" svg:width="0.275cm" svg:height="0.25cm" svg:x="14.7cm" svg:y="3.2cm">
          <text:p text:style-name="P5">X</text:p>
        </draw:rect>
        <draw:rect draw:style-name="gr9" draw:text-style-name="P5" draw:layer="layout" svg:width="0.275cm" svg:height="0.25cm" svg:x="14.975cm" svg:y="3.2cm">
          <text:p/>
        </draw:rect>
        <draw:rect draw:style-name="gr9" draw:text-style-name="P5" draw:layer="layout" svg:width="0.275cm" svg:height="0.25cm" svg:x="15.25cm" svg:y="3.2cm">
          <text:p text:style-name="P5">X</text:p>
        </draw:rect>
        <draw:rect draw:style-name="gr9" draw:text-style-name="P5" draw:layer="layout" svg:width="0.275cm" svg:height="0.25cm" svg:x="15.525cm" svg:y="3.2cm">
          <text:p/>
        </draw:rect>
        <draw:rect draw:style-name="gr9" draw:text-style-name="P5" draw:layer="layout" svg:width="0.275cm" svg:height="0.25cm" svg:x="14.7cm" svg:y="3.45cm">
          <text:p/>
        </draw:rect>
        <draw:rect draw:style-name="gr9" draw:text-style-name="P5" draw:layer="layout" svg:width="0.275cm" svg:height="0.25cm" svg:x="14.975cm" svg:y="3.45cm">
          <text:p text:style-name="P5">O</text:p>
        </draw:rect>
        <draw:rect draw:style-name="gr9" draw:text-style-name="P5" draw:layer="layout" svg:width="0.275cm" svg:height="0.25cm" svg:x="15.25cm" svg:y="3.45cm">
          <text:p text:style-name="P5">O</text:p>
        </draw:rect>
        <draw:rect draw:style-name="gr9" draw:text-style-name="P5" draw:layer="layout" svg:width="0.275cm" svg:height="0.25cm" svg:x="15.525cm" svg:y="3.45cm">
          <text:p text:style-name="P5">X</text:p>
        </draw:rect>
        <draw:rect draw:style-name="gr7" draw:text-style-name="P1" draw:layer="layout" svg:width="0.275cm" svg:height="0.25cm" svg:x="12.3cm" svg:y="1.4cm">
          <text:p text:style-name="P1">O</text:p>
        </draw:rect>
        <draw:rect draw:style-name="gr7" draw:text-style-name="P1" draw:layer="layout" svg:width="0.275cm" svg:height="0.25cm" svg:x="12.575cm" svg:y="1.4cm">
          <text:p text:style-name="P1">O</text:p>
        </draw:rect>
        <draw:rect draw:style-name="gr7" draw:text-style-name="P1" draw:layer="layout" svg:width="0.275cm" svg:height="0.25cm" svg:x="12.85cm" svg:y="1.4cm">
          <text:p text:style-name="P1">O</text:p>
        </draw:rect>
        <draw:rect draw:style-name="gr7" draw:text-style-name="P1" draw:layer="layout" svg:width="0.275cm" svg:height="0.25cm" svg:x="13.125cm" svg:y="1.4cm">
          <text:p text:style-name="P1">X</text:p>
        </draw:rect>
        <draw:rect draw:style-name="gr7" draw:text-style-name="P1" draw:layer="layout" svg:width="0.275cm" svg:height="0.25cm" svg:x="12.3cm" svg:y="1.65cm">
          <text:p text:style-name="P1">O</text:p>
        </draw:rect>
        <draw:rect draw:style-name="gr7" draw:text-style-name="P1" draw:layer="layout" svg:width="0.275cm" svg:height="0.25cm" svg:x="12.575cm" svg:y="1.65cm">
          <text:p text:style-name="P1">X</text:p>
        </draw:rect>
        <draw:rect draw:style-name="gr7" draw:text-style-name="P1" draw:layer="layout" svg:width="0.275cm" svg:height="0.25cm" svg:x="12.85cm" svg:y="1.65cm">
          <text:p text:style-name="P1">X</text:p>
        </draw:rect>
        <draw:rect draw:style-name="gr7" draw:text-style-name="P1" draw:layer="layout" svg:width="0.275cm" svg:height="0.25cm" svg:x="13.125cm" svg:y="1.65cm">
          <text:p text:style-name="P1">X</text:p>
        </draw:rect>
        <draw:rect draw:style-name="gr7" draw:text-style-name="P1" draw:layer="layout" svg:width="0.275cm" svg:height="0.25cm" svg:x="12.3cm" svg:y="1.9cm">
          <text:p text:style-name="P1">X</text:p>
        </draw:rect>
        <draw:rect draw:style-name="gr7" draw:text-style-name="P1" draw:layer="layout" svg:width="0.275cm" svg:height="0.25cm" svg:x="12.575cm" svg:y="1.9cm">
          <text:p/>
        </draw:rect>
        <draw:rect draw:style-name="gr7" draw:text-style-name="P1" draw:layer="layout" svg:width="0.275cm" svg:height="0.25cm" svg:x="12.85cm" svg:y="1.9cm">
          <text:p text:style-name="P1">X</text:p>
        </draw:rect>
        <draw:rect draw:style-name="gr7" draw:text-style-name="P1" draw:layer="layout" svg:width="0.275cm" svg:height="0.25cm" svg:x="13.125cm" svg:y="1.9cm">
          <text:p/>
        </draw:rect>
        <draw:rect draw:style-name="gr7" draw:text-style-name="P1" draw:layer="layout" svg:width="0.275cm" svg:height="0.25cm" svg:x="12.3cm" svg:y="2.15cm">
          <text:p/>
        </draw:rect>
        <draw:rect draw:style-name="gr7" draw:text-style-name="P1" draw:layer="layout" svg:width="0.275cm" svg:height="0.25cm" svg:x="12.575cm" svg:y="2.15cm">
          <text:p text:style-name="P1">O</text:p>
        </draw:rect>
        <draw:rect draw:style-name="gr7" draw:text-style-name="P1" draw:layer="layout" svg:width="0.275cm" svg:height="0.25cm" svg:x="12.85cm" svg:y="2.15cm">
          <text:p text:style-name="P1">O</text:p>
        </draw:rect>
        <draw:rect draw:style-name="gr7" draw:text-style-name="P1" draw:layer="layout" svg:width="0.275cm" svg:height="0.25cm" svg:x="13.125cm" svg:y="2.15cm">
          <text:p/>
        </draw:rect>
        <draw:rect draw:style-name="gr9" draw:text-style-name="P5" draw:layer="layout" svg:width="0.275cm" svg:height="0.25cm" svg:x="9.9cm" svg:y="2.7cm">
          <text:p text:style-name="P5">O</text:p>
        </draw:rect>
        <draw:rect draw:style-name="gr9" draw:text-style-name="P5" draw:layer="layout" svg:width="0.275cm" svg:height="0.25cm" svg:x="10.175cm" svg:y="2.7cm">
          <text:p text:style-name="P5">O</text:p>
        </draw:rect>
        <draw:rect draw:style-name="gr9" draw:text-style-name="P5" draw:layer="layout" svg:width="0.275cm" svg:height="0.25cm" svg:x="10.45cm" svg:y="2.7cm">
          <text:p text:style-name="P5">O</text:p>
        </draw:rect>
        <draw:rect draw:style-name="gr9" draw:text-style-name="P5" draw:layer="layout" svg:width="0.275cm" svg:height="0.25cm" svg:x="10.725cm" svg:y="2.7cm">
          <text:p text:style-name="P5">X</text:p>
        </draw:rect>
        <draw:rect draw:style-name="gr9" draw:text-style-name="P5" draw:layer="layout" svg:width="0.275cm" svg:height="0.25cm" svg:x="9.9cm" svg:y="2.95cm">
          <text:p text:style-name="P5">O</text:p>
        </draw:rect>
        <draw:rect draw:style-name="gr9" draw:text-style-name="P5" draw:layer="layout" svg:width="0.275cm" svg:height="0.25cm" svg:x="10.175cm" svg:y="2.95cm">
          <text:p text:style-name="P5">X</text:p>
        </draw:rect>
        <draw:rect draw:style-name="gr9" draw:text-style-name="P5" draw:layer="layout" svg:width="0.275cm" svg:height="0.25cm" svg:x="10.45cm" svg:y="2.95cm">
          <text:p text:style-name="P5">X</text:p>
        </draw:rect>
        <draw:rect draw:style-name="gr9" draw:text-style-name="P5" draw:layer="layout" svg:width="0.275cm" svg:height="0.25cm" svg:x="10.725cm" svg:y="2.95cm">
          <text:p text:style-name="P5">X</text:p>
        </draw:rect>
        <draw:rect draw:style-name="gr9" draw:text-style-name="P5" draw:layer="layout" svg:width="0.275cm" svg:height="0.25cm" svg:x="9.9cm" svg:y="3.2cm">
          <text:p text:style-name="P5">X</text:p>
        </draw:rect>
        <draw:rect draw:style-name="gr9" draw:text-style-name="P5" draw:layer="layout" svg:width="0.275cm" svg:height="0.25cm" svg:x="10.175cm" svg:y="3.2cm">
          <text:p text:style-name="P5">X</text:p>
        </draw:rect>
        <draw:rect draw:style-name="gr9" draw:text-style-name="P5" draw:layer="layout" svg:width="0.275cm" svg:height="0.25cm" svg:x="10.45cm" svg:y="3.2cm">
          <text:p/>
        </draw:rect>
        <draw:rect draw:style-name="gr9" draw:text-style-name="P5" draw:layer="layout" svg:width="0.275cm" svg:height="0.25cm" svg:x="10.725cm" svg:y="3.2cm">
          <text:p text:style-name="P5">X</text:p>
        </draw:rect>
        <draw:rect draw:style-name="gr9" draw:text-style-name="P5" draw:layer="layout" svg:width="0.275cm" svg:height="0.25cm" svg:x="9.9cm" svg:y="3.45cm">
          <text:p/>
        </draw:rect>
        <draw:rect draw:style-name="gr9" draw:text-style-name="P5" draw:layer="layout" svg:width="0.275cm" svg:height="0.25cm" svg:x="10.175cm" svg:y="3.45cm">
          <text:p text:style-name="P5">O</text:p>
        </draw:rect>
        <draw:rect draw:style-name="gr9" draw:text-style-name="P5" draw:layer="layout" svg:width="0.275cm" svg:height="0.25cm" svg:x="10.45cm" svg:y="3.45cm">
          <text:p text:style-name="P5">O</text:p>
        </draw:rect>
        <draw:rect draw:style-name="gr9" draw:text-style-name="P5" draw:layer="layout" svg:width="0.275cm" svg:height="0.25cm" svg:x="10.725cm" svg:y="3.45cm">
          <text:p/>
        </draw:rect>
        <draw:rect draw:style-name="gr9" draw:text-style-name="P5" draw:layer="layout" svg:width="0.275cm" svg:height="0.25cm" svg:x="11.5cm" svg:y="2.7cm">
          <text:p text:style-name="P5">O</text:p>
        </draw:rect>
        <draw:rect draw:style-name="gr9" draw:text-style-name="P5" draw:layer="layout" svg:width="0.275cm" svg:height="0.25cm" svg:x="11.775cm" svg:y="2.7cm">
          <text:p text:style-name="P5">O</text:p>
        </draw:rect>
        <draw:rect draw:style-name="gr9" draw:text-style-name="P5" draw:layer="layout" svg:width="0.275cm" svg:height="0.25cm" svg:x="12.05cm" svg:y="2.7cm">
          <text:p text:style-name="P5">O</text:p>
        </draw:rect>
        <draw:rect draw:style-name="gr9" draw:text-style-name="P5" draw:layer="layout" svg:width="0.275cm" svg:height="0.25cm" svg:x="12.325cm" svg:y="2.7cm">
          <text:p text:style-name="P5">X</text:p>
        </draw:rect>
        <draw:rect draw:style-name="gr9" draw:text-style-name="P5" draw:layer="layout" svg:width="0.275cm" svg:height="0.25cm" svg:x="11.5cm" svg:y="2.95cm">
          <text:p text:style-name="P5">O</text:p>
        </draw:rect>
        <draw:rect draw:style-name="gr9" draw:text-style-name="P5" draw:layer="layout" svg:width="0.275cm" svg:height="0.25cm" svg:x="11.775cm" svg:y="2.95cm">
          <text:p text:style-name="P5">X</text:p>
        </draw:rect>
        <draw:rect draw:style-name="gr9" draw:text-style-name="P5" draw:layer="layout" svg:width="0.275cm" svg:height="0.25cm" svg:x="12.05cm" svg:y="2.95cm">
          <text:p text:style-name="P5">X</text:p>
        </draw:rect>
        <draw:rect draw:style-name="gr9" draw:text-style-name="P5" draw:layer="layout" svg:width="0.275cm" svg:height="0.25cm" svg:x="12.325cm" svg:y="2.95cm">
          <text:p text:style-name="P5">X</text:p>
        </draw:rect>
        <draw:rect draw:style-name="gr9" draw:text-style-name="P5" draw:layer="layout" svg:width="0.275cm" svg:height="0.25cm" svg:x="11.5cm" svg:y="3.2cm">
          <text:p text:style-name="P5">X</text:p>
        </draw:rect>
        <draw:rect draw:style-name="gr9" draw:text-style-name="P5" draw:layer="layout" svg:width="0.275cm" svg:height="0.25cm" svg:x="11.775cm" svg:y="3.2cm">
          <text:p/>
        </draw:rect>
        <draw:rect draw:style-name="gr9" draw:text-style-name="P5" draw:layer="layout" svg:width="0.275cm" svg:height="0.25cm" svg:x="12.05cm" svg:y="3.2cm">
          <text:p text:style-name="P5">X</text:p>
        </draw:rect>
        <draw:rect draw:style-name="gr9" draw:text-style-name="P5" draw:layer="layout" svg:width="0.275cm" svg:height="0.25cm" svg:x="12.325cm" svg:y="3.2cm">
          <text:p text:style-name="P5">X</text:p>
        </draw:rect>
        <draw:rect draw:style-name="gr9" draw:text-style-name="P5" draw:layer="layout" svg:width="0.275cm" svg:height="0.25cm" svg:x="11.5cm" svg:y="3.45cm">
          <text:p/>
        </draw:rect>
        <draw:rect draw:style-name="gr9" draw:text-style-name="P5" draw:layer="layout" svg:width="0.275cm" svg:height="0.25cm" svg:x="11.775cm" svg:y="3.45cm">
          <text:p text:style-name="P5">O</text:p>
        </draw:rect>
        <draw:rect draw:style-name="gr9" draw:text-style-name="P5" draw:layer="layout" svg:width="0.275cm" svg:height="0.25cm" svg:x="12.05cm" svg:y="3.45cm">
          <text:p text:style-name="P5">O</text:p>
        </draw:rect>
        <draw:rect draw:style-name="gr9" draw:text-style-name="P5" draw:layer="layout" svg:width="0.275cm" svg:height="0.25cm" svg:x="12.325cm" svg:y="3.45cm">
          <text:p/>
        </draw:rect>
        <draw:rect draw:style-name="gr9" draw:text-style-name="P5" draw:layer="layout" svg:width="0.275cm" svg:height="0.25cm" svg:x="13.1cm" svg:y="2.7cm">
          <text:p text:style-name="P5">O</text:p>
        </draw:rect>
        <draw:rect draw:style-name="gr9" draw:text-style-name="P5" draw:layer="layout" svg:width="0.275cm" svg:height="0.25cm" svg:x="13.375cm" svg:y="2.7cm">
          <text:p text:style-name="P5">O</text:p>
        </draw:rect>
        <draw:rect draw:style-name="gr9" draw:text-style-name="P5" draw:layer="layout" svg:width="0.275cm" svg:height="0.25cm" svg:x="13.65cm" svg:y="2.7cm">
          <text:p text:style-name="P5">O</text:p>
        </draw:rect>
        <draw:rect draw:style-name="gr9" draw:text-style-name="P5" draw:layer="layout" svg:width="0.275cm" svg:height="0.25cm" svg:x="13.925cm" svg:y="2.7cm">
          <text:p text:style-name="P5">X</text:p>
        </draw:rect>
        <draw:rect draw:style-name="gr9" draw:text-style-name="P5" draw:layer="layout" svg:width="0.275cm" svg:height="0.25cm" svg:x="13.1cm" svg:y="2.95cm">
          <text:p text:style-name="P5">O</text:p>
        </draw:rect>
        <draw:rect draw:style-name="gr9" draw:text-style-name="P5" draw:layer="layout" svg:width="0.275cm" svg:height="0.25cm" svg:x="13.375cm" svg:y="2.95cm">
          <text:p text:style-name="P5">X</text:p>
        </draw:rect>
        <draw:rect draw:style-name="gr9" draw:text-style-name="P5" draw:layer="layout" svg:width="0.275cm" svg:height="0.25cm" svg:x="13.65cm" svg:y="2.95cm">
          <text:p text:style-name="P5">X</text:p>
        </draw:rect>
        <draw:rect draw:style-name="gr9" draw:text-style-name="P5" draw:layer="layout" svg:width="0.275cm" svg:height="0.25cm" svg:x="13.925cm" svg:y="2.95cm">
          <text:p text:style-name="P5">X</text:p>
        </draw:rect>
        <draw:rect draw:style-name="gr9" draw:text-style-name="P5" draw:layer="layout" svg:width="0.275cm" svg:height="0.25cm" svg:x="13.1cm" svg:y="3.2cm">
          <text:p text:style-name="P5">X</text:p>
        </draw:rect>
        <draw:rect draw:style-name="gr9" draw:text-style-name="P5" draw:layer="layout" svg:width="0.275cm" svg:height="0.25cm" svg:x="13.375cm" svg:y="3.2cm">
          <text:p/>
        </draw:rect>
        <draw:rect draw:style-name="gr9" draw:text-style-name="P5" draw:layer="layout" svg:width="0.275cm" svg:height="0.25cm" svg:x="13.65cm" svg:y="3.2cm">
          <text:p/>
        </draw:rect>
        <draw:rect draw:style-name="gr9" draw:text-style-name="P5" draw:layer="layout" svg:width="0.275cm" svg:height="0.25cm" svg:x="13.925cm" svg:y="3.2cm">
          <text:p text:style-name="P5">X</text:p>
        </draw:rect>
        <draw:rect draw:style-name="gr9" draw:text-style-name="P5" draw:layer="layout" svg:width="0.275cm" svg:height="0.25cm" svg:x="13.1cm" svg:y="3.45cm">
          <text:p text:style-name="P5">X</text:p>
        </draw:rect>
        <draw:rect draw:style-name="gr9" draw:text-style-name="P5" draw:layer="layout" svg:width="0.275cm" svg:height="0.25cm" svg:x="13.375cm" svg:y="3.45cm">
          <text:p text:style-name="P5">O</text:p>
        </draw:rect>
        <draw:rect draw:style-name="gr9" draw:text-style-name="P5" draw:layer="layout" svg:width="0.275cm" svg:height="0.25cm" svg:x="13.65cm" svg:y="3.45cm">
          <text:p text:style-name="P5">O</text:p>
        </draw:rect>
        <draw:rect draw:style-name="gr9" draw:text-style-name="P5" draw:layer="layout" svg:width="0.275cm" svg:height="0.25cm" svg:x="13.925cm" svg:y="3.45cm">
          <text:p/>
        </draw:rect>
        <draw:rect draw:style-name="gr9" draw:text-style-name="P5" draw:layer="layout" svg:width="0.275cm" svg:height="0.25cm" svg:x="14.7cm" svg:y="2.7cm">
          <text:p text:style-name="P5">O</text:p>
        </draw:rect>
        <draw:rect draw:style-name="gr9" draw:text-style-name="P5" draw:layer="layout" svg:width="0.275cm" svg:height="0.25cm" svg:x="14.975cm" svg:y="2.7cm">
          <text:p text:style-name="P5">O</text:p>
        </draw:rect>
        <draw:rect draw:style-name="gr9" draw:text-style-name="P5" draw:layer="layout" svg:width="0.275cm" svg:height="0.25cm" svg:x="15.25cm" svg:y="2.7cm">
          <text:p text:style-name="P5">O</text:p>
        </draw:rect>
        <draw:rect draw:style-name="gr9" draw:text-style-name="P5" draw:layer="layout" svg:width="0.275cm" svg:height="0.25cm" svg:x="15.525cm" svg:y="2.7cm">
          <text:p text:style-name="P5">X</text:p>
        </draw:rect>
        <draw:rect draw:style-name="gr9" draw:text-style-name="P5" draw:layer="layout" svg:width="0.275cm" svg:height="0.25cm" svg:x="14.7cm" svg:y="2.95cm">
          <text:p text:style-name="P5">O</text:p>
        </draw:rect>
        <draw:rect draw:style-name="gr9" draw:text-style-name="P5" draw:layer="layout" svg:width="0.275cm" svg:height="0.25cm" svg:x="14.975cm" svg:y="2.95cm">
          <text:p text:style-name="P5">X</text:p>
        </draw:rect>
        <draw:rect draw:style-name="gr9" draw:text-style-name="P5" draw:layer="layout" svg:width="0.275cm" svg:height="0.25cm" svg:x="15.25cm" svg:y="2.95cm">
          <text:p text:style-name="P5">X</text:p>
        </draw:rect>
        <draw:rect draw:style-name="gr9" draw:text-style-name="P5" draw:layer="layout" svg:width="0.275cm" svg:height="0.25cm" svg:x="15.525cm" svg:y="2.95cm">
          <text:p text:style-name="P5">X</text:p>
        </draw:rect>
        <draw:rect draw:style-name="gr9" draw:text-style-name="P5" draw:layer="layout" svg:width="0.275cm" svg:height="0.25cm" svg:x="14.7cm" svg:y="3.2cm">
          <text:p text:style-name="P5">X</text:p>
        </draw:rect>
        <draw:rect draw:style-name="gr9" draw:text-style-name="P5" draw:layer="layout" svg:width="0.275cm" svg:height="0.25cm" svg:x="14.975cm" svg:y="3.2cm">
          <text:p/>
        </draw:rect>
        <draw:rect draw:style-name="gr9" draw:text-style-name="P5" draw:layer="layout" svg:width="0.275cm" svg:height="0.25cm" svg:x="15.25cm" svg:y="3.2cm">
          <text:p/>
        </draw:rect>
        <draw:rect draw:style-name="gr9" draw:text-style-name="P5" draw:layer="layout" svg:width="0.275cm" svg:height="0.25cm" svg:x="15.525cm" svg:y="3.2cm">
          <text:p text:style-name="P5">X</text:p>
        </draw:rect>
        <draw:rect draw:style-name="gr9" draw:text-style-name="P5" draw:layer="layout" svg:width="0.275cm" svg:height="0.25cm" svg:x="14.7cm" svg:y="3.45cm">
          <text:p/>
        </draw:rect>
        <draw:rect draw:style-name="gr9" draw:text-style-name="P5" draw:layer="layout" svg:width="0.275cm" svg:height="0.25cm" svg:x="14.975cm" svg:y="3.45cm">
          <text:p text:style-name="P5">O</text:p>
        </draw:rect>
        <draw:rect draw:style-name="gr9" draw:text-style-name="P5" draw:layer="layout" svg:width="0.275cm" svg:height="0.25cm" svg:x="15.25cm" svg:y="3.45cm">
          <text:p text:style-name="P5">O</text:p>
        </draw:rect>
        <draw:rect draw:style-name="gr9" draw:text-style-name="P5" draw:layer="layout" svg:width="0.275cm" svg:height="0.25cm" svg:x="15.525cm" svg:y="3.45cm">
          <text:p text:style-name="P5">X</text:p>
        </draw:rect>
        <draw:rect draw:style-name="gr7" draw:text-style-name="P1" draw:layer="layout" svg:width="0.275cm" svg:height="0.25cm" svg:x="3.3cm" svg:y="4.2cm">
          <text:p text:style-name="P1">O</text:p>
        </draw:rect>
        <draw:rect draw:style-name="gr7" draw:text-style-name="P1" draw:layer="layout" svg:width="0.275cm" svg:height="0.25cm" svg:x="3.575cm" svg:y="4.2cm">
          <text:p text:style-name="P1">O</text:p>
        </draw:rect>
        <draw:rect draw:style-name="gr7" draw:text-style-name="P1" draw:layer="layout" svg:width="0.275cm" svg:height="0.25cm" svg:x="3.85cm" svg:y="4.2cm">
          <text:p text:style-name="P1">O</text:p>
        </draw:rect>
        <draw:rect draw:style-name="gr7" draw:text-style-name="P1" draw:layer="layout" svg:width="0.275cm" svg:height="0.25cm" svg:x="4.125cm" svg:y="4.2cm">
          <text:p text:style-name="P1">X</text:p>
        </draw:rect>
        <draw:rect draw:style-name="gr7" draw:text-style-name="P1" draw:layer="layout" svg:width="0.275cm" svg:height="0.25cm" svg:x="3.3cm" svg:y="4.45cm">
          <text:p text:style-name="P1">O</text:p>
        </draw:rect>
        <draw:rect draw:style-name="gr7" draw:text-style-name="P1" draw:layer="layout" svg:width="0.275cm" svg:height="0.25cm" svg:x="3.575cm" svg:y="4.45cm">
          <text:p text:style-name="P1">X</text:p>
        </draw:rect>
        <draw:rect draw:style-name="gr7" draw:text-style-name="P1" draw:layer="layout" svg:width="0.275cm" svg:height="0.25cm" svg:x="3.85cm" svg:y="4.45cm">
          <text:p text:style-name="P1">X</text:p>
        </draw:rect>
        <draw:rect draw:style-name="gr7" draw:text-style-name="P1" draw:layer="layout" svg:width="0.275cm" svg:height="0.25cm" svg:x="4.125cm" svg:y="4.45cm">
          <text:p text:style-name="P1">X</text:p>
        </draw:rect>
        <draw:rect draw:style-name="gr7" draw:text-style-name="P1" draw:layer="layout" svg:width="0.275cm" svg:height="0.25cm" svg:x="3.3cm" svg:y="4.7cm">
          <text:p text:style-name="P1">X</text:p>
        </draw:rect>
        <draw:rect draw:style-name="gr7" draw:text-style-name="P1" draw:layer="layout" svg:width="0.275cm" svg:height="0.25cm" svg:x="3.575cm" svg:y="4.7cm">
          <text:p/>
        </draw:rect>
        <draw:rect draw:style-name="gr7" draw:text-style-name="P1" draw:layer="layout" svg:width="0.275cm" svg:height="0.25cm" svg:x="3.85cm" svg:y="4.7cm">
          <text:p text:style-name="P1">X</text:p>
        </draw:rect>
        <draw:rect draw:style-name="gr7" draw:text-style-name="P1" draw:layer="layout" svg:width="0.275cm" svg:height="0.25cm" svg:x="4.125cm" svg:y="4.7cm">
          <text:p/>
        </draw:rect>
        <draw:rect draw:style-name="gr7" draw:text-style-name="P1" draw:layer="layout" svg:width="0.275cm" svg:height="0.25cm" svg:x="3.3cm" svg:y="4.95cm">
          <text:p/>
        </draw:rect>
        <draw:rect draw:style-name="gr7" draw:text-style-name="P1" draw:layer="layout" svg:width="0.275cm" svg:height="0.25cm" svg:x="3.575cm" svg:y="4.95cm">
          <text:p text:style-name="P1">O</text:p>
        </draw:rect>
        <draw:rect draw:style-name="gr7" draw:text-style-name="P1" draw:layer="layout" svg:width="0.275cm" svg:height="0.25cm" svg:x="3.85cm" svg:y="4.95cm">
          <text:p text:style-name="P1">O</text:p>
        </draw:rect>
        <draw:rect draw:style-name="gr7" draw:text-style-name="P1" draw:layer="layout" svg:width="0.275cm" svg:height="0.25cm" svg:x="4.125cm" svg:y="4.95cm">
          <text:p/>
        </draw:rect>
        <draw:line draw:style-name="gr8" draw:text-style-name="P2" draw:layer="layout" svg:x1="3.1cm" svg:y1="5.5cm" svg:x2="3.8cm" svg:y2="5.2cm">
          <text:p/>
        </draw:line>
        <draw:line draw:style-name="gr8" draw:text-style-name="P2" draw:layer="layout" svg:x1="4.6cm" svg:y1="5.5cm" svg:x2="3.9cm" svg:y2="5.2cm">
          <text:p/>
        </draw:line>
        <draw:line draw:style-name="gr8" draw:text-style-name="P2" draw:layer="layout" svg:x1="6.3cm" svg:y1="5.5cm" svg:x2="3.9cm" svg:y2="5.2cm">
          <text:p/>
        </draw:line>
        <draw:rect draw:style-name="gr9" draw:text-style-name="P5" draw:layer="layout" svg:width="0.275cm" svg:height="0.25cm" svg:x="2.5cm" svg:y="5.5cm">
          <text:p text:style-name="P5">O</text:p>
        </draw:rect>
        <draw:rect draw:style-name="gr9" draw:text-style-name="P5" draw:layer="layout" svg:width="0.275cm" svg:height="0.25cm" svg:x="2.775cm" svg:y="5.5cm">
          <text:p text:style-name="P5">O</text:p>
        </draw:rect>
        <draw:rect draw:style-name="gr9" draw:text-style-name="P5" draw:layer="layout" svg:width="0.275cm" svg:height="0.25cm" svg:x="3.05cm" svg:y="5.5cm">
          <text:p text:style-name="P5">O</text:p>
        </draw:rect>
        <draw:rect draw:style-name="gr9" draw:text-style-name="P5" draw:layer="layout" svg:width="0.275cm" svg:height="0.25cm" svg:x="3.325cm" svg:y="5.5cm">
          <text:p text:style-name="P5">X</text:p>
        </draw:rect>
        <draw:rect draw:style-name="gr9" draw:text-style-name="P5" draw:layer="layout" svg:width="0.275cm" svg:height="0.25cm" svg:x="2.5cm" svg:y="5.75cm">
          <text:p text:style-name="P5">O</text:p>
        </draw:rect>
        <draw:rect draw:style-name="gr9" draw:text-style-name="P5" draw:layer="layout" svg:width="0.275cm" svg:height="0.25cm" svg:x="2.775cm" svg:y="5.75cm">
          <text:p text:style-name="P5">X</text:p>
        </draw:rect>
        <draw:rect draw:style-name="gr9" draw:text-style-name="P5" draw:layer="layout" svg:width="0.275cm" svg:height="0.25cm" svg:x="3.05cm" svg:y="5.75cm">
          <text:p text:style-name="P5">X</text:p>
        </draw:rect>
        <draw:rect draw:style-name="gr9" draw:text-style-name="P5" draw:layer="layout" svg:width="0.275cm" svg:height="0.25cm" svg:x="3.325cm" svg:y="5.75cm">
          <text:p text:style-name="P5">X</text:p>
        </draw:rect>
        <draw:rect draw:style-name="gr9" draw:text-style-name="P5" draw:layer="layout" svg:width="0.275cm" svg:height="0.25cm" svg:x="2.5cm" svg:y="6cm">
          <text:p text:style-name="P5">X</text:p>
        </draw:rect>
        <draw:rect draw:style-name="gr9" draw:text-style-name="P5" draw:layer="layout" svg:width="0.275cm" svg:height="0.25cm" svg:x="2.775cm" svg:y="6cm">
          <text:p/>
        </draw:rect>
        <draw:rect draw:style-name="gr9" draw:text-style-name="P5" draw:layer="layout" svg:width="0.275cm" svg:height="0.25cm" svg:x="3.05cm" svg:y="6cm">
          <text:p text:style-name="P5">X</text:p>
        </draw:rect>
        <draw:rect draw:style-name="gr9" draw:text-style-name="P5" draw:layer="layout" svg:width="0.275cm" svg:height="0.25cm" svg:x="3.325cm" svg:y="6cm">
          <text:p text:style-name="P5">X</text:p>
        </draw:rect>
        <draw:rect draw:style-name="gr9" draw:text-style-name="P5" draw:layer="layout" svg:width="0.275cm" svg:height="0.25cm" svg:x="2.5cm" svg:y="6.25cm">
          <text:p/>
        </draw:rect>
        <draw:rect draw:style-name="gr9" draw:text-style-name="P5" draw:layer="layout" svg:width="0.275cm" svg:height="0.25cm" svg:x="2.775cm" svg:y="6.25cm">
          <text:p text:style-name="P5">O</text:p>
        </draw:rect>
        <draw:rect draw:style-name="gr9" draw:text-style-name="P5" draw:layer="layout" svg:width="0.275cm" svg:height="0.25cm" svg:x="3.05cm" svg:y="6.25cm">
          <text:p text:style-name="P5">O</text:p>
        </draw:rect>
        <draw:rect draw:style-name="gr9" draw:text-style-name="P5" draw:layer="layout" svg:width="0.275cm" svg:height="0.25cm" svg:x="3.325cm" svg:y="6.25cm">
          <text:p/>
        </draw:rect>
        <draw:rect draw:style-name="gr9" draw:text-style-name="P5" draw:layer="layout" svg:width="0.275cm" svg:height="0.25cm" svg:x="4.1cm" svg:y="5.5cm">
          <text:p text:style-name="P5">O</text:p>
        </draw:rect>
        <draw:rect draw:style-name="gr9" draw:text-style-name="P5" draw:layer="layout" svg:width="0.275cm" svg:height="0.25cm" svg:x="4.375cm" svg:y="5.5cm">
          <text:p text:style-name="P5">O</text:p>
        </draw:rect>
        <draw:rect draw:style-name="gr9" draw:text-style-name="P5" draw:layer="layout" svg:width="0.275cm" svg:height="0.25cm" svg:x="4.65cm" svg:y="5.5cm">
          <text:p text:style-name="P5">O</text:p>
        </draw:rect>
        <draw:rect draw:style-name="gr9" draw:text-style-name="P5" draw:layer="layout" svg:width="0.275cm" svg:height="0.25cm" svg:x="4.925cm" svg:y="5.5cm">
          <text:p text:style-name="P5">X</text:p>
        </draw:rect>
        <draw:rect draw:style-name="gr9" draw:text-style-name="P5" draw:layer="layout" svg:width="0.275cm" svg:height="0.25cm" svg:x="4.1cm" svg:y="5.75cm">
          <text:p text:style-name="P5">O</text:p>
        </draw:rect>
        <draw:rect draw:style-name="gr9" draw:text-style-name="P5" draw:layer="layout" svg:width="0.275cm" svg:height="0.25cm" svg:x="4.375cm" svg:y="5.75cm">
          <text:p text:style-name="P5">X</text:p>
        </draw:rect>
        <draw:rect draw:style-name="gr9" draw:text-style-name="P5" draw:layer="layout" svg:width="0.275cm" svg:height="0.25cm" svg:x="4.65cm" svg:y="5.75cm">
          <text:p text:style-name="P5">X</text:p>
        </draw:rect>
        <draw:rect draw:style-name="gr9" draw:text-style-name="P5" draw:layer="layout" svg:width="0.275cm" svg:height="0.25cm" svg:x="4.925cm" svg:y="5.75cm">
          <text:p text:style-name="P5">X</text:p>
        </draw:rect>
        <draw:rect draw:style-name="gr9" draw:text-style-name="P5" draw:layer="layout" svg:width="0.275cm" svg:height="0.25cm" svg:x="4.1cm" svg:y="6cm">
          <text:p text:style-name="P5">X</text:p>
        </draw:rect>
        <draw:rect draw:style-name="gr9" draw:text-style-name="P5" draw:layer="layout" svg:width="0.275cm" svg:height="0.25cm" svg:x="4.375cm" svg:y="6cm">
          <text:p/>
        </draw:rect>
        <draw:rect draw:style-name="gr9" draw:text-style-name="P5" draw:layer="layout" svg:width="0.275cm" svg:height="0.25cm" svg:x="4.65cm" svg:y="6cm">
          <text:p text:style-name="P5">X</text:p>
        </draw:rect>
        <draw:rect draw:style-name="gr9" draw:text-style-name="P5" draw:layer="layout" svg:width="0.275cm" svg:height="0.25cm" svg:x="4.925cm" svg:y="6cm">
          <text:p/>
        </draw:rect>
        <draw:rect draw:style-name="gr9" draw:text-style-name="P5" draw:layer="layout" svg:width="0.275cm" svg:height="0.25cm" svg:x="4.1cm" svg:y="6.25cm">
          <text:p text:style-name="P5">X</text:p>
        </draw:rect>
        <draw:rect draw:style-name="gr9" draw:text-style-name="P5" draw:layer="layout" svg:width="0.275cm" svg:height="0.25cm" svg:x="4.375cm" svg:y="6.25cm">
          <text:p text:style-name="P5">O</text:p>
        </draw:rect>
        <draw:rect draw:style-name="gr9" draw:text-style-name="P5" draw:layer="layout" svg:width="0.275cm" svg:height="0.25cm" svg:x="4.65cm" svg:y="6.25cm">
          <text:p text:style-name="P5">O</text:p>
        </draw:rect>
        <draw:rect draw:style-name="gr9" draw:text-style-name="P5" draw:layer="layout" svg:width="0.275cm" svg:height="0.25cm" svg:x="4.925cm" svg:y="6.25cm">
          <text:p/>
        </draw:rect>
        <draw:rect draw:style-name="gr9" draw:text-style-name="P5" draw:layer="layout" svg:width="0.275cm" svg:height="0.25cm" svg:x="5.7cm" svg:y="5.5cm">
          <text:p text:style-name="P5">O</text:p>
        </draw:rect>
        <draw:rect draw:style-name="gr9" draw:text-style-name="P5" draw:layer="layout" svg:width="0.275cm" svg:height="0.25cm" svg:x="5.975cm" svg:y="5.5cm">
          <text:p text:style-name="P5">O</text:p>
        </draw:rect>
        <draw:rect draw:style-name="gr9" draw:text-style-name="P5" draw:layer="layout" svg:width="0.275cm" svg:height="0.25cm" svg:x="6.25cm" svg:y="5.5cm">
          <text:p text:style-name="P5">O</text:p>
        </draw:rect>
        <draw:rect draw:style-name="gr9" draw:text-style-name="P5" draw:layer="layout" svg:width="0.275cm" svg:height="0.25cm" svg:x="6.525cm" svg:y="5.5cm">
          <text:p text:style-name="P5">X</text:p>
        </draw:rect>
        <draw:rect draw:style-name="gr9" draw:text-style-name="P5" draw:layer="layout" svg:width="0.275cm" svg:height="0.25cm" svg:x="5.7cm" svg:y="5.75cm">
          <text:p text:style-name="P5">O</text:p>
        </draw:rect>
        <draw:rect draw:style-name="gr9" draw:text-style-name="P5" draw:layer="layout" svg:width="0.275cm" svg:height="0.25cm" svg:x="5.975cm" svg:y="5.75cm">
          <text:p text:style-name="P5">X</text:p>
        </draw:rect>
        <draw:rect draw:style-name="gr9" draw:text-style-name="P5" draw:layer="layout" svg:width="0.275cm" svg:height="0.25cm" svg:x="6.25cm" svg:y="5.75cm">
          <text:p text:style-name="P5">X</text:p>
        </draw:rect>
        <draw:rect draw:style-name="gr9" draw:text-style-name="P5" draw:layer="layout" svg:width="0.275cm" svg:height="0.25cm" svg:x="6.525cm" svg:y="5.75cm">
          <text:p text:style-name="P5">X</text:p>
        </draw:rect>
        <draw:rect draw:style-name="gr9" draw:text-style-name="P5" draw:layer="layout" svg:width="0.275cm" svg:height="0.25cm" svg:x="5.7cm" svg:y="6cm">
          <text:p text:style-name="P5">X</text:p>
        </draw:rect>
        <draw:rect draw:style-name="gr9" draw:text-style-name="P5" draw:layer="layout" svg:width="0.275cm" svg:height="0.25cm" svg:x="5.975cm" svg:y="6cm">
          <text:p/>
        </draw:rect>
        <draw:rect draw:style-name="gr9" draw:text-style-name="P5" draw:layer="layout" svg:width="0.275cm" svg:height="0.25cm" svg:x="6.25cm" svg:y="6cm">
          <text:p text:style-name="P5">X</text:p>
        </draw:rect>
        <draw:rect draw:style-name="gr9" draw:text-style-name="P5" draw:layer="layout" svg:width="0.275cm" svg:height="0.25cm" svg:x="6.525cm" svg:y="6cm">
          <text:p/>
        </draw:rect>
        <draw:rect draw:style-name="gr9" draw:text-style-name="P5" draw:layer="layout" svg:width="0.275cm" svg:height="0.25cm" svg:x="5.7cm" svg:y="6.25cm">
          <text:p/>
        </draw:rect>
        <draw:rect draw:style-name="gr9" draw:text-style-name="P5" draw:layer="layout" svg:width="0.275cm" svg:height="0.25cm" svg:x="5.975cm" svg:y="6.25cm">
          <text:p text:style-name="P5">O</text:p>
        </draw:rect>
        <draw:rect draw:style-name="gr9" draw:text-style-name="P5" draw:layer="layout" svg:width="0.275cm" svg:height="0.25cm" svg:x="6.25cm" svg:y="6.25cm">
          <text:p text:style-name="P5">O</text:p>
        </draw:rect>
        <draw:rect draw:style-name="gr9" draw:text-style-name="P5" draw:layer="layout" svg:width="0.275cm" svg:height="0.25cm" svg:x="6.525cm" svg:y="6.25cm">
          <text:p text:style-name="P5">X</text:p>
        </draw:rect>
        <draw:custom-shape draw:style-name="gr5" draw:text-style-name="P2" draw:layer="layout" svg:width="0.4cm" svg:height="0.2cm" draw:transform="rotate (-1.57079632679579) translate (2.4cm 5.8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2.5cm" svg:y1="6.8cm" svg:x2="3cm" svg:y2="6.5cm">
          <text:p/>
        </draw:line>
        <draw:line draw:style-name="gr2" draw:text-style-name="P2" draw:layer="layout" svg:x1="2.9cm" svg:y1="6.8cm" svg:x2="3cm" svg:y2="6.5cm">
          <text:p/>
        </draw:line>
        <draw:line draw:style-name="gr2" draw:text-style-name="P2" draw:layer="layout" svg:x1="3.2cm" svg:y1="6.8cm" svg:x2="3.1cm" svg:y2="6.5cm">
          <text:p/>
        </draw:line>
        <draw:line draw:style-name="gr2" draw:text-style-name="P2" draw:layer="layout" svg:x1="3.6cm" svg:y1="6.8cm" svg:x2="3.1cm" svg:y2="6.5cm">
          <text:p/>
        </draw:line>
        <draw:line draw:style-name="gr2" draw:text-style-name="P2" draw:layer="layout" svg:x1="5.7cm" svg:y1="6.8cm" svg:x2="6.2cm" svg:y2="6.5cm">
          <text:p/>
        </draw:line>
        <draw:line draw:style-name="gr2" draw:text-style-name="P2" draw:layer="layout" svg:x1="6.1cm" svg:y1="6.8cm" svg:x2="6.2cm" svg:y2="6.5cm">
          <text:p/>
        </draw:line>
        <draw:line draw:style-name="gr2" draw:text-style-name="P2" draw:layer="layout" svg:x1="6.4cm" svg:y1="6.8cm" svg:x2="6.3cm" svg:y2="6.5cm">
          <text:p/>
        </draw:line>
        <draw:line draw:style-name="gr2" draw:text-style-name="P2" draw:layer="layout" svg:x1="6.8cm" svg:y1="6.8cm" svg:x2="6.3cm" svg:y2="6.5cm">
          <text:p/>
        </draw:line>
        <draw:line draw:style-name="gr2" draw:text-style-name="P2" draw:layer="layout" svg:x1="4.1cm" svg:y1="6.8cm" svg:x2="4.6cm" svg:y2="6.5cm">
          <text:p/>
        </draw:line>
        <draw:line draw:style-name="gr2" draw:text-style-name="P2" draw:layer="layout" svg:x1="4.5cm" svg:y1="6.8cm" svg:x2="4.6cm" svg:y2="6.5cm">
          <text:p/>
        </draw:line>
        <draw:line draw:style-name="gr2" draw:text-style-name="P2" draw:layer="layout" svg:x1="4.8cm" svg:y1="6.8cm" svg:x2="4.7cm" svg:y2="6.5cm">
          <text:p/>
        </draw:line>
        <draw:line draw:style-name="gr2" draw:text-style-name="P2" draw:layer="layout" svg:x1="5.2cm" svg:y1="6.8cm" svg:x2="4.7cm" svg:y2="6.5cm">
          <text:p/>
        </draw:line>
        <draw:rect draw:style-name="gr7" draw:text-style-name="P1" draw:layer="layout" svg:width="0.275cm" svg:height="0.25cm" svg:x="3.3cm" svg:y="4.2cm">
          <text:p text:style-name="P1">O</text:p>
        </draw:rect>
        <draw:rect draw:style-name="gr7" draw:text-style-name="P1" draw:layer="layout" svg:width="0.275cm" svg:height="0.25cm" svg:x="3.575cm" svg:y="4.2cm">
          <text:p text:style-name="P1">O</text:p>
        </draw:rect>
        <draw:rect draw:style-name="gr7" draw:text-style-name="P1" draw:layer="layout" svg:width="0.275cm" svg:height="0.25cm" svg:x="3.85cm" svg:y="4.2cm">
          <text:p text:style-name="P1">O</text:p>
        </draw:rect>
        <draw:rect draw:style-name="gr7" draw:text-style-name="P1" draw:layer="layout" svg:width="0.275cm" svg:height="0.25cm" svg:x="4.125cm" svg:y="4.2cm">
          <text:p text:style-name="P1">X</text:p>
        </draw:rect>
        <draw:rect draw:style-name="gr7" draw:text-style-name="P1" draw:layer="layout" svg:width="0.275cm" svg:height="0.25cm" svg:x="3.3cm" svg:y="4.45cm">
          <text:p text:style-name="P1">O</text:p>
        </draw:rect>
        <draw:rect draw:style-name="gr7" draw:text-style-name="P1" draw:layer="layout" svg:width="0.275cm" svg:height="0.25cm" svg:x="3.575cm" svg:y="4.45cm">
          <text:p text:style-name="P1">X</text:p>
        </draw:rect>
        <draw:rect draw:style-name="gr7" draw:text-style-name="P1" draw:layer="layout" svg:width="0.275cm" svg:height="0.25cm" svg:x="3.85cm" svg:y="4.45cm">
          <text:p text:style-name="P1">X</text:p>
        </draw:rect>
        <draw:rect draw:style-name="gr7" draw:text-style-name="P1" draw:layer="layout" svg:width="0.275cm" svg:height="0.25cm" svg:x="4.125cm" svg:y="4.45cm">
          <text:p text:style-name="P1">X</text:p>
        </draw:rect>
        <draw:rect draw:style-name="gr7" draw:text-style-name="P1" draw:layer="layout" svg:width="0.275cm" svg:height="0.25cm" svg:x="3.3cm" svg:y="4.7cm">
          <text:p text:style-name="P1">X</text:p>
        </draw:rect>
        <draw:rect draw:style-name="gr7" draw:text-style-name="P1" draw:layer="layout" svg:width="0.275cm" svg:height="0.25cm" svg:x="3.575cm" svg:y="4.7cm">
          <text:p/>
        </draw:rect>
        <draw:rect draw:style-name="gr7" draw:text-style-name="P1" draw:layer="layout" svg:width="0.275cm" svg:height="0.25cm" svg:x="3.85cm" svg:y="4.7cm">
          <text:p text:style-name="P1">X</text:p>
        </draw:rect>
        <draw:rect draw:style-name="gr7" draw:text-style-name="P1" draw:layer="layout" svg:width="0.275cm" svg:height="0.25cm" svg:x="4.125cm" svg:y="4.7cm">
          <text:p/>
        </draw:rect>
        <draw:rect draw:style-name="gr7" draw:text-style-name="P1" draw:layer="layout" svg:width="0.275cm" svg:height="0.25cm" svg:x="3.3cm" svg:y="4.95cm">
          <text:p/>
        </draw:rect>
        <draw:rect draw:style-name="gr7" draw:text-style-name="P1" draw:layer="layout" svg:width="0.275cm" svg:height="0.25cm" svg:x="3.575cm" svg:y="4.95cm">
          <text:p text:style-name="P1">O</text:p>
        </draw:rect>
        <draw:rect draw:style-name="gr7" draw:text-style-name="P1" draw:layer="layout" svg:width="0.275cm" svg:height="0.25cm" svg:x="3.85cm" svg:y="4.95cm">
          <text:p text:style-name="P1">O</text:p>
        </draw:rect>
        <draw:rect draw:style-name="gr7" draw:text-style-name="P1" draw:layer="layout" svg:width="0.275cm" svg:height="0.25cm" svg:x="4.125cm" svg:y="4.95cm">
          <text:p/>
        </draw:rect>
        <draw:rect draw:style-name="gr9" draw:text-style-name="P5" draw:layer="layout" svg:width="0.275cm" svg:height="0.25cm" svg:x="2.5cm" svg:y="5.5cm">
          <text:p text:style-name="P5">O</text:p>
        </draw:rect>
        <draw:rect draw:style-name="gr9" draw:text-style-name="P5" draw:layer="layout" svg:width="0.275cm" svg:height="0.25cm" svg:x="2.775cm" svg:y="5.5cm">
          <text:p text:style-name="P5">O</text:p>
        </draw:rect>
        <draw:rect draw:style-name="gr9" draw:text-style-name="P5" draw:layer="layout" svg:width="0.275cm" svg:height="0.25cm" svg:x="3.05cm" svg:y="5.5cm">
          <text:p text:style-name="P5">O</text:p>
        </draw:rect>
        <draw:rect draw:style-name="gr9" draw:text-style-name="P5" draw:layer="layout" svg:width="0.275cm" svg:height="0.25cm" svg:x="3.325cm" svg:y="5.5cm">
          <text:p text:style-name="P5">X</text:p>
        </draw:rect>
        <draw:rect draw:style-name="gr9" draw:text-style-name="P5" draw:layer="layout" svg:width="0.275cm" svg:height="0.25cm" svg:x="2.5cm" svg:y="5.75cm">
          <text:p text:style-name="P5">O</text:p>
        </draw:rect>
        <draw:rect draw:style-name="gr9" draw:text-style-name="P5" draw:layer="layout" svg:width="0.275cm" svg:height="0.25cm" svg:x="2.775cm" svg:y="5.75cm">
          <text:p text:style-name="P5">X</text:p>
        </draw:rect>
        <draw:rect draw:style-name="gr9" draw:text-style-name="P5" draw:layer="layout" svg:width="0.275cm" svg:height="0.25cm" svg:x="3.05cm" svg:y="5.75cm">
          <text:p text:style-name="P5">X</text:p>
        </draw:rect>
        <draw:rect draw:style-name="gr9" draw:text-style-name="P5" draw:layer="layout" svg:width="0.275cm" svg:height="0.25cm" svg:x="3.325cm" svg:y="5.75cm">
          <text:p text:style-name="P5">X</text:p>
        </draw:rect>
        <draw:rect draw:style-name="gr9" draw:text-style-name="P5" draw:layer="layout" svg:width="0.275cm" svg:height="0.25cm" svg:x="2.5cm" svg:y="6cm">
          <text:p text:style-name="P5">X</text:p>
        </draw:rect>
        <draw:rect draw:style-name="gr9" draw:text-style-name="P5" draw:layer="layout" svg:width="0.275cm" svg:height="0.25cm" svg:x="2.775cm" svg:y="6cm">
          <text:p/>
        </draw:rect>
        <draw:rect draw:style-name="gr9" draw:text-style-name="P5" draw:layer="layout" svg:width="0.275cm" svg:height="0.25cm" svg:x="3.05cm" svg:y="6cm">
          <text:p text:style-name="P5">X</text:p>
        </draw:rect>
        <draw:rect draw:style-name="gr9" draw:text-style-name="P5" draw:layer="layout" svg:width="0.275cm" svg:height="0.25cm" svg:x="3.325cm" svg:y="6cm">
          <text:p text:style-name="P5">X</text:p>
        </draw:rect>
        <draw:rect draw:style-name="gr9" draw:text-style-name="P5" draw:layer="layout" svg:width="0.275cm" svg:height="0.25cm" svg:x="2.5cm" svg:y="6.25cm">
          <text:p/>
        </draw:rect>
        <draw:rect draw:style-name="gr9" draw:text-style-name="P5" draw:layer="layout" svg:width="0.275cm" svg:height="0.25cm" svg:x="2.775cm" svg:y="6.25cm">
          <text:p text:style-name="P5">O</text:p>
        </draw:rect>
        <draw:rect draw:style-name="gr9" draw:text-style-name="P5" draw:layer="layout" svg:width="0.275cm" svg:height="0.25cm" svg:x="3.05cm" svg:y="6.25cm">
          <text:p text:style-name="P5">O</text:p>
        </draw:rect>
        <draw:rect draw:style-name="gr9" draw:text-style-name="P5" draw:layer="layout" svg:width="0.275cm" svg:height="0.25cm" svg:x="3.325cm" svg:y="6.25cm">
          <text:p/>
        </draw:rect>
        <draw:rect draw:style-name="gr9" draw:text-style-name="P5" draw:layer="layout" svg:width="0.275cm" svg:height="0.25cm" svg:x="4.1cm" svg:y="5.5cm">
          <text:p text:style-name="P5">O</text:p>
        </draw:rect>
        <draw:rect draw:style-name="gr9" draw:text-style-name="P5" draw:layer="layout" svg:width="0.275cm" svg:height="0.25cm" svg:x="4.375cm" svg:y="5.5cm">
          <text:p text:style-name="P5">O</text:p>
        </draw:rect>
        <draw:rect draw:style-name="gr9" draw:text-style-name="P5" draw:layer="layout" svg:width="0.275cm" svg:height="0.25cm" svg:x="4.65cm" svg:y="5.5cm">
          <text:p text:style-name="P5">O</text:p>
        </draw:rect>
        <draw:rect draw:style-name="gr9" draw:text-style-name="P5" draw:layer="layout" svg:width="0.275cm" svg:height="0.25cm" svg:x="4.925cm" svg:y="5.5cm">
          <text:p text:style-name="P5">X</text:p>
        </draw:rect>
        <draw:rect draw:style-name="gr9" draw:text-style-name="P5" draw:layer="layout" svg:width="0.275cm" svg:height="0.25cm" svg:x="4.1cm" svg:y="5.75cm">
          <text:p text:style-name="P5">O</text:p>
        </draw:rect>
        <draw:rect draw:style-name="gr9" draw:text-style-name="P5" draw:layer="layout" svg:width="0.275cm" svg:height="0.25cm" svg:x="4.375cm" svg:y="5.75cm">
          <text:p text:style-name="P5">X</text:p>
        </draw:rect>
        <draw:rect draw:style-name="gr9" draw:text-style-name="P5" draw:layer="layout" svg:width="0.275cm" svg:height="0.25cm" svg:x="4.65cm" svg:y="5.75cm">
          <text:p text:style-name="P5">X</text:p>
        </draw:rect>
        <draw:rect draw:style-name="gr9" draw:text-style-name="P5" draw:layer="layout" svg:width="0.275cm" svg:height="0.25cm" svg:x="4.925cm" svg:y="5.75cm">
          <text:p text:style-name="P5">X</text:p>
        </draw:rect>
        <draw:rect draw:style-name="gr9" draw:text-style-name="P5" draw:layer="layout" svg:width="0.275cm" svg:height="0.25cm" svg:x="4.1cm" svg:y="6cm">
          <text:p text:style-name="P5">X</text:p>
        </draw:rect>
        <draw:rect draw:style-name="gr9" draw:text-style-name="P5" draw:layer="layout" svg:width="0.275cm" svg:height="0.25cm" svg:x="4.375cm" svg:y="6cm">
          <text:p/>
        </draw:rect>
        <draw:rect draw:style-name="gr9" draw:text-style-name="P5" draw:layer="layout" svg:width="0.275cm" svg:height="0.25cm" svg:x="4.65cm" svg:y="6cm">
          <text:p text:style-name="P5">X</text:p>
        </draw:rect>
        <draw:rect draw:style-name="gr9" draw:text-style-name="P5" draw:layer="layout" svg:width="0.275cm" svg:height="0.25cm" svg:x="4.925cm" svg:y="6cm">
          <text:p/>
        </draw:rect>
        <draw:rect draw:style-name="gr9" draw:text-style-name="P5" draw:layer="layout" svg:width="0.275cm" svg:height="0.25cm" svg:x="4.1cm" svg:y="6.25cm">
          <text:p text:style-name="P5">X</text:p>
        </draw:rect>
        <draw:rect draw:style-name="gr9" draw:text-style-name="P5" draw:layer="layout" svg:width="0.275cm" svg:height="0.25cm" svg:x="4.375cm" svg:y="6.25cm">
          <text:p text:style-name="P5">O</text:p>
        </draw:rect>
        <draw:rect draw:style-name="gr9" draw:text-style-name="P5" draw:layer="layout" svg:width="0.275cm" svg:height="0.25cm" svg:x="4.65cm" svg:y="6.25cm">
          <text:p text:style-name="P5">O</text:p>
        </draw:rect>
        <draw:rect draw:style-name="gr9" draw:text-style-name="P5" draw:layer="layout" svg:width="0.275cm" svg:height="0.25cm" svg:x="4.925cm" svg:y="6.25cm">
          <text:p/>
        </draw:rect>
        <draw:rect draw:style-name="gr9" draw:text-style-name="P5" draw:layer="layout" svg:width="0.275cm" svg:height="0.25cm" svg:x="5.7cm" svg:y="5.5cm">
          <text:p text:style-name="P5">O</text:p>
        </draw:rect>
        <draw:rect draw:style-name="gr9" draw:text-style-name="P5" draw:layer="layout" svg:width="0.275cm" svg:height="0.25cm" svg:x="5.975cm" svg:y="5.5cm">
          <text:p text:style-name="P5">O</text:p>
        </draw:rect>
        <draw:rect draw:style-name="gr9" draw:text-style-name="P5" draw:layer="layout" svg:width="0.275cm" svg:height="0.25cm" svg:x="6.25cm" svg:y="5.5cm">
          <text:p text:style-name="P5">O</text:p>
        </draw:rect>
        <draw:rect draw:style-name="gr9" draw:text-style-name="P5" draw:layer="layout" svg:width="0.275cm" svg:height="0.25cm" svg:x="6.525cm" svg:y="5.5cm">
          <text:p text:style-name="P5">X</text:p>
        </draw:rect>
        <draw:rect draw:style-name="gr9" draw:text-style-name="P5" draw:layer="layout" svg:width="0.275cm" svg:height="0.25cm" svg:x="5.7cm" svg:y="5.75cm">
          <text:p text:style-name="P5">O</text:p>
        </draw:rect>
        <draw:rect draw:style-name="gr9" draw:text-style-name="P5" draw:layer="layout" svg:width="0.275cm" svg:height="0.25cm" svg:x="5.975cm" svg:y="5.75cm">
          <text:p text:style-name="P5">X</text:p>
        </draw:rect>
        <draw:rect draw:style-name="gr9" draw:text-style-name="P5" draw:layer="layout" svg:width="0.275cm" svg:height="0.25cm" svg:x="6.25cm" svg:y="5.75cm">
          <text:p text:style-name="P5">X</text:p>
        </draw:rect>
        <draw:rect draw:style-name="gr9" draw:text-style-name="P5" draw:layer="layout" svg:width="0.275cm" svg:height="0.25cm" svg:x="6.525cm" svg:y="5.75cm">
          <text:p text:style-name="P5">X</text:p>
        </draw:rect>
        <draw:rect draw:style-name="gr9" draw:text-style-name="P5" draw:layer="layout" svg:width="0.275cm" svg:height="0.25cm" svg:x="5.7cm" svg:y="6cm">
          <text:p text:style-name="P5">X</text:p>
        </draw:rect>
        <draw:rect draw:style-name="gr9" draw:text-style-name="P5" draw:layer="layout" svg:width="0.275cm" svg:height="0.25cm" svg:x="5.975cm" svg:y="6cm">
          <text:p/>
        </draw:rect>
        <draw:rect draw:style-name="gr9" draw:text-style-name="P5" draw:layer="layout" svg:width="0.275cm" svg:height="0.25cm" svg:x="6.25cm" svg:y="6cm">
          <text:p text:style-name="P5">X</text:p>
        </draw:rect>
        <draw:rect draw:style-name="gr9" draw:text-style-name="P5" draw:layer="layout" svg:width="0.275cm" svg:height="0.25cm" svg:x="6.525cm" svg:y="6cm">
          <text:p/>
        </draw:rect>
        <draw:rect draw:style-name="gr9" draw:text-style-name="P5" draw:layer="layout" svg:width="0.275cm" svg:height="0.25cm" svg:x="5.7cm" svg:y="6.25cm">
          <text:p/>
        </draw:rect>
        <draw:rect draw:style-name="gr9" draw:text-style-name="P5" draw:layer="layout" svg:width="0.275cm" svg:height="0.25cm" svg:x="5.975cm" svg:y="6.25cm">
          <text:p text:style-name="P5">O</text:p>
        </draw:rect>
        <draw:rect draw:style-name="gr9" draw:text-style-name="P5" draw:layer="layout" svg:width="0.275cm" svg:height="0.25cm" svg:x="6.25cm" svg:y="6.25cm">
          <text:p text:style-name="P5">O</text:p>
        </draw:rect>
        <draw:rect draw:style-name="gr9" draw:text-style-name="P5" draw:layer="layout" svg:width="0.275cm" svg:height="0.25cm" svg:x="6.525cm" svg:y="6.25cm">
          <text:p text:style-name="P5">X</text:p>
        </draw:rect>
        <draw:line draw:style-name="gr2" draw:text-style-name="P2" draw:layer="layout" svg:x1="2.5cm" svg:y1="6.8cm" svg:x2="3cm" svg:y2="6.5cm">
          <text:p/>
        </draw:line>
        <draw:line draw:style-name="gr2" draw:text-style-name="P2" draw:layer="layout" svg:x1="2.9cm" svg:y1="6.8cm" svg:x2="3cm" svg:y2="6.5cm">
          <text:p/>
        </draw:line>
        <draw:line draw:style-name="gr2" draw:text-style-name="P2" draw:layer="layout" svg:x1="3.2cm" svg:y1="6.8cm" svg:x2="3.1cm" svg:y2="6.5cm">
          <text:p/>
        </draw:line>
        <draw:line draw:style-name="gr2" draw:text-style-name="P2" draw:layer="layout" svg:x1="3.6cm" svg:y1="6.8cm" svg:x2="3.1cm" svg:y2="6.5cm">
          <text:p/>
        </draw:line>
        <draw:line draw:style-name="gr2" draw:text-style-name="P2" draw:layer="layout" svg:x1="5.7cm" svg:y1="6.8cm" svg:x2="6.2cm" svg:y2="6.5cm">
          <text:p/>
        </draw:line>
        <draw:line draw:style-name="gr2" draw:text-style-name="P2" draw:layer="layout" svg:x1="6.1cm" svg:y1="6.8cm" svg:x2="6.2cm" svg:y2="6.5cm">
          <text:p/>
        </draw:line>
        <draw:line draw:style-name="gr2" draw:text-style-name="P2" draw:layer="layout" svg:x1="6.4cm" svg:y1="6.8cm" svg:x2="6.3cm" svg:y2="6.5cm">
          <text:p/>
        </draw:line>
        <draw:line draw:style-name="gr2" draw:text-style-name="P2" draw:layer="layout" svg:x1="6.8cm" svg:y1="6.8cm" svg:x2="6.3cm" svg:y2="6.5cm">
          <text:p/>
        </draw:line>
        <draw:line draw:style-name="gr2" draw:text-style-name="P2" draw:layer="layout" svg:x1="4.1cm" svg:y1="6.8cm" svg:x2="4.6cm" svg:y2="6.5cm">
          <text:p/>
        </draw:line>
        <draw:line draw:style-name="gr2" draw:text-style-name="P2" draw:layer="layout" svg:x1="4.5cm" svg:y1="6.8cm" svg:x2="4.6cm" svg:y2="6.5cm">
          <text:p/>
        </draw:line>
        <draw:line draw:style-name="gr2" draw:text-style-name="P2" draw:layer="layout" svg:x1="4.8cm" svg:y1="6.8cm" svg:x2="4.7cm" svg:y2="6.5cm">
          <text:p/>
        </draw:line>
        <draw:line draw:style-name="gr2" draw:text-style-name="P2" draw:layer="layout" svg:x1="5.2cm" svg:y1="6.8cm" svg:x2="4.7cm" svg:y2="6.5cm">
          <text:p/>
        </draw:line>
        <draw:line draw:style-name="gr6" draw:text-style-name="P2" draw:layer="layout" svg:x1="2.1cm" svg:y1="6.8cm" svg:x2="7cm" svg:y2="6.8cm">
          <text:p/>
        </draw:line>
        <draw:rect draw:style-name="gr7" draw:text-style-name="P1" draw:layer="layout" svg:width="0.275cm" svg:height="0.25cm" svg:x="3.3cm" svg:y="4.2cm">
          <text:p text:style-name="P1">O</text:p>
        </draw:rect>
        <draw:rect draw:style-name="gr7" draw:text-style-name="P1" draw:layer="layout" svg:width="0.275cm" svg:height="0.25cm" svg:x="3.575cm" svg:y="4.2cm">
          <text:p text:style-name="P1">O</text:p>
        </draw:rect>
        <draw:rect draw:style-name="gr7" draw:text-style-name="P1" draw:layer="layout" svg:width="0.275cm" svg:height="0.25cm" svg:x="3.85cm" svg:y="4.2cm">
          <text:p text:style-name="P1">O</text:p>
        </draw:rect>
        <draw:rect draw:style-name="gr7" draw:text-style-name="P1" draw:layer="layout" svg:width="0.275cm" svg:height="0.25cm" svg:x="4.125cm" svg:y="4.2cm">
          <text:p text:style-name="P1">X</text:p>
        </draw:rect>
        <draw:rect draw:style-name="gr7" draw:text-style-name="P1" draw:layer="layout" svg:width="0.275cm" svg:height="0.25cm" svg:x="3.3cm" svg:y="4.45cm">
          <text:p text:style-name="P1">O</text:p>
        </draw:rect>
        <draw:rect draw:style-name="gr7" draw:text-style-name="P1" draw:layer="layout" svg:width="0.275cm" svg:height="0.25cm" svg:x="3.575cm" svg:y="4.45cm">
          <text:p text:style-name="P1">X</text:p>
        </draw:rect>
        <draw:rect draw:style-name="gr7" draw:text-style-name="P1" draw:layer="layout" svg:width="0.275cm" svg:height="0.25cm" svg:x="3.85cm" svg:y="4.45cm">
          <text:p text:style-name="P1">X</text:p>
        </draw:rect>
        <draw:rect draw:style-name="gr7" draw:text-style-name="P1" draw:layer="layout" svg:width="0.275cm" svg:height="0.25cm" svg:x="4.125cm" svg:y="4.45cm">
          <text:p text:style-name="P1">X</text:p>
        </draw:rect>
        <draw:rect draw:style-name="gr7" draw:text-style-name="P1" draw:layer="layout" svg:width="0.275cm" svg:height="0.25cm" svg:x="3.3cm" svg:y="4.7cm">
          <text:p text:style-name="P1">X</text:p>
        </draw:rect>
        <draw:rect draw:style-name="gr7" draw:text-style-name="P1" draw:layer="layout" svg:width="0.275cm" svg:height="0.25cm" svg:x="3.575cm" svg:y="4.7cm">
          <text:p/>
        </draw:rect>
        <draw:rect draw:style-name="gr7" draw:text-style-name="P1" draw:layer="layout" svg:width="0.275cm" svg:height="0.25cm" svg:x="3.85cm" svg:y="4.7cm">
          <text:p text:style-name="P1">X</text:p>
        </draw:rect>
        <draw:rect draw:style-name="gr7" draw:text-style-name="P1" draw:layer="layout" svg:width="0.275cm" svg:height="0.25cm" svg:x="4.125cm" svg:y="4.7cm">
          <text:p/>
        </draw:rect>
        <draw:rect draw:style-name="gr7" draw:text-style-name="P1" draw:layer="layout" svg:width="0.275cm" svg:height="0.25cm" svg:x="3.3cm" svg:y="4.95cm">
          <text:p/>
        </draw:rect>
        <draw:rect draw:style-name="gr7" draw:text-style-name="P1" draw:layer="layout" svg:width="0.275cm" svg:height="0.25cm" svg:x="3.575cm" svg:y="4.95cm">
          <text:p text:style-name="P1">O</text:p>
        </draw:rect>
        <draw:rect draw:style-name="gr7" draw:text-style-name="P1" draw:layer="layout" svg:width="0.275cm" svg:height="0.25cm" svg:x="3.85cm" svg:y="4.95cm">
          <text:p text:style-name="P1">O</text:p>
        </draw:rect>
        <draw:rect draw:style-name="gr7" draw:text-style-name="P1" draw:layer="layout" svg:width="0.275cm" svg:height="0.25cm" svg:x="4.125cm" svg:y="4.95cm">
          <text:p/>
        </draw:rect>
        <draw:rect draw:style-name="gr9" draw:text-style-name="P5" draw:layer="layout" svg:width="0.275cm" svg:height="0.25cm" svg:x="2.5cm" svg:y="5.5cm">
          <text:p text:style-name="P5">O</text:p>
        </draw:rect>
        <draw:rect draw:style-name="gr9" draw:text-style-name="P5" draw:layer="layout" svg:width="0.275cm" svg:height="0.25cm" svg:x="2.775cm" svg:y="5.5cm">
          <text:p text:style-name="P5">O</text:p>
        </draw:rect>
        <draw:rect draw:style-name="gr9" draw:text-style-name="P5" draw:layer="layout" svg:width="0.275cm" svg:height="0.25cm" svg:x="3.05cm" svg:y="5.5cm">
          <text:p text:style-name="P5">O</text:p>
        </draw:rect>
        <draw:rect draw:style-name="gr9" draw:text-style-name="P5" draw:layer="layout" svg:width="0.275cm" svg:height="0.25cm" svg:x="3.325cm" svg:y="5.5cm">
          <text:p text:style-name="P5">X</text:p>
        </draw:rect>
        <draw:rect draw:style-name="gr9" draw:text-style-name="P5" draw:layer="layout" svg:width="0.275cm" svg:height="0.25cm" svg:x="2.5cm" svg:y="5.75cm">
          <text:p text:style-name="P5">O</text:p>
        </draw:rect>
        <draw:rect draw:style-name="gr9" draw:text-style-name="P5" draw:layer="layout" svg:width="0.275cm" svg:height="0.25cm" svg:x="2.775cm" svg:y="5.75cm">
          <text:p text:style-name="P5">X</text:p>
        </draw:rect>
        <draw:rect draw:style-name="gr9" draw:text-style-name="P5" draw:layer="layout" svg:width="0.275cm" svg:height="0.25cm" svg:x="3.05cm" svg:y="5.75cm">
          <text:p text:style-name="P5">X</text:p>
        </draw:rect>
        <draw:rect draw:style-name="gr9" draw:text-style-name="P5" draw:layer="layout" svg:width="0.275cm" svg:height="0.25cm" svg:x="3.325cm" svg:y="5.75cm">
          <text:p text:style-name="P5">X</text:p>
        </draw:rect>
        <draw:rect draw:style-name="gr9" draw:text-style-name="P5" draw:layer="layout" svg:width="0.275cm" svg:height="0.25cm" svg:x="2.5cm" svg:y="6cm">
          <text:p text:style-name="P5">X</text:p>
        </draw:rect>
        <draw:rect draw:style-name="gr9" draw:text-style-name="P5" draw:layer="layout" svg:width="0.275cm" svg:height="0.25cm" svg:x="2.775cm" svg:y="6cm">
          <text:p/>
        </draw:rect>
        <draw:rect draw:style-name="gr9" draw:text-style-name="P5" draw:layer="layout" svg:width="0.275cm" svg:height="0.25cm" svg:x="3.05cm" svg:y="6cm">
          <text:p text:style-name="P5">X</text:p>
        </draw:rect>
        <draw:rect draw:style-name="gr9" draw:text-style-name="P5" draw:layer="layout" svg:width="0.275cm" svg:height="0.25cm" svg:x="3.325cm" svg:y="6cm">
          <text:p text:style-name="P5">X</text:p>
        </draw:rect>
        <draw:rect draw:style-name="gr9" draw:text-style-name="P5" draw:layer="layout" svg:width="0.275cm" svg:height="0.25cm" svg:x="2.5cm" svg:y="6.25cm">
          <text:p/>
        </draw:rect>
        <draw:rect draw:style-name="gr9" draw:text-style-name="P5" draw:layer="layout" svg:width="0.275cm" svg:height="0.25cm" svg:x="2.775cm" svg:y="6.25cm">
          <text:p text:style-name="P5">O</text:p>
        </draw:rect>
        <draw:rect draw:style-name="gr9" draw:text-style-name="P5" draw:layer="layout" svg:width="0.275cm" svg:height="0.25cm" svg:x="3.05cm" svg:y="6.25cm">
          <text:p text:style-name="P5">O</text:p>
        </draw:rect>
        <draw:rect draw:style-name="gr9" draw:text-style-name="P5" draw:layer="layout" svg:width="0.275cm" svg:height="0.25cm" svg:x="3.325cm" svg:y="6.25cm">
          <text:p/>
        </draw:rect>
        <draw:rect draw:style-name="gr9" draw:text-style-name="P5" draw:layer="layout" svg:width="0.275cm" svg:height="0.25cm" svg:x="4.1cm" svg:y="5.5cm">
          <text:p text:style-name="P5">O</text:p>
        </draw:rect>
        <draw:rect draw:style-name="gr9" draw:text-style-name="P5" draw:layer="layout" svg:width="0.275cm" svg:height="0.25cm" svg:x="4.375cm" svg:y="5.5cm">
          <text:p text:style-name="P5">O</text:p>
        </draw:rect>
        <draw:rect draw:style-name="gr9" draw:text-style-name="P5" draw:layer="layout" svg:width="0.275cm" svg:height="0.25cm" svg:x="4.65cm" svg:y="5.5cm">
          <text:p text:style-name="P5">O</text:p>
        </draw:rect>
        <draw:rect draw:style-name="gr9" draw:text-style-name="P5" draw:layer="layout" svg:width="0.275cm" svg:height="0.25cm" svg:x="4.925cm" svg:y="5.5cm">
          <text:p text:style-name="P5">X</text:p>
        </draw:rect>
        <draw:rect draw:style-name="gr9" draw:text-style-name="P5" draw:layer="layout" svg:width="0.275cm" svg:height="0.25cm" svg:x="4.1cm" svg:y="5.75cm">
          <text:p text:style-name="P5">O</text:p>
        </draw:rect>
        <draw:rect draw:style-name="gr9" draw:text-style-name="P5" draw:layer="layout" svg:width="0.275cm" svg:height="0.25cm" svg:x="4.375cm" svg:y="5.75cm">
          <text:p text:style-name="P5">X</text:p>
        </draw:rect>
        <draw:rect draw:style-name="gr9" draw:text-style-name="P5" draw:layer="layout" svg:width="0.275cm" svg:height="0.25cm" svg:x="4.65cm" svg:y="5.75cm">
          <text:p text:style-name="P5">X</text:p>
        </draw:rect>
        <draw:rect draw:style-name="gr9" draw:text-style-name="P5" draw:layer="layout" svg:width="0.275cm" svg:height="0.25cm" svg:x="4.925cm" svg:y="5.75cm">
          <text:p text:style-name="P5">X</text:p>
        </draw:rect>
        <draw:rect draw:style-name="gr9" draw:text-style-name="P5" draw:layer="layout" svg:width="0.275cm" svg:height="0.25cm" svg:x="4.1cm" svg:y="6cm">
          <text:p text:style-name="P5">X</text:p>
        </draw:rect>
        <draw:rect draw:style-name="gr9" draw:text-style-name="P5" draw:layer="layout" svg:width="0.275cm" svg:height="0.25cm" svg:x="4.375cm" svg:y="6cm">
          <text:p/>
        </draw:rect>
        <draw:rect draw:style-name="gr9" draw:text-style-name="P5" draw:layer="layout" svg:width="0.275cm" svg:height="0.25cm" svg:x="4.65cm" svg:y="6cm">
          <text:p text:style-name="P5">X</text:p>
        </draw:rect>
        <draw:rect draw:style-name="gr9" draw:text-style-name="P5" draw:layer="layout" svg:width="0.275cm" svg:height="0.25cm" svg:x="4.925cm" svg:y="6cm">
          <text:p/>
        </draw:rect>
        <draw:rect draw:style-name="gr9" draw:text-style-name="P5" draw:layer="layout" svg:width="0.275cm" svg:height="0.25cm" svg:x="4.1cm" svg:y="6.25cm">
          <text:p text:style-name="P5">X</text:p>
        </draw:rect>
        <draw:rect draw:style-name="gr9" draw:text-style-name="P5" draw:layer="layout" svg:width="0.275cm" svg:height="0.25cm" svg:x="4.375cm" svg:y="6.25cm">
          <text:p text:style-name="P5">O</text:p>
        </draw:rect>
        <draw:rect draw:style-name="gr9" draw:text-style-name="P5" draw:layer="layout" svg:width="0.275cm" svg:height="0.25cm" svg:x="4.65cm" svg:y="6.25cm">
          <text:p text:style-name="P5">O</text:p>
        </draw:rect>
        <draw:rect draw:style-name="gr9" draw:text-style-name="P5" draw:layer="layout" svg:width="0.275cm" svg:height="0.25cm" svg:x="4.925cm" svg:y="6.25cm">
          <text:p/>
        </draw:rect>
        <draw:rect draw:style-name="gr9" draw:text-style-name="P5" draw:layer="layout" svg:width="0.275cm" svg:height="0.25cm" svg:x="5.7cm" svg:y="5.5cm">
          <text:p text:style-name="P5">O</text:p>
        </draw:rect>
        <draw:rect draw:style-name="gr9" draw:text-style-name="P5" draw:layer="layout" svg:width="0.275cm" svg:height="0.25cm" svg:x="5.975cm" svg:y="5.5cm">
          <text:p text:style-name="P5">O</text:p>
        </draw:rect>
        <draw:rect draw:style-name="gr9" draw:text-style-name="P5" draw:layer="layout" svg:width="0.275cm" svg:height="0.25cm" svg:x="6.25cm" svg:y="5.5cm">
          <text:p text:style-name="P5">O</text:p>
        </draw:rect>
        <draw:rect draw:style-name="gr9" draw:text-style-name="P5" draw:layer="layout" svg:width="0.275cm" svg:height="0.25cm" svg:x="6.525cm" svg:y="5.5cm">
          <text:p text:style-name="P5">X</text:p>
        </draw:rect>
        <draw:rect draw:style-name="gr9" draw:text-style-name="P5" draw:layer="layout" svg:width="0.275cm" svg:height="0.25cm" svg:x="5.7cm" svg:y="5.75cm">
          <text:p text:style-name="P5">O</text:p>
        </draw:rect>
        <draw:rect draw:style-name="gr9" draw:text-style-name="P5" draw:layer="layout" svg:width="0.275cm" svg:height="0.25cm" svg:x="5.975cm" svg:y="5.75cm">
          <text:p text:style-name="P5">X</text:p>
        </draw:rect>
        <draw:rect draw:style-name="gr9" draw:text-style-name="P5" draw:layer="layout" svg:width="0.275cm" svg:height="0.25cm" svg:x="6.25cm" svg:y="5.75cm">
          <text:p text:style-name="P5">X</text:p>
        </draw:rect>
        <draw:rect draw:style-name="gr9" draw:text-style-name="P5" draw:layer="layout" svg:width="0.275cm" svg:height="0.25cm" svg:x="6.525cm" svg:y="5.75cm">
          <text:p text:style-name="P5">X</text:p>
        </draw:rect>
        <draw:rect draw:style-name="gr9" draw:text-style-name="P5" draw:layer="layout" svg:width="0.275cm" svg:height="0.25cm" svg:x="5.7cm" svg:y="6cm">
          <text:p text:style-name="P5">X</text:p>
        </draw:rect>
        <draw:rect draw:style-name="gr9" draw:text-style-name="P5" draw:layer="layout" svg:width="0.275cm" svg:height="0.25cm" svg:x="5.975cm" svg:y="6cm">
          <text:p/>
        </draw:rect>
        <draw:rect draw:style-name="gr9" draw:text-style-name="P5" draw:layer="layout" svg:width="0.275cm" svg:height="0.25cm" svg:x="6.25cm" svg:y="6cm">
          <text:p text:style-name="P5">X</text:p>
        </draw:rect>
        <draw:rect draw:style-name="gr9" draw:text-style-name="P5" draw:layer="layout" svg:width="0.275cm" svg:height="0.25cm" svg:x="6.525cm" svg:y="6cm">
          <text:p/>
        </draw:rect>
        <draw:rect draw:style-name="gr9" draw:text-style-name="P5" draw:layer="layout" svg:width="0.275cm" svg:height="0.25cm" svg:x="5.7cm" svg:y="6.25cm">
          <text:p/>
        </draw:rect>
        <draw:rect draw:style-name="gr9" draw:text-style-name="P5" draw:layer="layout" svg:width="0.275cm" svg:height="0.25cm" svg:x="5.975cm" svg:y="6.25cm">
          <text:p text:style-name="P5">O</text:p>
        </draw:rect>
        <draw:rect draw:style-name="gr9" draw:text-style-name="P5" draw:layer="layout" svg:width="0.275cm" svg:height="0.25cm" svg:x="6.25cm" svg:y="6.25cm">
          <text:p text:style-name="P5">O</text:p>
        </draw:rect>
        <draw:rect draw:style-name="gr9" draw:text-style-name="P5" draw:layer="layout" svg:width="0.275cm" svg:height="0.25cm" svg:x="6.525cm" svg:y="6.25cm">
          <text:p text:style-name="P5">X</text:p>
        </draw:rect>
        <draw:line draw:style-name="gr2" draw:text-style-name="P2" draw:layer="layout" svg:x1="2.5cm" svg:y1="6.8cm" svg:x2="3cm" svg:y2="6.5cm">
          <text:p/>
        </draw:line>
        <draw:line draw:style-name="gr2" draw:text-style-name="P2" draw:layer="layout" svg:x1="2.9cm" svg:y1="6.8cm" svg:x2="3cm" svg:y2="6.5cm">
          <text:p/>
        </draw:line>
        <draw:line draw:style-name="gr2" draw:text-style-name="P2" draw:layer="layout" svg:x1="3.2cm" svg:y1="6.8cm" svg:x2="3.1cm" svg:y2="6.5cm">
          <text:p/>
        </draw:line>
        <draw:line draw:style-name="gr2" draw:text-style-name="P2" draw:layer="layout" svg:x1="3.6cm" svg:y1="6.8cm" svg:x2="3.1cm" svg:y2="6.5cm">
          <text:p/>
        </draw:line>
        <draw:line draw:style-name="gr2" draw:text-style-name="P2" draw:layer="layout" svg:x1="5.7cm" svg:y1="6.8cm" svg:x2="6.2cm" svg:y2="6.5cm">
          <text:p/>
        </draw:line>
        <draw:line draw:style-name="gr2" draw:text-style-name="P2" draw:layer="layout" svg:x1="6.1cm" svg:y1="6.8cm" svg:x2="6.2cm" svg:y2="6.5cm">
          <text:p/>
        </draw:line>
        <draw:line draw:style-name="gr2" draw:text-style-name="P2" draw:layer="layout" svg:x1="6.4cm" svg:y1="6.8cm" svg:x2="6.3cm" svg:y2="6.5cm">
          <text:p/>
        </draw:line>
        <draw:line draw:style-name="gr2" draw:text-style-name="P2" draw:layer="layout" svg:x1="6.8cm" svg:y1="6.8cm" svg:x2="6.3cm" svg:y2="6.5cm">
          <text:p/>
        </draw:line>
        <draw:line draw:style-name="gr2" draw:text-style-name="P2" draw:layer="layout" svg:x1="4.1cm" svg:y1="6.8cm" svg:x2="4.6cm" svg:y2="6.5cm">
          <text:p/>
        </draw:line>
        <draw:line draw:style-name="gr2" draw:text-style-name="P2" draw:layer="layout" svg:x1="4.5cm" svg:y1="6.8cm" svg:x2="4.6cm" svg:y2="6.5cm">
          <text:p/>
        </draw:line>
        <draw:line draw:style-name="gr2" draw:text-style-name="P2" draw:layer="layout" svg:x1="4.8cm" svg:y1="6.8cm" svg:x2="4.7cm" svg:y2="6.5cm">
          <text:p/>
        </draw:line>
        <draw:line draw:style-name="gr2" draw:text-style-name="P2" draw:layer="layout" svg:x1="5.2cm" svg:y1="6.8cm" svg:x2="4.7cm" svg:y2="6.5cm">
          <text:p/>
        </draw:line>
        <draw:rect draw:style-name="gr7" draw:text-style-name="P1" draw:layer="layout" svg:width="0.275cm" svg:height="0.25cm" svg:x="3.3cm" svg:y="4.2cm">
          <text:p text:style-name="P1">O</text:p>
        </draw:rect>
        <draw:rect draw:style-name="gr7" draw:text-style-name="P1" draw:layer="layout" svg:width="0.275cm" svg:height="0.25cm" svg:x="3.575cm" svg:y="4.2cm">
          <text:p text:style-name="P1">O</text:p>
        </draw:rect>
        <draw:rect draw:style-name="gr7" draw:text-style-name="P1" draw:layer="layout" svg:width="0.275cm" svg:height="0.25cm" svg:x="3.85cm" svg:y="4.2cm">
          <text:p text:style-name="P1">O</text:p>
        </draw:rect>
        <draw:rect draw:style-name="gr7" draw:text-style-name="P1" draw:layer="layout" svg:width="0.275cm" svg:height="0.25cm" svg:x="4.125cm" svg:y="4.2cm">
          <text:p text:style-name="P1">X</text:p>
        </draw:rect>
        <draw:rect draw:style-name="gr7" draw:text-style-name="P1" draw:layer="layout" svg:width="0.275cm" svg:height="0.25cm" svg:x="3.3cm" svg:y="4.45cm">
          <text:p text:style-name="P1">O</text:p>
        </draw:rect>
        <draw:rect draw:style-name="gr7" draw:text-style-name="P1" draw:layer="layout" svg:width="0.275cm" svg:height="0.25cm" svg:x="3.575cm" svg:y="4.45cm">
          <text:p text:style-name="P1">X</text:p>
        </draw:rect>
        <draw:rect draw:style-name="gr7" draw:text-style-name="P1" draw:layer="layout" svg:width="0.275cm" svg:height="0.25cm" svg:x="3.85cm" svg:y="4.45cm">
          <text:p text:style-name="P1">X</text:p>
        </draw:rect>
        <draw:rect draw:style-name="gr7" draw:text-style-name="P1" draw:layer="layout" svg:width="0.275cm" svg:height="0.25cm" svg:x="4.125cm" svg:y="4.45cm">
          <text:p text:style-name="P1">X</text:p>
        </draw:rect>
        <draw:rect draw:style-name="gr7" draw:text-style-name="P1" draw:layer="layout" svg:width="0.275cm" svg:height="0.25cm" svg:x="3.3cm" svg:y="4.7cm">
          <text:p text:style-name="P1">X</text:p>
        </draw:rect>
        <draw:rect draw:style-name="gr7" draw:text-style-name="P1" draw:layer="layout" svg:width="0.275cm" svg:height="0.25cm" svg:x="3.575cm" svg:y="4.7cm">
          <text:p/>
        </draw:rect>
        <draw:rect draw:style-name="gr7" draw:text-style-name="P1" draw:layer="layout" svg:width="0.275cm" svg:height="0.25cm" svg:x="3.85cm" svg:y="4.7cm">
          <text:p text:style-name="P1">X</text:p>
        </draw:rect>
        <draw:rect draw:style-name="gr7" draw:text-style-name="P1" draw:layer="layout" svg:width="0.275cm" svg:height="0.25cm" svg:x="4.125cm" svg:y="4.7cm">
          <text:p/>
        </draw:rect>
        <draw:rect draw:style-name="gr7" draw:text-style-name="P1" draw:layer="layout" svg:width="0.275cm" svg:height="0.25cm" svg:x="3.3cm" svg:y="4.95cm">
          <text:p/>
        </draw:rect>
        <draw:rect draw:style-name="gr7" draw:text-style-name="P1" draw:layer="layout" svg:width="0.275cm" svg:height="0.25cm" svg:x="3.575cm" svg:y="4.95cm">
          <text:p text:style-name="P1">O</text:p>
        </draw:rect>
        <draw:rect draw:style-name="gr7" draw:text-style-name="P1" draw:layer="layout" svg:width="0.275cm" svg:height="0.25cm" svg:x="3.85cm" svg:y="4.95cm">
          <text:p text:style-name="P1">O</text:p>
        </draw:rect>
        <draw:rect draw:style-name="gr7" draw:text-style-name="P1" draw:layer="layout" svg:width="0.275cm" svg:height="0.25cm" svg:x="4.125cm" svg:y="4.95cm">
          <text:p/>
        </draw:rect>
        <draw:rect draw:style-name="gr9" draw:text-style-name="P5" draw:layer="layout" svg:width="0.275cm" svg:height="0.25cm" svg:x="2.5cm" svg:y="5.5cm">
          <text:p text:style-name="P5">O</text:p>
        </draw:rect>
        <draw:rect draw:style-name="gr9" draw:text-style-name="P5" draw:layer="layout" svg:width="0.275cm" svg:height="0.25cm" svg:x="2.775cm" svg:y="5.5cm">
          <text:p text:style-name="P5">O</text:p>
        </draw:rect>
        <draw:rect draw:style-name="gr9" draw:text-style-name="P5" draw:layer="layout" svg:width="0.275cm" svg:height="0.25cm" svg:x="3.05cm" svg:y="5.5cm">
          <text:p text:style-name="P5">O</text:p>
        </draw:rect>
        <draw:rect draw:style-name="gr9" draw:text-style-name="P5" draw:layer="layout" svg:width="0.275cm" svg:height="0.25cm" svg:x="3.325cm" svg:y="5.5cm">
          <text:p text:style-name="P5">X</text:p>
        </draw:rect>
        <draw:rect draw:style-name="gr9" draw:text-style-name="P5" draw:layer="layout" svg:width="0.275cm" svg:height="0.25cm" svg:x="2.5cm" svg:y="5.75cm">
          <text:p text:style-name="P5">O</text:p>
        </draw:rect>
        <draw:rect draw:style-name="gr9" draw:text-style-name="P5" draw:layer="layout" svg:width="0.275cm" svg:height="0.25cm" svg:x="2.775cm" svg:y="5.75cm">
          <text:p text:style-name="P5">X</text:p>
        </draw:rect>
        <draw:rect draw:style-name="gr9" draw:text-style-name="P5" draw:layer="layout" svg:width="0.275cm" svg:height="0.25cm" svg:x="3.05cm" svg:y="5.75cm">
          <text:p text:style-name="P5">X</text:p>
        </draw:rect>
        <draw:rect draw:style-name="gr9" draw:text-style-name="P5" draw:layer="layout" svg:width="0.275cm" svg:height="0.25cm" svg:x="3.325cm" svg:y="5.75cm">
          <text:p text:style-name="P5">X</text:p>
        </draw:rect>
        <draw:rect draw:style-name="gr9" draw:text-style-name="P5" draw:layer="layout" svg:width="0.275cm" svg:height="0.25cm" svg:x="2.5cm" svg:y="6cm">
          <text:p text:style-name="P5">X</text:p>
        </draw:rect>
        <draw:rect draw:style-name="gr9" draw:text-style-name="P5" draw:layer="layout" svg:width="0.275cm" svg:height="0.25cm" svg:x="2.775cm" svg:y="6cm">
          <text:p/>
        </draw:rect>
        <draw:rect draw:style-name="gr9" draw:text-style-name="P5" draw:layer="layout" svg:width="0.275cm" svg:height="0.25cm" svg:x="3.05cm" svg:y="6cm">
          <text:p text:style-name="P5">X</text:p>
        </draw:rect>
        <draw:rect draw:style-name="gr9" draw:text-style-name="P5" draw:layer="layout" svg:width="0.275cm" svg:height="0.25cm" svg:x="3.325cm" svg:y="6cm">
          <text:p text:style-name="P5">X</text:p>
        </draw:rect>
        <draw:rect draw:style-name="gr9" draw:text-style-name="P5" draw:layer="layout" svg:width="0.275cm" svg:height="0.25cm" svg:x="2.5cm" svg:y="6.25cm">
          <text:p/>
        </draw:rect>
        <draw:rect draw:style-name="gr9" draw:text-style-name="P5" draw:layer="layout" svg:width="0.275cm" svg:height="0.25cm" svg:x="2.775cm" svg:y="6.25cm">
          <text:p text:style-name="P5">O</text:p>
        </draw:rect>
        <draw:rect draw:style-name="gr9" draw:text-style-name="P5" draw:layer="layout" svg:width="0.275cm" svg:height="0.25cm" svg:x="3.05cm" svg:y="6.25cm">
          <text:p text:style-name="P5">O</text:p>
        </draw:rect>
        <draw:rect draw:style-name="gr9" draw:text-style-name="P5" draw:layer="layout" svg:width="0.275cm" svg:height="0.25cm" svg:x="3.325cm" svg:y="6.25cm">
          <text:p/>
        </draw:rect>
        <draw:rect draw:style-name="gr9" draw:text-style-name="P5" draw:layer="layout" svg:width="0.275cm" svg:height="0.25cm" svg:x="4.1cm" svg:y="5.5cm">
          <text:p text:style-name="P5">O</text:p>
        </draw:rect>
        <draw:rect draw:style-name="gr9" draw:text-style-name="P5" draw:layer="layout" svg:width="0.275cm" svg:height="0.25cm" svg:x="4.375cm" svg:y="5.5cm">
          <text:p text:style-name="P5">O</text:p>
        </draw:rect>
        <draw:rect draw:style-name="gr9" draw:text-style-name="P5" draw:layer="layout" svg:width="0.275cm" svg:height="0.25cm" svg:x="4.65cm" svg:y="5.5cm">
          <text:p text:style-name="P5">O</text:p>
        </draw:rect>
        <draw:rect draw:style-name="gr9" draw:text-style-name="P5" draw:layer="layout" svg:width="0.275cm" svg:height="0.25cm" svg:x="4.925cm" svg:y="5.5cm">
          <text:p text:style-name="P5">X</text:p>
        </draw:rect>
        <draw:rect draw:style-name="gr9" draw:text-style-name="P5" draw:layer="layout" svg:width="0.275cm" svg:height="0.25cm" svg:x="4.1cm" svg:y="5.75cm">
          <text:p text:style-name="P5">O</text:p>
        </draw:rect>
        <draw:rect draw:style-name="gr9" draw:text-style-name="P5" draw:layer="layout" svg:width="0.275cm" svg:height="0.25cm" svg:x="4.375cm" svg:y="5.75cm">
          <text:p text:style-name="P5">X</text:p>
        </draw:rect>
        <draw:rect draw:style-name="gr9" draw:text-style-name="P5" draw:layer="layout" svg:width="0.275cm" svg:height="0.25cm" svg:x="4.65cm" svg:y="5.75cm">
          <text:p text:style-name="P5">X</text:p>
        </draw:rect>
        <draw:rect draw:style-name="gr9" draw:text-style-name="P5" draw:layer="layout" svg:width="0.275cm" svg:height="0.25cm" svg:x="4.925cm" svg:y="5.75cm">
          <text:p text:style-name="P5">X</text:p>
        </draw:rect>
        <draw:rect draw:style-name="gr9" draw:text-style-name="P5" draw:layer="layout" svg:width="0.275cm" svg:height="0.25cm" svg:x="4.1cm" svg:y="6cm">
          <text:p text:style-name="P5">X</text:p>
        </draw:rect>
        <draw:rect draw:style-name="gr9" draw:text-style-name="P5" draw:layer="layout" svg:width="0.275cm" svg:height="0.25cm" svg:x="4.375cm" svg:y="6cm">
          <text:p/>
        </draw:rect>
        <draw:rect draw:style-name="gr9" draw:text-style-name="P5" draw:layer="layout" svg:width="0.275cm" svg:height="0.25cm" svg:x="4.65cm" svg:y="6cm">
          <text:p/>
        </draw:rect>
        <draw:rect draw:style-name="gr9" draw:text-style-name="P5" draw:layer="layout" svg:width="0.275cm" svg:height="0.25cm" svg:x="4.925cm" svg:y="6cm">
          <text:p text:style-name="P5">X</text:p>
        </draw:rect>
        <draw:rect draw:style-name="gr9" draw:text-style-name="P5" draw:layer="layout" svg:width="0.275cm" svg:height="0.25cm" svg:x="4.1cm" svg:y="6.25cm">
          <text:p text:style-name="P5">X</text:p>
        </draw:rect>
        <draw:rect draw:style-name="gr9" draw:text-style-name="P5" draw:layer="layout" svg:width="0.275cm" svg:height="0.25cm" svg:x="4.375cm" svg:y="6.25cm">
          <text:p text:style-name="P5">O</text:p>
        </draw:rect>
        <draw:rect draw:style-name="gr9" draw:text-style-name="P5" draw:layer="layout" svg:width="0.275cm" svg:height="0.25cm" svg:x="4.65cm" svg:y="6.25cm">
          <text:p text:style-name="P5">O</text:p>
        </draw:rect>
        <draw:rect draw:style-name="gr9" draw:text-style-name="P5" draw:layer="layout" svg:width="0.275cm" svg:height="0.25cm" svg:x="4.925cm" svg:y="6.25cm">
          <text:p/>
        </draw:rect>
        <draw:rect draw:style-name="gr9" draw:text-style-name="P5" draw:layer="layout" svg:width="0.275cm" svg:height="0.25cm" svg:x="5.7cm" svg:y="5.5cm">
          <text:p text:style-name="P5">O</text:p>
        </draw:rect>
        <draw:rect draw:style-name="gr9" draw:text-style-name="P5" draw:layer="layout" svg:width="0.275cm" svg:height="0.25cm" svg:x="5.975cm" svg:y="5.5cm">
          <text:p text:style-name="P5">O</text:p>
        </draw:rect>
        <draw:rect draw:style-name="gr9" draw:text-style-name="P5" draw:layer="layout" svg:width="0.275cm" svg:height="0.25cm" svg:x="6.25cm" svg:y="5.5cm">
          <text:p text:style-name="P5">O</text:p>
        </draw:rect>
        <draw:rect draw:style-name="gr9" draw:text-style-name="P5" draw:layer="layout" svg:width="0.275cm" svg:height="0.25cm" svg:x="6.525cm" svg:y="5.5cm">
          <text:p text:style-name="P5">X</text:p>
        </draw:rect>
        <draw:rect draw:style-name="gr9" draw:text-style-name="P5" draw:layer="layout" svg:width="0.275cm" svg:height="0.25cm" svg:x="5.7cm" svg:y="5.75cm">
          <text:p text:style-name="P5">O</text:p>
        </draw:rect>
        <draw:rect draw:style-name="gr9" draw:text-style-name="P5" draw:layer="layout" svg:width="0.275cm" svg:height="0.25cm" svg:x="5.975cm" svg:y="5.75cm">
          <text:p text:style-name="P5">X</text:p>
        </draw:rect>
        <draw:rect draw:style-name="gr9" draw:text-style-name="P5" draw:layer="layout" svg:width="0.275cm" svg:height="0.25cm" svg:x="6.25cm" svg:y="5.75cm">
          <text:p text:style-name="P5">X</text:p>
        </draw:rect>
        <draw:rect draw:style-name="gr9" draw:text-style-name="P5" draw:layer="layout" svg:width="0.275cm" svg:height="0.25cm" svg:x="6.525cm" svg:y="5.75cm">
          <text:p text:style-name="P5">X</text:p>
        </draw:rect>
        <draw:rect draw:style-name="gr9" draw:text-style-name="P5" draw:layer="layout" svg:width="0.275cm" svg:height="0.25cm" svg:x="5.7cm" svg:y="6cm">
          <text:p text:style-name="P5">X</text:p>
        </draw:rect>
        <draw:rect draw:style-name="gr9" draw:text-style-name="P5" draw:layer="layout" svg:width="0.275cm" svg:height="0.25cm" svg:x="5.975cm" svg:y="6cm">
          <text:p/>
        </draw:rect>
        <draw:rect draw:style-name="gr9" draw:text-style-name="P5" draw:layer="layout" svg:width="0.275cm" svg:height="0.25cm" svg:x="6.25cm" svg:y="6cm">
          <text:p/>
        </draw:rect>
        <draw:rect draw:style-name="gr9" draw:text-style-name="P5" draw:layer="layout" svg:width="0.275cm" svg:height="0.25cm" svg:x="6.525cm" svg:y="6cm">
          <text:p text:style-name="P5">X</text:p>
        </draw:rect>
        <draw:rect draw:style-name="gr9" draw:text-style-name="P5" draw:layer="layout" svg:width="0.275cm" svg:height="0.25cm" svg:x="5.7cm" svg:y="6.25cm">
          <text:p/>
        </draw:rect>
        <draw:rect draw:style-name="gr9" draw:text-style-name="P5" draw:layer="layout" svg:width="0.275cm" svg:height="0.25cm" svg:x="5.975cm" svg:y="6.25cm">
          <text:p text:style-name="P5">O</text:p>
        </draw:rect>
        <draw:rect draw:style-name="gr9" draw:text-style-name="P5" draw:layer="layout" svg:width="0.275cm" svg:height="0.25cm" svg:x="6.25cm" svg:y="6.25cm">
          <text:p text:style-name="P5">O</text:p>
        </draw:rect>
        <draw:rect draw:style-name="gr9" draw:text-style-name="P5" draw:layer="layout" svg:width="0.275cm" svg:height="0.25cm" svg:x="6.525cm" svg:y="6.25cm">
          <text:p text:style-name="P5">X</text:p>
        </draw:rect>
        <draw:line draw:style-name="gr2" draw:text-style-name="P2" draw:layer="layout" svg:x1="2.5cm" svg:y1="6.8cm" svg:x2="3cm" svg:y2="6.5cm">
          <text:p/>
        </draw:line>
        <draw:line draw:style-name="gr2" draw:text-style-name="P2" draw:layer="layout" svg:x1="2.9cm" svg:y1="6.8cm" svg:x2="3cm" svg:y2="6.5cm">
          <text:p/>
        </draw:line>
        <draw:line draw:style-name="gr2" draw:text-style-name="P2" draw:layer="layout" svg:x1="3.2cm" svg:y1="6.8cm" svg:x2="3.1cm" svg:y2="6.5cm">
          <text:p/>
        </draw:line>
        <draw:line draw:style-name="gr2" draw:text-style-name="P2" draw:layer="layout" svg:x1="3.6cm" svg:y1="6.8cm" svg:x2="3.1cm" svg:y2="6.5cm">
          <text:p/>
        </draw:line>
        <draw:line draw:style-name="gr2" draw:text-style-name="P2" draw:layer="layout" svg:x1="5.7cm" svg:y1="6.8cm" svg:x2="6.2cm" svg:y2="6.5cm">
          <text:p/>
        </draw:line>
        <draw:line draw:style-name="gr2" draw:text-style-name="P2" draw:layer="layout" svg:x1="6.1cm" svg:y1="6.8cm" svg:x2="6.2cm" svg:y2="6.5cm">
          <text:p/>
        </draw:line>
        <draw:line draw:style-name="gr2" draw:text-style-name="P2" draw:layer="layout" svg:x1="6.4cm" svg:y1="6.8cm" svg:x2="6.3cm" svg:y2="6.5cm">
          <text:p/>
        </draw:line>
        <draw:line draw:style-name="gr2" draw:text-style-name="P2" draw:layer="layout" svg:x1="6.8cm" svg:y1="6.8cm" svg:x2="6.3cm" svg:y2="6.5cm">
          <text:p/>
        </draw:line>
        <draw:line draw:style-name="gr2" draw:text-style-name="P2" draw:layer="layout" svg:x1="4.1cm" svg:y1="6.8cm" svg:x2="4.6cm" svg:y2="6.5cm">
          <text:p/>
        </draw:line>
        <draw:line draw:style-name="gr2" draw:text-style-name="P2" draw:layer="layout" svg:x1="4.5cm" svg:y1="6.8cm" svg:x2="4.6cm" svg:y2="6.5cm">
          <text:p/>
        </draw:line>
        <draw:line draw:style-name="gr2" draw:text-style-name="P2" draw:layer="layout" svg:x1="4.8cm" svg:y1="6.8cm" svg:x2="4.7cm" svg:y2="6.5cm">
          <text:p/>
        </draw:line>
        <draw:line draw:style-name="gr2" draw:text-style-name="P2" draw:layer="layout" svg:x1="5.2cm" svg:y1="6.8cm" svg:x2="4.7cm" svg:y2="6.5cm">
          <text:p/>
        </draw:line>
        <draw:rect draw:style-name="gr7" draw:text-style-name="P1" draw:layer="layout" svg:width="0.275cm" svg:height="0.25cm" svg:x="7.8cm" svg:y="4.2cm">
          <text:p text:style-name="P1">O</text:p>
        </draw:rect>
        <draw:rect draw:style-name="gr7" draw:text-style-name="P1" draw:layer="layout" svg:width="0.275cm" svg:height="0.25cm" svg:x="8.075cm" svg:y="4.2cm">
          <text:p text:style-name="P1">O</text:p>
        </draw:rect>
        <draw:rect draw:style-name="gr7" draw:text-style-name="P1" draw:layer="layout" svg:width="0.275cm" svg:height="0.25cm" svg:x="8.35cm" svg:y="4.2cm">
          <text:p text:style-name="P1">O</text:p>
        </draw:rect>
        <draw:rect draw:style-name="gr7" draw:text-style-name="P1" draw:layer="layout" svg:width="0.275cm" svg:height="0.25cm" svg:x="8.625cm" svg:y="4.2cm">
          <text:p text:style-name="P1">X</text:p>
        </draw:rect>
        <draw:rect draw:style-name="gr7" draw:text-style-name="P1" draw:layer="layout" svg:width="0.275cm" svg:height="0.25cm" svg:x="7.8cm" svg:y="4.45cm">
          <text:p text:style-name="P1">O</text:p>
        </draw:rect>
        <draw:rect draw:style-name="gr7" draw:text-style-name="P1" draw:layer="layout" svg:width="0.275cm" svg:height="0.25cm" svg:x="8.075cm" svg:y="4.45cm">
          <text:p text:style-name="P1">X</text:p>
        </draw:rect>
        <draw:rect draw:style-name="gr7" draw:text-style-name="P1" draw:layer="layout" svg:width="0.275cm" svg:height="0.25cm" svg:x="8.35cm" svg:y="4.45cm">
          <text:p text:style-name="P1">X</text:p>
        </draw:rect>
        <draw:rect draw:style-name="gr7" draw:text-style-name="P1" draw:layer="layout" svg:width="0.275cm" svg:height="0.25cm" svg:x="8.625cm" svg:y="4.45cm">
          <text:p text:style-name="P1">X</text:p>
        </draw:rect>
        <draw:rect draw:style-name="gr7" draw:text-style-name="P1" draw:layer="layout" svg:width="0.275cm" svg:height="0.25cm" svg:x="7.8cm" svg:y="4.7cm">
          <text:p text:style-name="P1">X</text:p>
        </draw:rect>
        <draw:rect draw:style-name="gr7" draw:text-style-name="P1" draw:layer="layout" svg:width="0.275cm" svg:height="0.25cm" svg:x="8.075cm" svg:y="4.7cm">
          <text:p/>
        </draw:rect>
        <draw:rect draw:style-name="gr7" draw:text-style-name="P1" draw:layer="layout" svg:width="0.275cm" svg:height="0.25cm" svg:x="8.35cm" svg:y="4.7cm">
          <text:p text:style-name="P1">X</text:p>
        </draw:rect>
        <draw:rect draw:style-name="gr7" draw:text-style-name="P1" draw:layer="layout" svg:width="0.275cm" svg:height="0.25cm" svg:x="8.625cm" svg:y="4.7cm">
          <text:p/>
        </draw:rect>
        <draw:rect draw:style-name="gr7" draw:text-style-name="P1" draw:layer="layout" svg:width="0.275cm" svg:height="0.25cm" svg:x="7.8cm" svg:y="4.95cm">
          <text:p/>
        </draw:rect>
        <draw:rect draw:style-name="gr7" draw:text-style-name="P1" draw:layer="layout" svg:width="0.275cm" svg:height="0.25cm" svg:x="8.075cm" svg:y="4.95cm">
          <text:p text:style-name="P1">O</text:p>
        </draw:rect>
        <draw:rect draw:style-name="gr7" draw:text-style-name="P1" draw:layer="layout" svg:width="0.275cm" svg:height="0.25cm" svg:x="8.35cm" svg:y="4.95cm">
          <text:p text:style-name="P1">O</text:p>
        </draw:rect>
        <draw:rect draw:style-name="gr7" draw:text-style-name="P1" draw:layer="layout" svg:width="0.275cm" svg:height="0.25cm" svg:x="8.625cm" svg:y="4.95cm">
          <text:p/>
        </draw:rect>
        <draw:line draw:style-name="gr8" draw:text-style-name="P2" draw:layer="layout" svg:x1="9.1cm" svg:y1="5.5cm" svg:x2="8.4cm" svg:y2="5.2cm">
          <text:p/>
        </draw:line>
        <draw:line draw:style-name="gr8" draw:text-style-name="P2" draw:layer="layout" svg:x1="10.8cm" svg:y1="5.5cm" svg:x2="8.4cm" svg:y2="5.2cm">
          <text:p/>
        </draw:line>
        <draw:rect draw:style-name="gr9" draw:text-style-name="P5" draw:layer="layout" svg:width="0.275cm" svg:height="0.25cm" svg:x="8.6cm" svg:y="5.5cm">
          <text:p text:style-name="P5">O</text:p>
        </draw:rect>
        <draw:rect draw:style-name="gr9" draw:text-style-name="P5" draw:layer="layout" svg:width="0.275cm" svg:height="0.25cm" svg:x="8.875cm" svg:y="5.5cm">
          <text:p text:style-name="P5">O</text:p>
        </draw:rect>
        <draw:rect draw:style-name="gr9" draw:text-style-name="P5" draw:layer="layout" svg:width="0.275cm" svg:height="0.25cm" svg:x="9.15cm" svg:y="5.5cm">
          <text:p text:style-name="P5">O</text:p>
        </draw:rect>
        <draw:rect draw:style-name="gr9" draw:text-style-name="P5" draw:layer="layout" svg:width="0.275cm" svg:height="0.25cm" svg:x="9.425cm" svg:y="5.5cm">
          <text:p text:style-name="P5">X</text:p>
        </draw:rect>
        <draw:rect draw:style-name="gr9" draw:text-style-name="P5" draw:layer="layout" svg:width="0.275cm" svg:height="0.25cm" svg:x="8.6cm" svg:y="5.75cm">
          <text:p text:style-name="P5">O</text:p>
        </draw:rect>
        <draw:rect draw:style-name="gr9" draw:text-style-name="P5" draw:layer="layout" svg:width="0.275cm" svg:height="0.25cm" svg:x="8.875cm" svg:y="5.75cm">
          <text:p text:style-name="P5">X</text:p>
        </draw:rect>
        <draw:rect draw:style-name="gr9" draw:text-style-name="P5" draw:layer="layout" svg:width="0.275cm" svg:height="0.25cm" svg:x="9.15cm" svg:y="5.75cm">
          <text:p text:style-name="P5">X</text:p>
        </draw:rect>
        <draw:rect draw:style-name="gr9" draw:text-style-name="P5" draw:layer="layout" svg:width="0.275cm" svg:height="0.25cm" svg:x="9.425cm" svg:y="5.75cm">
          <text:p text:style-name="P5">X</text:p>
        </draw:rect>
        <draw:rect draw:style-name="gr9" draw:text-style-name="P5" draw:layer="layout" svg:width="0.275cm" svg:height="0.25cm" svg:x="8.6cm" svg:y="6cm">
          <text:p text:style-name="P5">X</text:p>
        </draw:rect>
        <draw:rect draw:style-name="gr9" draw:text-style-name="P5" draw:layer="layout" svg:width="0.275cm" svg:height="0.25cm" svg:x="8.875cm" svg:y="6cm">
          <text:p/>
        </draw:rect>
        <draw:rect draw:style-name="gr9" draw:text-style-name="P5" draw:layer="layout" svg:width="0.275cm" svg:height="0.25cm" svg:x="9.15cm" svg:y="6cm">
          <text:p text:style-name="P5">X</text:p>
        </draw:rect>
        <draw:rect draw:style-name="gr9" draw:text-style-name="P5" draw:layer="layout" svg:width="0.275cm" svg:height="0.25cm" svg:x="9.425cm" svg:y="6cm">
          <text:p/>
        </draw:rect>
        <draw:rect draw:style-name="gr9" draw:text-style-name="P5" draw:layer="layout" svg:width="0.275cm" svg:height="0.25cm" svg:x="8.6cm" svg:y="6.25cm">
          <text:p text:style-name="P5">X</text:p>
        </draw:rect>
        <draw:rect draw:style-name="gr9" draw:text-style-name="P5" draw:layer="layout" svg:width="0.275cm" svg:height="0.25cm" svg:x="8.875cm" svg:y="6.25cm">
          <text:p text:style-name="P5">O</text:p>
        </draw:rect>
        <draw:rect draw:style-name="gr9" draw:text-style-name="P5" draw:layer="layout" svg:width="0.275cm" svg:height="0.25cm" svg:x="9.15cm" svg:y="6.25cm">
          <text:p text:style-name="P5">O</text:p>
        </draw:rect>
        <draw:rect draw:style-name="gr9" draw:text-style-name="P5" draw:layer="layout" svg:width="0.275cm" svg:height="0.25cm" svg:x="9.425cm" svg:y="6.25cm">
          <text:p/>
        </draw:rect>
        <draw:rect draw:style-name="gr9" draw:text-style-name="P5" draw:layer="layout" svg:width="0.275cm" svg:height="0.25cm" svg:x="10.2cm" svg:y="5.5cm">
          <text:p text:style-name="P5">O</text:p>
        </draw:rect>
        <draw:rect draw:style-name="gr9" draw:text-style-name="P5" draw:layer="layout" svg:width="0.275cm" svg:height="0.25cm" svg:x="10.475cm" svg:y="5.5cm">
          <text:p text:style-name="P5">O</text:p>
        </draw:rect>
        <draw:rect draw:style-name="gr9" draw:text-style-name="P5" draw:layer="layout" svg:width="0.275cm" svg:height="0.25cm" svg:x="10.75cm" svg:y="5.5cm">
          <text:p text:style-name="P5">O</text:p>
        </draw:rect>
        <draw:rect draw:style-name="gr9" draw:text-style-name="P5" draw:layer="layout" svg:width="0.275cm" svg:height="0.25cm" svg:x="11.025cm" svg:y="5.5cm">
          <text:p text:style-name="P5">X</text:p>
        </draw:rect>
        <draw:rect draw:style-name="gr9" draw:text-style-name="P5" draw:layer="layout" svg:width="0.275cm" svg:height="0.25cm" svg:x="10.2cm" svg:y="5.75cm">
          <text:p text:style-name="P5">O</text:p>
        </draw:rect>
        <draw:rect draw:style-name="gr9" draw:text-style-name="P5" draw:layer="layout" svg:width="0.275cm" svg:height="0.25cm" svg:x="10.475cm" svg:y="5.75cm">
          <text:p text:style-name="P5">X</text:p>
        </draw:rect>
        <draw:rect draw:style-name="gr9" draw:text-style-name="P5" draw:layer="layout" svg:width="0.275cm" svg:height="0.25cm" svg:x="10.75cm" svg:y="5.75cm">
          <text:p text:style-name="P5">X</text:p>
        </draw:rect>
        <draw:rect draw:style-name="gr9" draw:text-style-name="P5" draw:layer="layout" svg:width="0.275cm" svg:height="0.25cm" svg:x="11.025cm" svg:y="5.75cm">
          <text:p text:style-name="P5">X</text:p>
        </draw:rect>
        <draw:rect draw:style-name="gr9" draw:text-style-name="P5" draw:layer="layout" svg:width="0.275cm" svg:height="0.25cm" svg:x="10.2cm" svg:y="6cm">
          <text:p text:style-name="P5">X</text:p>
        </draw:rect>
        <draw:rect draw:style-name="gr9" draw:text-style-name="P5" draw:layer="layout" svg:width="0.275cm" svg:height="0.25cm" svg:x="10.475cm" svg:y="6cm">
          <text:p/>
        </draw:rect>
        <draw:rect draw:style-name="gr9" draw:text-style-name="P5" draw:layer="layout" svg:width="0.275cm" svg:height="0.25cm" svg:x="10.75cm" svg:y="6cm">
          <text:p text:style-name="P5">X</text:p>
        </draw:rect>
        <draw:rect draw:style-name="gr9" draw:text-style-name="P5" draw:layer="layout" svg:width="0.275cm" svg:height="0.25cm" svg:x="11.025cm" svg:y="6cm">
          <text:p/>
        </draw:rect>
        <draw:rect draw:style-name="gr9" draw:text-style-name="P5" draw:layer="layout" svg:width="0.275cm" svg:height="0.25cm" svg:x="10.2cm" svg:y="6.25cm">
          <text:p/>
        </draw:rect>
        <draw:rect draw:style-name="gr9" draw:text-style-name="P5" draw:layer="layout" svg:width="0.275cm" svg:height="0.25cm" svg:x="10.475cm" svg:y="6.25cm">
          <text:p text:style-name="P5">O</text:p>
        </draw:rect>
        <draw:rect draw:style-name="gr9" draw:text-style-name="P5" draw:layer="layout" svg:width="0.275cm" svg:height="0.25cm" svg:x="10.75cm" svg:y="6.25cm">
          <text:p text:style-name="P5">O</text:p>
        </draw:rect>
        <draw:rect draw:style-name="gr9" draw:text-style-name="P5" draw:layer="layout" svg:width="0.275cm" svg:height="0.25cm" svg:x="11.025cm" svg:y="6.25cm">
          <text:p text:style-name="P5">X</text:p>
        </draw:rect>
        <draw:custom-shape draw:style-name="gr5" draw:text-style-name="P2" draw:layer="layout" svg:width="0.4cm" svg:height="0.2cm" draw:transform="rotate (-1.57079632679579) translate (8.5cm 5.8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0.2cm" svg:y1="6.8cm" svg:x2="10.7cm" svg:y2="6.5cm">
          <text:p/>
        </draw:line>
        <draw:line draw:style-name="gr2" draw:text-style-name="P2" draw:layer="layout" svg:x1="10.6cm" svg:y1="6.8cm" svg:x2="10.7cm" svg:y2="6.5cm">
          <text:p/>
        </draw:line>
        <draw:line draw:style-name="gr2" draw:text-style-name="P2" draw:layer="layout" svg:x1="10.9cm" svg:y1="6.8cm" svg:x2="10.8cm" svg:y2="6.5cm">
          <text:p/>
        </draw:line>
        <draw:line draw:style-name="gr2" draw:text-style-name="P2" draw:layer="layout" svg:x1="11.3cm" svg:y1="6.8cm" svg:x2="10.8cm" svg:y2="6.5cm">
          <text:p/>
        </draw:line>
        <draw:line draw:style-name="gr2" draw:text-style-name="P2" draw:layer="layout" svg:x1="8.6cm" svg:y1="6.8cm" svg:x2="9.1cm" svg:y2="6.5cm">
          <text:p/>
        </draw:line>
        <draw:line draw:style-name="gr2" draw:text-style-name="P2" draw:layer="layout" svg:x1="9cm" svg:y1="6.8cm" svg:x2="9.1cm" svg:y2="6.5cm">
          <text:p/>
        </draw:line>
        <draw:line draw:style-name="gr2" draw:text-style-name="P2" draw:layer="layout" svg:x1="9.3cm" svg:y1="6.8cm" svg:x2="9.2cm" svg:y2="6.5cm">
          <text:p/>
        </draw:line>
        <draw:line draw:style-name="gr2" draw:text-style-name="P2" draw:layer="layout" svg:x1="9.7cm" svg:y1="6.8cm" svg:x2="9.2cm" svg:y2="6.5cm">
          <text:p/>
        </draw:line>
        <draw:rect draw:style-name="gr7" draw:text-style-name="P1" draw:layer="layout" svg:width="0.275cm" svg:height="0.25cm" svg:x="7.8cm" svg:y="4.2cm">
          <text:p text:style-name="P1">O</text:p>
        </draw:rect>
        <draw:rect draw:style-name="gr7" draw:text-style-name="P1" draw:layer="layout" svg:width="0.275cm" svg:height="0.25cm" svg:x="8.075cm" svg:y="4.2cm">
          <text:p text:style-name="P1">O</text:p>
        </draw:rect>
        <draw:rect draw:style-name="gr7" draw:text-style-name="P1" draw:layer="layout" svg:width="0.275cm" svg:height="0.25cm" svg:x="8.35cm" svg:y="4.2cm">
          <text:p text:style-name="P1">O</text:p>
        </draw:rect>
        <draw:rect draw:style-name="gr7" draw:text-style-name="P1" draw:layer="layout" svg:width="0.275cm" svg:height="0.25cm" svg:x="8.625cm" svg:y="4.2cm">
          <text:p text:style-name="P1">X</text:p>
        </draw:rect>
        <draw:rect draw:style-name="gr7" draw:text-style-name="P1" draw:layer="layout" svg:width="0.275cm" svg:height="0.25cm" svg:x="7.8cm" svg:y="4.45cm">
          <text:p text:style-name="P1">O</text:p>
        </draw:rect>
        <draw:rect draw:style-name="gr7" draw:text-style-name="P1" draw:layer="layout" svg:width="0.275cm" svg:height="0.25cm" svg:x="8.075cm" svg:y="4.45cm">
          <text:p text:style-name="P1">X</text:p>
        </draw:rect>
        <draw:rect draw:style-name="gr7" draw:text-style-name="P1" draw:layer="layout" svg:width="0.275cm" svg:height="0.25cm" svg:x="8.35cm" svg:y="4.45cm">
          <text:p text:style-name="P1">X</text:p>
        </draw:rect>
        <draw:rect draw:style-name="gr7" draw:text-style-name="P1" draw:layer="layout" svg:width="0.275cm" svg:height="0.25cm" svg:x="8.625cm" svg:y="4.45cm">
          <text:p text:style-name="P1">X</text:p>
        </draw:rect>
        <draw:rect draw:style-name="gr7" draw:text-style-name="P1" draw:layer="layout" svg:width="0.275cm" svg:height="0.25cm" svg:x="7.8cm" svg:y="4.7cm">
          <text:p text:style-name="P1">X</text:p>
        </draw:rect>
        <draw:rect draw:style-name="gr7" draw:text-style-name="P1" draw:layer="layout" svg:width="0.275cm" svg:height="0.25cm" svg:x="8.075cm" svg:y="4.7cm">
          <text:p/>
        </draw:rect>
        <draw:rect draw:style-name="gr7" draw:text-style-name="P1" draw:layer="layout" svg:width="0.275cm" svg:height="0.25cm" svg:x="8.35cm" svg:y="4.7cm">
          <text:p text:style-name="P1">X</text:p>
        </draw:rect>
        <draw:rect draw:style-name="gr7" draw:text-style-name="P1" draw:layer="layout" svg:width="0.275cm" svg:height="0.25cm" svg:x="8.625cm" svg:y="4.7cm">
          <text:p/>
        </draw:rect>
        <draw:rect draw:style-name="gr7" draw:text-style-name="P1" draw:layer="layout" svg:width="0.275cm" svg:height="0.25cm" svg:x="7.8cm" svg:y="4.95cm">
          <text:p/>
        </draw:rect>
        <draw:rect draw:style-name="gr7" draw:text-style-name="P1" draw:layer="layout" svg:width="0.275cm" svg:height="0.25cm" svg:x="8.075cm" svg:y="4.95cm">
          <text:p text:style-name="P1">O</text:p>
        </draw:rect>
        <draw:rect draw:style-name="gr7" draw:text-style-name="P1" draw:layer="layout" svg:width="0.275cm" svg:height="0.25cm" svg:x="8.35cm" svg:y="4.95cm">
          <text:p text:style-name="P1">O</text:p>
        </draw:rect>
        <draw:rect draw:style-name="gr7" draw:text-style-name="P1" draw:layer="layout" svg:width="0.275cm" svg:height="0.25cm" svg:x="8.625cm" svg:y="4.95cm">
          <text:p/>
        </draw:rect>
        <draw:rect draw:style-name="gr9" draw:text-style-name="P5" draw:layer="layout" svg:width="0.275cm" svg:height="0.25cm" svg:x="8.6cm" svg:y="5.5cm">
          <text:p text:style-name="P5">O</text:p>
        </draw:rect>
        <draw:rect draw:style-name="gr9" draw:text-style-name="P5" draw:layer="layout" svg:width="0.275cm" svg:height="0.25cm" svg:x="8.875cm" svg:y="5.5cm">
          <text:p text:style-name="P5">O</text:p>
        </draw:rect>
        <draw:rect draw:style-name="gr9" draw:text-style-name="P5" draw:layer="layout" svg:width="0.275cm" svg:height="0.25cm" svg:x="9.15cm" svg:y="5.5cm">
          <text:p text:style-name="P5">O</text:p>
        </draw:rect>
        <draw:rect draw:style-name="gr9" draw:text-style-name="P5" draw:layer="layout" svg:width="0.275cm" svg:height="0.25cm" svg:x="9.425cm" svg:y="5.5cm">
          <text:p text:style-name="P5">X</text:p>
        </draw:rect>
        <draw:rect draw:style-name="gr9" draw:text-style-name="P5" draw:layer="layout" svg:width="0.275cm" svg:height="0.25cm" svg:x="8.6cm" svg:y="5.75cm">
          <text:p text:style-name="P5">O</text:p>
        </draw:rect>
        <draw:rect draw:style-name="gr9" draw:text-style-name="P5" draw:layer="layout" svg:width="0.275cm" svg:height="0.25cm" svg:x="8.875cm" svg:y="5.75cm">
          <text:p text:style-name="P5">X</text:p>
        </draw:rect>
        <draw:rect draw:style-name="gr9" draw:text-style-name="P5" draw:layer="layout" svg:width="0.275cm" svg:height="0.25cm" svg:x="9.15cm" svg:y="5.75cm">
          <text:p text:style-name="P5">X</text:p>
        </draw:rect>
        <draw:rect draw:style-name="gr9" draw:text-style-name="P5" draw:layer="layout" svg:width="0.275cm" svg:height="0.25cm" svg:x="9.425cm" svg:y="5.75cm">
          <text:p text:style-name="P5">X</text:p>
        </draw:rect>
        <draw:rect draw:style-name="gr9" draw:text-style-name="P5" draw:layer="layout" svg:width="0.275cm" svg:height="0.25cm" svg:x="8.6cm" svg:y="6cm">
          <text:p text:style-name="P5">X</text:p>
        </draw:rect>
        <draw:rect draw:style-name="gr9" draw:text-style-name="P5" draw:layer="layout" svg:width="0.275cm" svg:height="0.25cm" svg:x="8.875cm" svg:y="6cm">
          <text:p/>
        </draw:rect>
        <draw:rect draw:style-name="gr9" draw:text-style-name="P5" draw:layer="layout" svg:width="0.275cm" svg:height="0.25cm" svg:x="9.15cm" svg:y="6cm">
          <text:p text:style-name="P5">X</text:p>
        </draw:rect>
        <draw:rect draw:style-name="gr9" draw:text-style-name="P5" draw:layer="layout" svg:width="0.275cm" svg:height="0.25cm" svg:x="9.425cm" svg:y="6cm">
          <text:p/>
        </draw:rect>
        <draw:rect draw:style-name="gr9" draw:text-style-name="P5" draw:layer="layout" svg:width="0.275cm" svg:height="0.25cm" svg:x="8.6cm" svg:y="6.25cm">
          <text:p text:style-name="P5">X</text:p>
        </draw:rect>
        <draw:rect draw:style-name="gr9" draw:text-style-name="P5" draw:layer="layout" svg:width="0.275cm" svg:height="0.25cm" svg:x="8.875cm" svg:y="6.25cm">
          <text:p text:style-name="P5">O</text:p>
        </draw:rect>
        <draw:rect draw:style-name="gr9" draw:text-style-name="P5" draw:layer="layout" svg:width="0.275cm" svg:height="0.25cm" svg:x="9.15cm" svg:y="6.25cm">
          <text:p text:style-name="P5">O</text:p>
        </draw:rect>
        <draw:rect draw:style-name="gr9" draw:text-style-name="P5" draw:layer="layout" svg:width="0.275cm" svg:height="0.25cm" svg:x="9.425cm" svg:y="6.25cm">
          <text:p/>
        </draw:rect>
        <draw:rect draw:style-name="gr9" draw:text-style-name="P5" draw:layer="layout" svg:width="0.275cm" svg:height="0.25cm" svg:x="10.2cm" svg:y="5.5cm">
          <text:p text:style-name="P5">O</text:p>
        </draw:rect>
        <draw:rect draw:style-name="gr9" draw:text-style-name="P5" draw:layer="layout" svg:width="0.275cm" svg:height="0.25cm" svg:x="10.475cm" svg:y="5.5cm">
          <text:p text:style-name="P5">O</text:p>
        </draw:rect>
        <draw:rect draw:style-name="gr9" draw:text-style-name="P5" draw:layer="layout" svg:width="0.275cm" svg:height="0.25cm" svg:x="10.75cm" svg:y="5.5cm">
          <text:p text:style-name="P5">O</text:p>
        </draw:rect>
        <draw:rect draw:style-name="gr9" draw:text-style-name="P5" draw:layer="layout" svg:width="0.275cm" svg:height="0.25cm" svg:x="11.025cm" svg:y="5.5cm">
          <text:p text:style-name="P5">X</text:p>
        </draw:rect>
        <draw:rect draw:style-name="gr9" draw:text-style-name="P5" draw:layer="layout" svg:width="0.275cm" svg:height="0.25cm" svg:x="10.2cm" svg:y="5.75cm">
          <text:p text:style-name="P5">O</text:p>
        </draw:rect>
        <draw:rect draw:style-name="gr9" draw:text-style-name="P5" draw:layer="layout" svg:width="0.275cm" svg:height="0.25cm" svg:x="10.475cm" svg:y="5.75cm">
          <text:p text:style-name="P5">X</text:p>
        </draw:rect>
        <draw:rect draw:style-name="gr9" draw:text-style-name="P5" draw:layer="layout" svg:width="0.275cm" svg:height="0.25cm" svg:x="10.75cm" svg:y="5.75cm">
          <text:p text:style-name="P5">X</text:p>
        </draw:rect>
        <draw:rect draw:style-name="gr9" draw:text-style-name="P5" draw:layer="layout" svg:width="0.275cm" svg:height="0.25cm" svg:x="11.025cm" svg:y="5.75cm">
          <text:p text:style-name="P5">X</text:p>
        </draw:rect>
        <draw:rect draw:style-name="gr9" draw:text-style-name="P5" draw:layer="layout" svg:width="0.275cm" svg:height="0.25cm" svg:x="10.2cm" svg:y="6cm">
          <text:p text:style-name="P5">X</text:p>
        </draw:rect>
        <draw:rect draw:style-name="gr9" draw:text-style-name="P5" draw:layer="layout" svg:width="0.275cm" svg:height="0.25cm" svg:x="10.475cm" svg:y="6cm">
          <text:p/>
        </draw:rect>
        <draw:rect draw:style-name="gr9" draw:text-style-name="P5" draw:layer="layout" svg:width="0.275cm" svg:height="0.25cm" svg:x="10.75cm" svg:y="6cm">
          <text:p text:style-name="P5">X</text:p>
        </draw:rect>
        <draw:rect draw:style-name="gr9" draw:text-style-name="P5" draw:layer="layout" svg:width="0.275cm" svg:height="0.25cm" svg:x="11.025cm" svg:y="6cm">
          <text:p/>
        </draw:rect>
        <draw:rect draw:style-name="gr9" draw:text-style-name="P5" draw:layer="layout" svg:width="0.275cm" svg:height="0.25cm" svg:x="10.2cm" svg:y="6.25cm">
          <text:p/>
        </draw:rect>
        <draw:rect draw:style-name="gr9" draw:text-style-name="P5" draw:layer="layout" svg:width="0.275cm" svg:height="0.25cm" svg:x="10.475cm" svg:y="6.25cm">
          <text:p text:style-name="P5">O</text:p>
        </draw:rect>
        <draw:rect draw:style-name="gr9" draw:text-style-name="P5" draw:layer="layout" svg:width="0.275cm" svg:height="0.25cm" svg:x="10.75cm" svg:y="6.25cm">
          <text:p text:style-name="P5">O</text:p>
        </draw:rect>
        <draw:rect draw:style-name="gr9" draw:text-style-name="P5" draw:layer="layout" svg:width="0.275cm" svg:height="0.25cm" svg:x="11.025cm" svg:y="6.25cm">
          <text:p text:style-name="P5">X</text:p>
        </draw:rect>
        <draw:line draw:style-name="gr2" draw:text-style-name="P2" draw:layer="layout" svg:x1="10.2cm" svg:y1="6.8cm" svg:x2="10.7cm" svg:y2="6.5cm">
          <text:p/>
        </draw:line>
        <draw:line draw:style-name="gr2" draw:text-style-name="P2" draw:layer="layout" svg:x1="10.6cm" svg:y1="6.8cm" svg:x2="10.7cm" svg:y2="6.5cm">
          <text:p/>
        </draw:line>
        <draw:line draw:style-name="gr2" draw:text-style-name="P2" draw:layer="layout" svg:x1="10.9cm" svg:y1="6.8cm" svg:x2="10.8cm" svg:y2="6.5cm">
          <text:p/>
        </draw:line>
        <draw:line draw:style-name="gr2" draw:text-style-name="P2" draw:layer="layout" svg:x1="11.3cm" svg:y1="6.8cm" svg:x2="10.8cm" svg:y2="6.5cm">
          <text:p/>
        </draw:line>
        <draw:line draw:style-name="gr2" draw:text-style-name="P2" draw:layer="layout" svg:x1="8.6cm" svg:y1="6.8cm" svg:x2="9.1cm" svg:y2="6.5cm">
          <text:p/>
        </draw:line>
        <draw:line draw:style-name="gr2" draw:text-style-name="P2" draw:layer="layout" svg:x1="9cm" svg:y1="6.8cm" svg:x2="9.1cm" svg:y2="6.5cm">
          <text:p/>
        </draw:line>
        <draw:line draw:style-name="gr2" draw:text-style-name="P2" draw:layer="layout" svg:x1="9.3cm" svg:y1="6.8cm" svg:x2="9.2cm" svg:y2="6.5cm">
          <text:p/>
        </draw:line>
        <draw:line draw:style-name="gr2" draw:text-style-name="P2" draw:layer="layout" svg:x1="9.7cm" svg:y1="6.8cm" svg:x2="9.2cm" svg:y2="6.5cm">
          <text:p/>
        </draw:line>
        <draw:line draw:style-name="gr6" draw:text-style-name="P2" draw:layer="layout" svg:x1="7.2cm" svg:y1="6.8cm" svg:x2="11.5cm" svg:y2="6.8cm">
          <text:p/>
        </draw:line>
        <draw:rect draw:style-name="gr7" draw:text-style-name="P1" draw:layer="layout" svg:width="0.275cm" svg:height="0.25cm" svg:x="7.8cm" svg:y="4.2cm">
          <text:p text:style-name="P1">O</text:p>
        </draw:rect>
        <draw:rect draw:style-name="gr7" draw:text-style-name="P1" draw:layer="layout" svg:width="0.275cm" svg:height="0.25cm" svg:x="8.075cm" svg:y="4.2cm">
          <text:p text:style-name="P1">O</text:p>
        </draw:rect>
        <draw:rect draw:style-name="gr7" draw:text-style-name="P1" draw:layer="layout" svg:width="0.275cm" svg:height="0.25cm" svg:x="8.35cm" svg:y="4.2cm">
          <text:p text:style-name="P1">O</text:p>
        </draw:rect>
        <draw:rect draw:style-name="gr7" draw:text-style-name="P1" draw:layer="layout" svg:width="0.275cm" svg:height="0.25cm" svg:x="8.625cm" svg:y="4.2cm">
          <text:p text:style-name="P1">X</text:p>
        </draw:rect>
        <draw:rect draw:style-name="gr7" draw:text-style-name="P1" draw:layer="layout" svg:width="0.275cm" svg:height="0.25cm" svg:x="7.8cm" svg:y="4.45cm">
          <text:p text:style-name="P1">O</text:p>
        </draw:rect>
        <draw:rect draw:style-name="gr7" draw:text-style-name="P1" draw:layer="layout" svg:width="0.275cm" svg:height="0.25cm" svg:x="8.075cm" svg:y="4.45cm">
          <text:p text:style-name="P1">X</text:p>
        </draw:rect>
        <draw:rect draw:style-name="gr7" draw:text-style-name="P1" draw:layer="layout" svg:width="0.275cm" svg:height="0.25cm" svg:x="8.35cm" svg:y="4.45cm">
          <text:p text:style-name="P1">X</text:p>
        </draw:rect>
        <draw:rect draw:style-name="gr7" draw:text-style-name="P1" draw:layer="layout" svg:width="0.275cm" svg:height="0.25cm" svg:x="8.625cm" svg:y="4.45cm">
          <text:p text:style-name="P1">X</text:p>
        </draw:rect>
        <draw:rect draw:style-name="gr7" draw:text-style-name="P1" draw:layer="layout" svg:width="0.275cm" svg:height="0.25cm" svg:x="7.8cm" svg:y="4.7cm">
          <text:p text:style-name="P1">X</text:p>
        </draw:rect>
        <draw:rect draw:style-name="gr7" draw:text-style-name="P1" draw:layer="layout" svg:width="0.275cm" svg:height="0.25cm" svg:x="8.075cm" svg:y="4.7cm">
          <text:p/>
        </draw:rect>
        <draw:rect draw:style-name="gr7" draw:text-style-name="P1" draw:layer="layout" svg:width="0.275cm" svg:height="0.25cm" svg:x="8.35cm" svg:y="4.7cm">
          <text:p text:style-name="P1">X</text:p>
        </draw:rect>
        <draw:rect draw:style-name="gr7" draw:text-style-name="P1" draw:layer="layout" svg:width="0.275cm" svg:height="0.25cm" svg:x="8.625cm" svg:y="4.7cm">
          <text:p/>
        </draw:rect>
        <draw:rect draw:style-name="gr7" draw:text-style-name="P1" draw:layer="layout" svg:width="0.275cm" svg:height="0.25cm" svg:x="7.8cm" svg:y="4.95cm">
          <text:p/>
        </draw:rect>
        <draw:rect draw:style-name="gr7" draw:text-style-name="P1" draw:layer="layout" svg:width="0.275cm" svg:height="0.25cm" svg:x="8.075cm" svg:y="4.95cm">
          <text:p text:style-name="P1">O</text:p>
        </draw:rect>
        <draw:rect draw:style-name="gr7" draw:text-style-name="P1" draw:layer="layout" svg:width="0.275cm" svg:height="0.25cm" svg:x="8.35cm" svg:y="4.95cm">
          <text:p text:style-name="P1">O</text:p>
        </draw:rect>
        <draw:rect draw:style-name="gr7" draw:text-style-name="P1" draw:layer="layout" svg:width="0.275cm" svg:height="0.25cm" svg:x="8.625cm" svg:y="4.95cm">
          <text:p/>
        </draw:rect>
        <draw:rect draw:style-name="gr9" draw:text-style-name="P5" draw:layer="layout" svg:width="0.275cm" svg:height="0.25cm" svg:x="8.6cm" svg:y="5.5cm">
          <text:p text:style-name="P5">O</text:p>
        </draw:rect>
        <draw:rect draw:style-name="gr9" draw:text-style-name="P5" draw:layer="layout" svg:width="0.275cm" svg:height="0.25cm" svg:x="8.875cm" svg:y="5.5cm">
          <text:p text:style-name="P5">O</text:p>
        </draw:rect>
        <draw:rect draw:style-name="gr9" draw:text-style-name="P5" draw:layer="layout" svg:width="0.275cm" svg:height="0.25cm" svg:x="9.15cm" svg:y="5.5cm">
          <text:p text:style-name="P5">O</text:p>
        </draw:rect>
        <draw:rect draw:style-name="gr9" draw:text-style-name="P5" draw:layer="layout" svg:width="0.275cm" svg:height="0.25cm" svg:x="9.425cm" svg:y="5.5cm">
          <text:p text:style-name="P5">X</text:p>
        </draw:rect>
        <draw:rect draw:style-name="gr9" draw:text-style-name="P5" draw:layer="layout" svg:width="0.275cm" svg:height="0.25cm" svg:x="8.6cm" svg:y="5.75cm">
          <text:p text:style-name="P5">O</text:p>
        </draw:rect>
        <draw:rect draw:style-name="gr9" draw:text-style-name="P5" draw:layer="layout" svg:width="0.275cm" svg:height="0.25cm" svg:x="8.875cm" svg:y="5.75cm">
          <text:p text:style-name="P5">X</text:p>
        </draw:rect>
        <draw:rect draw:style-name="gr9" draw:text-style-name="P5" draw:layer="layout" svg:width="0.275cm" svg:height="0.25cm" svg:x="9.15cm" svg:y="5.75cm">
          <text:p text:style-name="P5">X</text:p>
        </draw:rect>
        <draw:rect draw:style-name="gr9" draw:text-style-name="P5" draw:layer="layout" svg:width="0.275cm" svg:height="0.25cm" svg:x="9.425cm" svg:y="5.75cm">
          <text:p text:style-name="P5">X</text:p>
        </draw:rect>
        <draw:rect draw:style-name="gr9" draw:text-style-name="P5" draw:layer="layout" svg:width="0.275cm" svg:height="0.25cm" svg:x="8.6cm" svg:y="6cm">
          <text:p text:style-name="P5">X</text:p>
        </draw:rect>
        <draw:rect draw:style-name="gr9" draw:text-style-name="P5" draw:layer="layout" svg:width="0.275cm" svg:height="0.25cm" svg:x="8.875cm" svg:y="6cm">
          <text:p/>
        </draw:rect>
        <draw:rect draw:style-name="gr9" draw:text-style-name="P5" draw:layer="layout" svg:width="0.275cm" svg:height="0.25cm" svg:x="9.15cm" svg:y="6cm">
          <text:p text:style-name="P5">X</text:p>
        </draw:rect>
        <draw:rect draw:style-name="gr9" draw:text-style-name="P5" draw:layer="layout" svg:width="0.275cm" svg:height="0.25cm" svg:x="9.425cm" svg:y="6cm">
          <text:p/>
        </draw:rect>
        <draw:rect draw:style-name="gr9" draw:text-style-name="P5" draw:layer="layout" svg:width="0.275cm" svg:height="0.25cm" svg:x="8.6cm" svg:y="6.25cm">
          <text:p text:style-name="P5">X</text:p>
        </draw:rect>
        <draw:rect draw:style-name="gr9" draw:text-style-name="P5" draw:layer="layout" svg:width="0.275cm" svg:height="0.25cm" svg:x="8.875cm" svg:y="6.25cm">
          <text:p text:style-name="P5">O</text:p>
        </draw:rect>
        <draw:rect draw:style-name="gr9" draw:text-style-name="P5" draw:layer="layout" svg:width="0.275cm" svg:height="0.25cm" svg:x="9.15cm" svg:y="6.25cm">
          <text:p text:style-name="P5">O</text:p>
        </draw:rect>
        <draw:rect draw:style-name="gr9" draw:text-style-name="P5" draw:layer="layout" svg:width="0.275cm" svg:height="0.25cm" svg:x="9.425cm" svg:y="6.25cm">
          <text:p/>
        </draw:rect>
        <draw:rect draw:style-name="gr9" draw:text-style-name="P5" draw:layer="layout" svg:width="0.275cm" svg:height="0.25cm" svg:x="10.2cm" svg:y="5.5cm">
          <text:p text:style-name="P5">O</text:p>
        </draw:rect>
        <draw:rect draw:style-name="gr9" draw:text-style-name="P5" draw:layer="layout" svg:width="0.275cm" svg:height="0.25cm" svg:x="10.475cm" svg:y="5.5cm">
          <text:p text:style-name="P5">O</text:p>
        </draw:rect>
        <draw:rect draw:style-name="gr9" draw:text-style-name="P5" draw:layer="layout" svg:width="0.275cm" svg:height="0.25cm" svg:x="10.75cm" svg:y="5.5cm">
          <text:p text:style-name="P5">O</text:p>
        </draw:rect>
        <draw:rect draw:style-name="gr9" draw:text-style-name="P5" draw:layer="layout" svg:width="0.275cm" svg:height="0.25cm" svg:x="11.025cm" svg:y="5.5cm">
          <text:p text:style-name="P5">X</text:p>
        </draw:rect>
        <draw:rect draw:style-name="gr9" draw:text-style-name="P5" draw:layer="layout" svg:width="0.275cm" svg:height="0.25cm" svg:x="10.2cm" svg:y="5.75cm">
          <text:p text:style-name="P5">O</text:p>
        </draw:rect>
        <draw:rect draw:style-name="gr9" draw:text-style-name="P5" draw:layer="layout" svg:width="0.275cm" svg:height="0.25cm" svg:x="10.475cm" svg:y="5.75cm">
          <text:p text:style-name="P5">X</text:p>
        </draw:rect>
        <draw:rect draw:style-name="gr9" draw:text-style-name="P5" draw:layer="layout" svg:width="0.275cm" svg:height="0.25cm" svg:x="10.75cm" svg:y="5.75cm">
          <text:p text:style-name="P5">X</text:p>
        </draw:rect>
        <draw:rect draw:style-name="gr9" draw:text-style-name="P5" draw:layer="layout" svg:width="0.275cm" svg:height="0.25cm" svg:x="11.025cm" svg:y="5.75cm">
          <text:p text:style-name="P5">X</text:p>
        </draw:rect>
        <draw:rect draw:style-name="gr9" draw:text-style-name="P5" draw:layer="layout" svg:width="0.275cm" svg:height="0.25cm" svg:x="10.2cm" svg:y="6cm">
          <text:p text:style-name="P5">X</text:p>
        </draw:rect>
        <draw:rect draw:style-name="gr9" draw:text-style-name="P5" draw:layer="layout" svg:width="0.275cm" svg:height="0.25cm" svg:x="10.475cm" svg:y="6cm">
          <text:p/>
        </draw:rect>
        <draw:rect draw:style-name="gr9" draw:text-style-name="P5" draw:layer="layout" svg:width="0.275cm" svg:height="0.25cm" svg:x="10.75cm" svg:y="6cm">
          <text:p text:style-name="P5">X</text:p>
        </draw:rect>
        <draw:rect draw:style-name="gr9" draw:text-style-name="P5" draw:layer="layout" svg:width="0.275cm" svg:height="0.25cm" svg:x="11.025cm" svg:y="6cm">
          <text:p/>
        </draw:rect>
        <draw:rect draw:style-name="gr9" draw:text-style-name="P5" draw:layer="layout" svg:width="0.275cm" svg:height="0.25cm" svg:x="10.2cm" svg:y="6.25cm">
          <text:p/>
        </draw:rect>
        <draw:rect draw:style-name="gr9" draw:text-style-name="P5" draw:layer="layout" svg:width="0.275cm" svg:height="0.25cm" svg:x="10.475cm" svg:y="6.25cm">
          <text:p text:style-name="P5">O</text:p>
        </draw:rect>
        <draw:rect draw:style-name="gr9" draw:text-style-name="P5" draw:layer="layout" svg:width="0.275cm" svg:height="0.25cm" svg:x="10.75cm" svg:y="6.25cm">
          <text:p text:style-name="P5">O</text:p>
        </draw:rect>
        <draw:rect draw:style-name="gr9" draw:text-style-name="P5" draw:layer="layout" svg:width="0.275cm" svg:height="0.25cm" svg:x="11.025cm" svg:y="6.25cm">
          <text:p text:style-name="P5">X</text:p>
        </draw:rect>
        <draw:line draw:style-name="gr2" draw:text-style-name="P2" draw:layer="layout" svg:x1="10.2cm" svg:y1="6.8cm" svg:x2="10.7cm" svg:y2="6.5cm">
          <text:p/>
        </draw:line>
        <draw:line draw:style-name="gr2" draw:text-style-name="P2" draw:layer="layout" svg:x1="10.6cm" svg:y1="6.8cm" svg:x2="10.7cm" svg:y2="6.5cm">
          <text:p/>
        </draw:line>
        <draw:line draw:style-name="gr2" draw:text-style-name="P2" draw:layer="layout" svg:x1="10.9cm" svg:y1="6.8cm" svg:x2="10.8cm" svg:y2="6.5cm">
          <text:p/>
        </draw:line>
        <draw:line draw:style-name="gr2" draw:text-style-name="P2" draw:layer="layout" svg:x1="11.3cm" svg:y1="6.8cm" svg:x2="10.8cm" svg:y2="6.5cm">
          <text:p/>
        </draw:line>
        <draw:line draw:style-name="gr2" draw:text-style-name="P2" draw:layer="layout" svg:x1="8.6cm" svg:y1="6.8cm" svg:x2="9.1cm" svg:y2="6.5cm">
          <text:p/>
        </draw:line>
        <draw:line draw:style-name="gr2" draw:text-style-name="P2" draw:layer="layout" svg:x1="9cm" svg:y1="6.8cm" svg:x2="9.1cm" svg:y2="6.5cm">
          <text:p/>
        </draw:line>
        <draw:line draw:style-name="gr2" draw:text-style-name="P2" draw:layer="layout" svg:x1="9.3cm" svg:y1="6.8cm" svg:x2="9.2cm" svg:y2="6.5cm">
          <text:p/>
        </draw:line>
        <draw:line draw:style-name="gr2" draw:text-style-name="P2" draw:layer="layout" svg:x1="9.7cm" svg:y1="6.8cm" svg:x2="9.2cm" svg:y2="6.5cm">
          <text:p/>
        </draw:line>
        <draw:rect draw:style-name="gr7" draw:text-style-name="P1" draw:layer="layout" svg:width="0.275cm" svg:height="0.25cm" svg:x="7.8cm" svg:y="4.2cm">
          <text:p text:style-name="P1">O</text:p>
        </draw:rect>
        <draw:rect draw:style-name="gr7" draw:text-style-name="P1" draw:layer="layout" svg:width="0.275cm" svg:height="0.25cm" svg:x="8.075cm" svg:y="4.2cm">
          <text:p text:style-name="P1">O</text:p>
        </draw:rect>
        <draw:rect draw:style-name="gr7" draw:text-style-name="P1" draw:layer="layout" svg:width="0.275cm" svg:height="0.25cm" svg:x="8.35cm" svg:y="4.2cm">
          <text:p text:style-name="P1">O</text:p>
        </draw:rect>
        <draw:rect draw:style-name="gr7" draw:text-style-name="P1" draw:layer="layout" svg:width="0.275cm" svg:height="0.25cm" svg:x="8.625cm" svg:y="4.2cm">
          <text:p text:style-name="P1">X</text:p>
        </draw:rect>
        <draw:rect draw:style-name="gr7" draw:text-style-name="P1" draw:layer="layout" svg:width="0.275cm" svg:height="0.25cm" svg:x="7.8cm" svg:y="4.45cm">
          <text:p text:style-name="P1">O</text:p>
        </draw:rect>
        <draw:rect draw:style-name="gr7" draw:text-style-name="P1" draw:layer="layout" svg:width="0.275cm" svg:height="0.25cm" svg:x="8.075cm" svg:y="4.45cm">
          <text:p text:style-name="P1">X</text:p>
        </draw:rect>
        <draw:rect draw:style-name="gr7" draw:text-style-name="P1" draw:layer="layout" svg:width="0.275cm" svg:height="0.25cm" svg:x="8.35cm" svg:y="4.45cm">
          <text:p text:style-name="P1">X</text:p>
        </draw:rect>
        <draw:rect draw:style-name="gr7" draw:text-style-name="P1" draw:layer="layout" svg:width="0.275cm" svg:height="0.25cm" svg:x="8.625cm" svg:y="4.45cm">
          <text:p text:style-name="P1">X</text:p>
        </draw:rect>
        <draw:rect draw:style-name="gr7" draw:text-style-name="P1" draw:layer="layout" svg:width="0.275cm" svg:height="0.25cm" svg:x="7.8cm" svg:y="4.7cm">
          <text:p text:style-name="P1">X</text:p>
        </draw:rect>
        <draw:rect draw:style-name="gr7" draw:text-style-name="P1" draw:layer="layout" svg:width="0.275cm" svg:height="0.25cm" svg:x="8.075cm" svg:y="4.7cm">
          <text:p/>
        </draw:rect>
        <draw:rect draw:style-name="gr7" draw:text-style-name="P1" draw:layer="layout" svg:width="0.275cm" svg:height="0.25cm" svg:x="8.35cm" svg:y="4.7cm">
          <text:p text:style-name="P1">X</text:p>
        </draw:rect>
        <draw:rect draw:style-name="gr7" draw:text-style-name="P1" draw:layer="layout" svg:width="0.275cm" svg:height="0.25cm" svg:x="8.625cm" svg:y="4.7cm">
          <text:p/>
        </draw:rect>
        <draw:rect draw:style-name="gr7" draw:text-style-name="P1" draw:layer="layout" svg:width="0.275cm" svg:height="0.25cm" svg:x="7.8cm" svg:y="4.95cm">
          <text:p/>
        </draw:rect>
        <draw:rect draw:style-name="gr7" draw:text-style-name="P1" draw:layer="layout" svg:width="0.275cm" svg:height="0.25cm" svg:x="8.075cm" svg:y="4.95cm">
          <text:p text:style-name="P1">O</text:p>
        </draw:rect>
        <draw:rect draw:style-name="gr7" draw:text-style-name="P1" draw:layer="layout" svg:width="0.275cm" svg:height="0.25cm" svg:x="8.35cm" svg:y="4.95cm">
          <text:p text:style-name="P1">O</text:p>
        </draw:rect>
        <draw:rect draw:style-name="gr7" draw:text-style-name="P1" draw:layer="layout" svg:width="0.275cm" svg:height="0.25cm" svg:x="8.625cm" svg:y="4.95cm">
          <text:p/>
        </draw:rect>
        <draw:rect draw:style-name="gr9" draw:text-style-name="P5" draw:layer="layout" svg:width="0.275cm" svg:height="0.25cm" svg:x="8.6cm" svg:y="5.5cm">
          <text:p text:style-name="P5">O</text:p>
        </draw:rect>
        <draw:rect draw:style-name="gr9" draw:text-style-name="P5" draw:layer="layout" svg:width="0.275cm" svg:height="0.25cm" svg:x="8.875cm" svg:y="5.5cm">
          <text:p text:style-name="P5">O</text:p>
        </draw:rect>
        <draw:rect draw:style-name="gr9" draw:text-style-name="P5" draw:layer="layout" svg:width="0.275cm" svg:height="0.25cm" svg:x="9.15cm" svg:y="5.5cm">
          <text:p text:style-name="P5">O</text:p>
        </draw:rect>
        <draw:rect draw:style-name="gr9" draw:text-style-name="P5" draw:layer="layout" svg:width="0.275cm" svg:height="0.25cm" svg:x="9.425cm" svg:y="5.5cm">
          <text:p text:style-name="P5">X</text:p>
        </draw:rect>
        <draw:rect draw:style-name="gr9" draw:text-style-name="P5" draw:layer="layout" svg:width="0.275cm" svg:height="0.25cm" svg:x="8.6cm" svg:y="5.75cm">
          <text:p text:style-name="P5">O</text:p>
        </draw:rect>
        <draw:rect draw:style-name="gr9" draw:text-style-name="P5" draw:layer="layout" svg:width="0.275cm" svg:height="0.25cm" svg:x="8.875cm" svg:y="5.75cm">
          <text:p text:style-name="P5">X</text:p>
        </draw:rect>
        <draw:rect draw:style-name="gr9" draw:text-style-name="P5" draw:layer="layout" svg:width="0.275cm" svg:height="0.25cm" svg:x="9.15cm" svg:y="5.75cm">
          <text:p text:style-name="P5">X</text:p>
        </draw:rect>
        <draw:rect draw:style-name="gr9" draw:text-style-name="P5" draw:layer="layout" svg:width="0.275cm" svg:height="0.25cm" svg:x="9.425cm" svg:y="5.75cm">
          <text:p text:style-name="P5">X</text:p>
        </draw:rect>
        <draw:rect draw:style-name="gr9" draw:text-style-name="P5" draw:layer="layout" svg:width="0.275cm" svg:height="0.25cm" svg:x="8.6cm" svg:y="6cm">
          <text:p text:style-name="P5">X</text:p>
        </draw:rect>
        <draw:rect draw:style-name="gr9" draw:text-style-name="P5" draw:layer="layout" svg:width="0.275cm" svg:height="0.25cm" svg:x="8.875cm" svg:y="6cm">
          <text:p/>
        </draw:rect>
        <draw:rect draw:style-name="gr9" draw:text-style-name="P5" draw:layer="layout" svg:width="0.275cm" svg:height="0.25cm" svg:x="9.15cm" svg:y="6cm">
          <text:p/>
        </draw:rect>
        <draw:rect draw:style-name="gr9" draw:text-style-name="P5" draw:layer="layout" svg:width="0.275cm" svg:height="0.25cm" svg:x="9.425cm" svg:y="6cm">
          <text:p text:style-name="P5">X</text:p>
        </draw:rect>
        <draw:rect draw:style-name="gr9" draw:text-style-name="P5" draw:layer="layout" svg:width="0.275cm" svg:height="0.25cm" svg:x="8.6cm" svg:y="6.25cm">
          <text:p text:style-name="P5">X</text:p>
        </draw:rect>
        <draw:rect draw:style-name="gr9" draw:text-style-name="P5" draw:layer="layout" svg:width="0.275cm" svg:height="0.25cm" svg:x="8.875cm" svg:y="6.25cm">
          <text:p text:style-name="P5">O</text:p>
        </draw:rect>
        <draw:rect draw:style-name="gr9" draw:text-style-name="P5" draw:layer="layout" svg:width="0.275cm" svg:height="0.25cm" svg:x="9.15cm" svg:y="6.25cm">
          <text:p text:style-name="P5">O</text:p>
        </draw:rect>
        <draw:rect draw:style-name="gr9" draw:text-style-name="P5" draw:layer="layout" svg:width="0.275cm" svg:height="0.25cm" svg:x="9.425cm" svg:y="6.25cm">
          <text:p/>
        </draw:rect>
        <draw:rect draw:style-name="gr9" draw:text-style-name="P5" draw:layer="layout" svg:width="0.275cm" svg:height="0.25cm" svg:x="10.2cm" svg:y="5.5cm">
          <text:p text:style-name="P5">O</text:p>
        </draw:rect>
        <draw:rect draw:style-name="gr9" draw:text-style-name="P5" draw:layer="layout" svg:width="0.275cm" svg:height="0.25cm" svg:x="10.475cm" svg:y="5.5cm">
          <text:p text:style-name="P5">O</text:p>
        </draw:rect>
        <draw:rect draw:style-name="gr9" draw:text-style-name="P5" draw:layer="layout" svg:width="0.275cm" svg:height="0.25cm" svg:x="10.75cm" svg:y="5.5cm">
          <text:p text:style-name="P5">O</text:p>
        </draw:rect>
        <draw:rect draw:style-name="gr9" draw:text-style-name="P5" draw:layer="layout" svg:width="0.275cm" svg:height="0.25cm" svg:x="11.025cm" svg:y="5.5cm">
          <text:p text:style-name="P5">X</text:p>
        </draw:rect>
        <draw:rect draw:style-name="gr9" draw:text-style-name="P5" draw:layer="layout" svg:width="0.275cm" svg:height="0.25cm" svg:x="10.2cm" svg:y="5.75cm">
          <text:p text:style-name="P5">O</text:p>
        </draw:rect>
        <draw:rect draw:style-name="gr9" draw:text-style-name="P5" draw:layer="layout" svg:width="0.275cm" svg:height="0.25cm" svg:x="10.475cm" svg:y="5.75cm">
          <text:p text:style-name="P5">X</text:p>
        </draw:rect>
        <draw:rect draw:style-name="gr9" draw:text-style-name="P5" draw:layer="layout" svg:width="0.275cm" svg:height="0.25cm" svg:x="10.75cm" svg:y="5.75cm">
          <text:p text:style-name="P5">X</text:p>
        </draw:rect>
        <draw:rect draw:style-name="gr9" draw:text-style-name="P5" draw:layer="layout" svg:width="0.275cm" svg:height="0.25cm" svg:x="11.025cm" svg:y="5.75cm">
          <text:p text:style-name="P5">X</text:p>
        </draw:rect>
        <draw:rect draw:style-name="gr9" draw:text-style-name="P5" draw:layer="layout" svg:width="0.275cm" svg:height="0.25cm" svg:x="10.2cm" svg:y="6cm">
          <text:p text:style-name="P5">X</text:p>
        </draw:rect>
        <draw:rect draw:style-name="gr9" draw:text-style-name="P5" draw:layer="layout" svg:width="0.275cm" svg:height="0.25cm" svg:x="10.475cm" svg:y="6cm">
          <text:p/>
        </draw:rect>
        <draw:rect draw:style-name="gr9" draw:text-style-name="P5" draw:layer="layout" svg:width="0.275cm" svg:height="0.25cm" svg:x="10.75cm" svg:y="6cm">
          <text:p/>
        </draw:rect>
        <draw:rect draw:style-name="gr9" draw:text-style-name="P5" draw:layer="layout" svg:width="0.275cm" svg:height="0.25cm" svg:x="11.025cm" svg:y="6cm">
          <text:p text:style-name="P5">X</text:p>
        </draw:rect>
        <draw:rect draw:style-name="gr9" draw:text-style-name="P5" draw:layer="layout" svg:width="0.275cm" svg:height="0.25cm" svg:x="10.2cm" svg:y="6.25cm">
          <text:p/>
        </draw:rect>
        <draw:rect draw:style-name="gr9" draw:text-style-name="P5" draw:layer="layout" svg:width="0.275cm" svg:height="0.25cm" svg:x="10.475cm" svg:y="6.25cm">
          <text:p text:style-name="P5">O</text:p>
        </draw:rect>
        <draw:rect draw:style-name="gr9" draw:text-style-name="P5" draw:layer="layout" svg:width="0.275cm" svg:height="0.25cm" svg:x="10.75cm" svg:y="6.25cm">
          <text:p text:style-name="P5">O</text:p>
        </draw:rect>
        <draw:rect draw:style-name="gr9" draw:text-style-name="P5" draw:layer="layout" svg:width="0.275cm" svg:height="0.25cm" svg:x="11.025cm" svg:y="6.25cm">
          <text:p text:style-name="P5">X</text:p>
        </draw:rect>
        <draw:line draw:style-name="gr2" draw:text-style-name="P2" draw:layer="layout" svg:x1="10.2cm" svg:y1="6.8cm" svg:x2="10.7cm" svg:y2="6.5cm">
          <text:p/>
        </draw:line>
        <draw:line draw:style-name="gr2" draw:text-style-name="P2" draw:layer="layout" svg:x1="10.6cm" svg:y1="6.8cm" svg:x2="10.7cm" svg:y2="6.5cm">
          <text:p/>
        </draw:line>
        <draw:line draw:style-name="gr2" draw:text-style-name="P2" draw:layer="layout" svg:x1="10.9cm" svg:y1="6.8cm" svg:x2="10.8cm" svg:y2="6.5cm">
          <text:p/>
        </draw:line>
        <draw:line draw:style-name="gr2" draw:text-style-name="P2" draw:layer="layout" svg:x1="11.3cm" svg:y1="6.8cm" svg:x2="10.8cm" svg:y2="6.5cm">
          <text:p/>
        </draw:line>
        <draw:line draw:style-name="gr2" draw:text-style-name="P2" draw:layer="layout" svg:x1="8.6cm" svg:y1="6.8cm" svg:x2="9.1cm" svg:y2="6.5cm">
          <text:p/>
        </draw:line>
        <draw:line draw:style-name="gr2" draw:text-style-name="P2" draw:layer="layout" svg:x1="9cm" svg:y1="6.8cm" svg:x2="9.1cm" svg:y2="6.5cm">
          <text:p/>
        </draw:line>
        <draw:line draw:style-name="gr2" draw:text-style-name="P2" draw:layer="layout" svg:x1="9.3cm" svg:y1="6.8cm" svg:x2="9.2cm" svg:y2="6.5cm">
          <text:p/>
        </draw:line>
        <draw:line draw:style-name="gr2" draw:text-style-name="P2" draw:layer="layout" svg:x1="9.7cm" svg:y1="6.8cm" svg:x2="9.2cm" svg:y2="6.5cm">
          <text:p/>
        </draw:line>
        <draw:rect draw:style-name="gr7" draw:text-style-name="P1" draw:layer="layout" svg:width="0.275cm" svg:height="0.25cm" svg:x="12.3cm" svg:y="4.2cm">
          <text:p text:style-name="P1">O</text:p>
        </draw:rect>
        <draw:rect draw:style-name="gr7" draw:text-style-name="P1" draw:layer="layout" svg:width="0.275cm" svg:height="0.25cm" svg:x="12.575cm" svg:y="4.2cm">
          <text:p text:style-name="P1">O</text:p>
        </draw:rect>
        <draw:rect draw:style-name="gr7" draw:text-style-name="P1" draw:layer="layout" svg:width="0.275cm" svg:height="0.25cm" svg:x="12.85cm" svg:y="4.2cm">
          <text:p text:style-name="P1">O</text:p>
        </draw:rect>
        <draw:rect draw:style-name="gr7" draw:text-style-name="P1" draw:layer="layout" svg:width="0.275cm" svg:height="0.25cm" svg:x="13.125cm" svg:y="4.2cm">
          <text:p text:style-name="P1">X</text:p>
        </draw:rect>
        <draw:rect draw:style-name="gr7" draw:text-style-name="P1" draw:layer="layout" svg:width="0.275cm" svg:height="0.25cm" svg:x="12.3cm" svg:y="4.45cm">
          <text:p text:style-name="P1">O</text:p>
        </draw:rect>
        <draw:rect draw:style-name="gr7" draw:text-style-name="P1" draw:layer="layout" svg:width="0.275cm" svg:height="0.25cm" svg:x="12.575cm" svg:y="4.45cm">
          <text:p text:style-name="P1">X</text:p>
        </draw:rect>
        <draw:rect draw:style-name="gr7" draw:text-style-name="P1" draw:layer="layout" svg:width="0.275cm" svg:height="0.25cm" svg:x="12.85cm" svg:y="4.45cm">
          <text:p text:style-name="P1">X</text:p>
        </draw:rect>
        <draw:rect draw:style-name="gr7" draw:text-style-name="P1" draw:layer="layout" svg:width="0.275cm" svg:height="0.25cm" svg:x="13.125cm" svg:y="4.45cm">
          <text:p text:style-name="P1">X</text:p>
        </draw:rect>
        <draw:rect draw:style-name="gr7" draw:text-style-name="P1" draw:layer="layout" svg:width="0.275cm" svg:height="0.25cm" svg:x="12.3cm" svg:y="4.7cm">
          <text:p text:style-name="P1">X</text:p>
        </draw:rect>
        <draw:rect draw:style-name="gr7" draw:text-style-name="P1" draw:layer="layout" svg:width="0.275cm" svg:height="0.25cm" svg:x="12.575cm" svg:y="4.7cm">
          <text:p/>
        </draw:rect>
        <draw:rect draw:style-name="gr7" draw:text-style-name="P1" draw:layer="layout" svg:width="0.275cm" svg:height="0.25cm" svg:x="12.85cm" svg:y="4.7cm">
          <text:p text:style-name="P1">X</text:p>
        </draw:rect>
        <draw:rect draw:style-name="gr7" draw:text-style-name="P1" draw:layer="layout" svg:width="0.275cm" svg:height="0.25cm" svg:x="13.125cm" svg:y="4.7cm">
          <text:p/>
        </draw:rect>
        <draw:rect draw:style-name="gr7" draw:text-style-name="P1" draw:layer="layout" svg:width="0.275cm" svg:height="0.25cm" svg:x="12.3cm" svg:y="4.95cm">
          <text:p/>
        </draw:rect>
        <draw:rect draw:style-name="gr7" draw:text-style-name="P1" draw:layer="layout" svg:width="0.275cm" svg:height="0.25cm" svg:x="12.575cm" svg:y="4.95cm">
          <text:p text:style-name="P1">O</text:p>
        </draw:rect>
        <draw:rect draw:style-name="gr7" draw:text-style-name="P1" draw:layer="layout" svg:width="0.275cm" svg:height="0.25cm" svg:x="12.85cm" svg:y="4.95cm">
          <text:p text:style-name="P1">O</text:p>
        </draw:rect>
        <draw:rect draw:style-name="gr7" draw:text-style-name="P1" draw:layer="layout" svg:width="0.275cm" svg:height="0.25cm" svg:x="13.125cm" svg:y="4.95cm">
          <text:p/>
        </draw:rect>
        <draw:line draw:style-name="gr8" draw:text-style-name="P2" draw:layer="layout" svg:x1="15.3cm" svg:y1="5.5cm" svg:x2="12.9cm" svg:y2="5.2cm">
          <text:p/>
        </draw:line>
        <draw:rect draw:style-name="gr9" draw:text-style-name="P5" draw:layer="layout" svg:width="0.275cm" svg:height="0.25cm" svg:x="14.7cm" svg:y="5.5cm">
          <text:p text:style-name="P5">O</text:p>
        </draw:rect>
        <draw:rect draw:style-name="gr9" draw:text-style-name="P5" draw:layer="layout" svg:width="0.275cm" svg:height="0.25cm" svg:x="14.975cm" svg:y="5.5cm">
          <text:p text:style-name="P5">O</text:p>
        </draw:rect>
        <draw:rect draw:style-name="gr9" draw:text-style-name="P5" draw:layer="layout" svg:width="0.275cm" svg:height="0.25cm" svg:x="15.25cm" svg:y="5.5cm">
          <text:p text:style-name="P5">O</text:p>
        </draw:rect>
        <draw:rect draw:style-name="gr9" draw:text-style-name="P5" draw:layer="layout" svg:width="0.275cm" svg:height="0.25cm" svg:x="15.525cm" svg:y="5.5cm">
          <text:p text:style-name="P5">X</text:p>
        </draw:rect>
        <draw:rect draw:style-name="gr9" draw:text-style-name="P5" draw:layer="layout" svg:width="0.275cm" svg:height="0.25cm" svg:x="14.7cm" svg:y="5.75cm">
          <text:p text:style-name="P5">O</text:p>
        </draw:rect>
        <draw:rect draw:style-name="gr9" draw:text-style-name="P5" draw:layer="layout" svg:width="0.275cm" svg:height="0.25cm" svg:x="14.975cm" svg:y="5.75cm">
          <text:p text:style-name="P5">X</text:p>
        </draw:rect>
        <draw:rect draw:style-name="gr9" draw:text-style-name="P5" draw:layer="layout" svg:width="0.275cm" svg:height="0.25cm" svg:x="15.25cm" svg:y="5.75cm">
          <text:p text:style-name="P5">X</text:p>
        </draw:rect>
        <draw:rect draw:style-name="gr9" draw:text-style-name="P5" draw:layer="layout" svg:width="0.275cm" svg:height="0.25cm" svg:x="15.525cm" svg:y="5.75cm">
          <text:p text:style-name="P5">X</text:p>
        </draw:rect>
        <draw:rect draw:style-name="gr9" draw:text-style-name="P5" draw:layer="layout" svg:width="0.275cm" svg:height="0.25cm" svg:x="14.7cm" svg:y="6cm">
          <text:p text:style-name="P5">X</text:p>
        </draw:rect>
        <draw:rect draw:style-name="gr9" draw:text-style-name="P5" draw:layer="layout" svg:width="0.275cm" svg:height="0.25cm" svg:x="14.975cm" svg:y="6cm">
          <text:p/>
        </draw:rect>
        <draw:rect draw:style-name="gr9" draw:text-style-name="P5" draw:layer="layout" svg:width="0.275cm" svg:height="0.25cm" svg:x="15.25cm" svg:y="6cm">
          <text:p text:style-name="P5">X</text:p>
        </draw:rect>
        <draw:rect draw:style-name="gr9" draw:text-style-name="P5" draw:layer="layout" svg:width="0.275cm" svg:height="0.25cm" svg:x="15.525cm" svg:y="6cm">
          <text:p/>
        </draw:rect>
        <draw:rect draw:style-name="gr9" draw:text-style-name="P5" draw:layer="layout" svg:width="0.275cm" svg:height="0.25cm" svg:x="14.7cm" svg:y="6.25cm">
          <text:p/>
        </draw:rect>
        <draw:rect draw:style-name="gr9" draw:text-style-name="P5" draw:layer="layout" svg:width="0.275cm" svg:height="0.25cm" svg:x="14.975cm" svg:y="6.25cm">
          <text:p text:style-name="P5">O</text:p>
        </draw:rect>
        <draw:rect draw:style-name="gr9" draw:text-style-name="P5" draw:layer="layout" svg:width="0.275cm" svg:height="0.25cm" svg:x="15.25cm" svg:y="6.25cm">
          <text:p text:style-name="P5">O</text:p>
        </draw:rect>
        <draw:rect draw:style-name="gr9" draw:text-style-name="P5" draw:layer="layout" svg:width="0.275cm" svg:height="0.25cm" svg:x="15.525cm" svg:y="6.25cm">
          <text:p text:style-name="P5">X</text:p>
        </draw:rect>
        <draw:custom-shape draw:style-name="gr5" draw:text-style-name="P2" draw:layer="layout" svg:width="0.4cm" svg:height="0.2cm" draw:transform="rotate (-1.57079632679579) translate (14.6cm 5.8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4.7cm" svg:y1="6.8cm" svg:x2="15.2cm" svg:y2="6.5cm">
          <text:p/>
        </draw:line>
        <draw:line draw:style-name="gr2" draw:text-style-name="P2" draw:layer="layout" svg:x1="15.1cm" svg:y1="6.8cm" svg:x2="15.2cm" svg:y2="6.5cm">
          <text:p/>
        </draw:line>
        <draw:line draw:style-name="gr2" draw:text-style-name="P2" draw:layer="layout" svg:x1="15.4cm" svg:y1="6.8cm" svg:x2="15.3cm" svg:y2="6.5cm">
          <text:p/>
        </draw:line>
        <draw:line draw:style-name="gr2" draw:text-style-name="P2" draw:layer="layout" svg:x1="15.8cm" svg:y1="6.8cm" svg:x2="15.3cm" svg:y2="6.5cm">
          <text:p/>
        </draw:line>
        <draw:rect draw:style-name="gr7" draw:text-style-name="P1" draw:layer="layout" svg:width="0.275cm" svg:height="0.25cm" svg:x="12.3cm" svg:y="4.2cm">
          <text:p text:style-name="P1">O</text:p>
        </draw:rect>
        <draw:rect draw:style-name="gr7" draw:text-style-name="P1" draw:layer="layout" svg:width="0.275cm" svg:height="0.25cm" svg:x="12.575cm" svg:y="4.2cm">
          <text:p text:style-name="P1">O</text:p>
        </draw:rect>
        <draw:rect draw:style-name="gr7" draw:text-style-name="P1" draw:layer="layout" svg:width="0.275cm" svg:height="0.25cm" svg:x="12.85cm" svg:y="4.2cm">
          <text:p text:style-name="P1">O</text:p>
        </draw:rect>
        <draw:rect draw:style-name="gr7" draw:text-style-name="P1" draw:layer="layout" svg:width="0.275cm" svg:height="0.25cm" svg:x="13.125cm" svg:y="4.2cm">
          <text:p text:style-name="P1">X</text:p>
        </draw:rect>
        <draw:rect draw:style-name="gr7" draw:text-style-name="P1" draw:layer="layout" svg:width="0.275cm" svg:height="0.25cm" svg:x="12.3cm" svg:y="4.45cm">
          <text:p text:style-name="P1">O</text:p>
        </draw:rect>
        <draw:rect draw:style-name="gr7" draw:text-style-name="P1" draw:layer="layout" svg:width="0.275cm" svg:height="0.25cm" svg:x="12.575cm" svg:y="4.45cm">
          <text:p text:style-name="P1">X</text:p>
        </draw:rect>
        <draw:rect draw:style-name="gr7" draw:text-style-name="P1" draw:layer="layout" svg:width="0.275cm" svg:height="0.25cm" svg:x="12.85cm" svg:y="4.45cm">
          <text:p text:style-name="P1">X</text:p>
        </draw:rect>
        <draw:rect draw:style-name="gr7" draw:text-style-name="P1" draw:layer="layout" svg:width="0.275cm" svg:height="0.25cm" svg:x="13.125cm" svg:y="4.45cm">
          <text:p text:style-name="P1">X</text:p>
        </draw:rect>
        <draw:rect draw:style-name="gr7" draw:text-style-name="P1" draw:layer="layout" svg:width="0.275cm" svg:height="0.25cm" svg:x="12.3cm" svg:y="4.7cm">
          <text:p text:style-name="P1">X</text:p>
        </draw:rect>
        <draw:rect draw:style-name="gr7" draw:text-style-name="P1" draw:layer="layout" svg:width="0.275cm" svg:height="0.25cm" svg:x="12.575cm" svg:y="4.7cm">
          <text:p/>
        </draw:rect>
        <draw:rect draw:style-name="gr7" draw:text-style-name="P1" draw:layer="layout" svg:width="0.275cm" svg:height="0.25cm" svg:x="12.85cm" svg:y="4.7cm">
          <text:p text:style-name="P1">X</text:p>
        </draw:rect>
        <draw:rect draw:style-name="gr7" draw:text-style-name="P1" draw:layer="layout" svg:width="0.275cm" svg:height="0.25cm" svg:x="13.125cm" svg:y="4.7cm">
          <text:p/>
        </draw:rect>
        <draw:rect draw:style-name="gr7" draw:text-style-name="P1" draw:layer="layout" svg:width="0.275cm" svg:height="0.25cm" svg:x="12.3cm" svg:y="4.95cm">
          <text:p/>
        </draw:rect>
        <draw:rect draw:style-name="gr7" draw:text-style-name="P1" draw:layer="layout" svg:width="0.275cm" svg:height="0.25cm" svg:x="12.575cm" svg:y="4.95cm">
          <text:p text:style-name="P1">O</text:p>
        </draw:rect>
        <draw:rect draw:style-name="gr7" draw:text-style-name="P1" draw:layer="layout" svg:width="0.275cm" svg:height="0.25cm" svg:x="12.85cm" svg:y="4.95cm">
          <text:p text:style-name="P1">O</text:p>
        </draw:rect>
        <draw:rect draw:style-name="gr7" draw:text-style-name="P1" draw:layer="layout" svg:width="0.275cm" svg:height="0.25cm" svg:x="13.125cm" svg:y="4.95cm">
          <text:p/>
        </draw:rect>
        <draw:rect draw:style-name="gr9" draw:text-style-name="P5" draw:layer="layout" svg:width="0.275cm" svg:height="0.25cm" svg:x="14.7cm" svg:y="5.5cm">
          <text:p text:style-name="P5">O</text:p>
        </draw:rect>
        <draw:rect draw:style-name="gr9" draw:text-style-name="P5" draw:layer="layout" svg:width="0.275cm" svg:height="0.25cm" svg:x="14.975cm" svg:y="5.5cm">
          <text:p text:style-name="P5">O</text:p>
        </draw:rect>
        <draw:rect draw:style-name="gr9" draw:text-style-name="P5" draw:layer="layout" svg:width="0.275cm" svg:height="0.25cm" svg:x="15.25cm" svg:y="5.5cm">
          <text:p text:style-name="P5">O</text:p>
        </draw:rect>
        <draw:rect draw:style-name="gr9" draw:text-style-name="P5" draw:layer="layout" svg:width="0.275cm" svg:height="0.25cm" svg:x="15.525cm" svg:y="5.5cm">
          <text:p text:style-name="P5">X</text:p>
        </draw:rect>
        <draw:rect draw:style-name="gr9" draw:text-style-name="P5" draw:layer="layout" svg:width="0.275cm" svg:height="0.25cm" svg:x="14.7cm" svg:y="5.75cm">
          <text:p text:style-name="P5">O</text:p>
        </draw:rect>
        <draw:rect draw:style-name="gr9" draw:text-style-name="P5" draw:layer="layout" svg:width="0.275cm" svg:height="0.25cm" svg:x="14.975cm" svg:y="5.75cm">
          <text:p text:style-name="P5">X</text:p>
        </draw:rect>
        <draw:rect draw:style-name="gr9" draw:text-style-name="P5" draw:layer="layout" svg:width="0.275cm" svg:height="0.25cm" svg:x="15.25cm" svg:y="5.75cm">
          <text:p text:style-name="P5">X</text:p>
        </draw:rect>
        <draw:rect draw:style-name="gr9" draw:text-style-name="P5" draw:layer="layout" svg:width="0.275cm" svg:height="0.25cm" svg:x="15.525cm" svg:y="5.75cm">
          <text:p text:style-name="P5">X</text:p>
        </draw:rect>
        <draw:rect draw:style-name="gr9" draw:text-style-name="P5" draw:layer="layout" svg:width="0.275cm" svg:height="0.25cm" svg:x="14.7cm" svg:y="6cm">
          <text:p text:style-name="P5">X</text:p>
        </draw:rect>
        <draw:rect draw:style-name="gr9" draw:text-style-name="P5" draw:layer="layout" svg:width="0.275cm" svg:height="0.25cm" svg:x="14.975cm" svg:y="6cm">
          <text:p/>
        </draw:rect>
        <draw:rect draw:style-name="gr9" draw:text-style-name="P5" draw:layer="layout" svg:width="0.275cm" svg:height="0.25cm" svg:x="15.25cm" svg:y="6cm">
          <text:p text:style-name="P5">X</text:p>
        </draw:rect>
        <draw:rect draw:style-name="gr9" draw:text-style-name="P5" draw:layer="layout" svg:width="0.275cm" svg:height="0.25cm" svg:x="15.525cm" svg:y="6cm">
          <text:p/>
        </draw:rect>
        <draw:rect draw:style-name="gr9" draw:text-style-name="P5" draw:layer="layout" svg:width="0.275cm" svg:height="0.25cm" svg:x="14.7cm" svg:y="6.25cm">
          <text:p/>
        </draw:rect>
        <draw:rect draw:style-name="gr9" draw:text-style-name="P5" draw:layer="layout" svg:width="0.275cm" svg:height="0.25cm" svg:x="14.975cm" svg:y="6.25cm">
          <text:p text:style-name="P5">O</text:p>
        </draw:rect>
        <draw:rect draw:style-name="gr9" draw:text-style-name="P5" draw:layer="layout" svg:width="0.275cm" svg:height="0.25cm" svg:x="15.25cm" svg:y="6.25cm">
          <text:p text:style-name="P5">O</text:p>
        </draw:rect>
        <draw:rect draw:style-name="gr9" draw:text-style-name="P5" draw:layer="layout" svg:width="0.275cm" svg:height="0.25cm" svg:x="15.525cm" svg:y="6.25cm">
          <text:p text:style-name="P5">X</text:p>
        </draw:rect>
        <draw:line draw:style-name="gr2" draw:text-style-name="P2" draw:layer="layout" svg:x1="14.7cm" svg:y1="6.8cm" svg:x2="15.2cm" svg:y2="6.5cm">
          <text:p/>
        </draw:line>
        <draw:line draw:style-name="gr2" draw:text-style-name="P2" draw:layer="layout" svg:x1="15.1cm" svg:y1="6.8cm" svg:x2="15.2cm" svg:y2="6.5cm">
          <text:p/>
        </draw:line>
        <draw:line draw:style-name="gr2" draw:text-style-name="P2" draw:layer="layout" svg:x1="15.4cm" svg:y1="6.8cm" svg:x2="15.3cm" svg:y2="6.5cm">
          <text:p/>
        </draw:line>
        <draw:line draw:style-name="gr2" draw:text-style-name="P2" draw:layer="layout" svg:x1="15.8cm" svg:y1="6.8cm" svg:x2="15.3cm" svg:y2="6.5cm">
          <text:p/>
        </draw:line>
        <draw:line draw:style-name="gr6" draw:text-style-name="P2" draw:layer="layout" svg:x1="11.7cm" svg:y1="6.8cm" svg:x2="16cm" svg:y2="6.8cm">
          <text:p/>
        </draw:line>
        <draw:rect draw:style-name="gr7" draw:text-style-name="P1" draw:layer="layout" svg:width="0.275cm" svg:height="0.25cm" svg:x="12.3cm" svg:y="4.2cm">
          <text:p text:style-name="P1">O</text:p>
        </draw:rect>
        <draw:rect draw:style-name="gr7" draw:text-style-name="P1" draw:layer="layout" svg:width="0.275cm" svg:height="0.25cm" svg:x="12.575cm" svg:y="4.2cm">
          <text:p text:style-name="P1">O</text:p>
        </draw:rect>
        <draw:rect draw:style-name="gr7" draw:text-style-name="P1" draw:layer="layout" svg:width="0.275cm" svg:height="0.25cm" svg:x="12.85cm" svg:y="4.2cm">
          <text:p text:style-name="P1">O</text:p>
        </draw:rect>
        <draw:rect draw:style-name="gr7" draw:text-style-name="P1" draw:layer="layout" svg:width="0.275cm" svg:height="0.25cm" svg:x="13.125cm" svg:y="4.2cm">
          <text:p text:style-name="P1">X</text:p>
        </draw:rect>
        <draw:rect draw:style-name="gr7" draw:text-style-name="P1" draw:layer="layout" svg:width="0.275cm" svg:height="0.25cm" svg:x="12.3cm" svg:y="4.45cm">
          <text:p text:style-name="P1">O</text:p>
        </draw:rect>
        <draw:rect draw:style-name="gr7" draw:text-style-name="P1" draw:layer="layout" svg:width="0.275cm" svg:height="0.25cm" svg:x="12.575cm" svg:y="4.45cm">
          <text:p text:style-name="P1">X</text:p>
        </draw:rect>
        <draw:rect draw:style-name="gr7" draw:text-style-name="P1" draw:layer="layout" svg:width="0.275cm" svg:height="0.25cm" svg:x="12.85cm" svg:y="4.45cm">
          <text:p text:style-name="P1">X</text:p>
        </draw:rect>
        <draw:rect draw:style-name="gr7" draw:text-style-name="P1" draw:layer="layout" svg:width="0.275cm" svg:height="0.25cm" svg:x="13.125cm" svg:y="4.45cm">
          <text:p text:style-name="P1">X</text:p>
        </draw:rect>
        <draw:rect draw:style-name="gr7" draw:text-style-name="P1" draw:layer="layout" svg:width="0.275cm" svg:height="0.25cm" svg:x="12.3cm" svg:y="4.7cm">
          <text:p text:style-name="P1">X</text:p>
        </draw:rect>
        <draw:rect draw:style-name="gr7" draw:text-style-name="P1" draw:layer="layout" svg:width="0.275cm" svg:height="0.25cm" svg:x="12.575cm" svg:y="4.7cm">
          <text:p/>
        </draw:rect>
        <draw:rect draw:style-name="gr7" draw:text-style-name="P1" draw:layer="layout" svg:width="0.275cm" svg:height="0.25cm" svg:x="12.85cm" svg:y="4.7cm">
          <text:p text:style-name="P1">X</text:p>
        </draw:rect>
        <draw:rect draw:style-name="gr7" draw:text-style-name="P1" draw:layer="layout" svg:width="0.275cm" svg:height="0.25cm" svg:x="13.125cm" svg:y="4.7cm">
          <text:p/>
        </draw:rect>
        <draw:rect draw:style-name="gr7" draw:text-style-name="P1" draw:layer="layout" svg:width="0.275cm" svg:height="0.25cm" svg:x="12.3cm" svg:y="4.95cm">
          <text:p/>
        </draw:rect>
        <draw:rect draw:style-name="gr7" draw:text-style-name="P1" draw:layer="layout" svg:width="0.275cm" svg:height="0.25cm" svg:x="12.575cm" svg:y="4.95cm">
          <text:p text:style-name="P1">O</text:p>
        </draw:rect>
        <draw:rect draw:style-name="gr7" draw:text-style-name="P1" draw:layer="layout" svg:width="0.275cm" svg:height="0.25cm" svg:x="12.85cm" svg:y="4.95cm">
          <text:p text:style-name="P1">O</text:p>
        </draw:rect>
        <draw:rect draw:style-name="gr7" draw:text-style-name="P1" draw:layer="layout" svg:width="0.275cm" svg:height="0.25cm" svg:x="13.125cm" svg:y="4.95cm">
          <text:p/>
        </draw:rect>
        <draw:rect draw:style-name="gr9" draw:text-style-name="P5" draw:layer="layout" svg:width="0.275cm" svg:height="0.25cm" svg:x="14.7cm" svg:y="5.5cm">
          <text:p text:style-name="P5">O</text:p>
        </draw:rect>
        <draw:rect draw:style-name="gr9" draw:text-style-name="P5" draw:layer="layout" svg:width="0.275cm" svg:height="0.25cm" svg:x="14.975cm" svg:y="5.5cm">
          <text:p text:style-name="P5">O</text:p>
        </draw:rect>
        <draw:rect draw:style-name="gr9" draw:text-style-name="P5" draw:layer="layout" svg:width="0.275cm" svg:height="0.25cm" svg:x="15.25cm" svg:y="5.5cm">
          <text:p text:style-name="P5">O</text:p>
        </draw:rect>
        <draw:rect draw:style-name="gr9" draw:text-style-name="P5" draw:layer="layout" svg:width="0.275cm" svg:height="0.25cm" svg:x="15.525cm" svg:y="5.5cm">
          <text:p text:style-name="P5">X</text:p>
        </draw:rect>
        <draw:rect draw:style-name="gr9" draw:text-style-name="P5" draw:layer="layout" svg:width="0.275cm" svg:height="0.25cm" svg:x="14.7cm" svg:y="5.75cm">
          <text:p text:style-name="P5">O</text:p>
        </draw:rect>
        <draw:rect draw:style-name="gr9" draw:text-style-name="P5" draw:layer="layout" svg:width="0.275cm" svg:height="0.25cm" svg:x="14.975cm" svg:y="5.75cm">
          <text:p text:style-name="P5">X</text:p>
        </draw:rect>
        <draw:rect draw:style-name="gr9" draw:text-style-name="P5" draw:layer="layout" svg:width="0.275cm" svg:height="0.25cm" svg:x="15.25cm" svg:y="5.75cm">
          <text:p text:style-name="P5">X</text:p>
        </draw:rect>
        <draw:rect draw:style-name="gr9" draw:text-style-name="P5" draw:layer="layout" svg:width="0.275cm" svg:height="0.25cm" svg:x="15.525cm" svg:y="5.75cm">
          <text:p text:style-name="P5">X</text:p>
        </draw:rect>
        <draw:rect draw:style-name="gr9" draw:text-style-name="P5" draw:layer="layout" svg:width="0.275cm" svg:height="0.25cm" svg:x="14.7cm" svg:y="6cm">
          <text:p text:style-name="P5">X</text:p>
        </draw:rect>
        <draw:rect draw:style-name="gr9" draw:text-style-name="P5" draw:layer="layout" svg:width="0.275cm" svg:height="0.25cm" svg:x="14.975cm" svg:y="6cm">
          <text:p/>
        </draw:rect>
        <draw:rect draw:style-name="gr9" draw:text-style-name="P5" draw:layer="layout" svg:width="0.275cm" svg:height="0.25cm" svg:x="15.25cm" svg:y="6cm">
          <text:p text:style-name="P5">X</text:p>
        </draw:rect>
        <draw:rect draw:style-name="gr9" draw:text-style-name="P5" draw:layer="layout" svg:width="0.275cm" svg:height="0.25cm" svg:x="15.525cm" svg:y="6cm">
          <text:p/>
        </draw:rect>
        <draw:rect draw:style-name="gr9" draw:text-style-name="P5" draw:layer="layout" svg:width="0.275cm" svg:height="0.25cm" svg:x="14.7cm" svg:y="6.25cm">
          <text:p/>
        </draw:rect>
        <draw:rect draw:style-name="gr9" draw:text-style-name="P5" draw:layer="layout" svg:width="0.275cm" svg:height="0.25cm" svg:x="14.975cm" svg:y="6.25cm">
          <text:p text:style-name="P5">O</text:p>
        </draw:rect>
        <draw:rect draw:style-name="gr9" draw:text-style-name="P5" draw:layer="layout" svg:width="0.275cm" svg:height="0.25cm" svg:x="15.25cm" svg:y="6.25cm">
          <text:p text:style-name="P5">O</text:p>
        </draw:rect>
        <draw:rect draw:style-name="gr9" draw:text-style-name="P5" draw:layer="layout" svg:width="0.275cm" svg:height="0.25cm" svg:x="15.525cm" svg:y="6.25cm">
          <text:p text:style-name="P5">X</text:p>
        </draw:rect>
        <draw:line draw:style-name="gr2" draw:text-style-name="P2" draw:layer="layout" svg:x1="14.7cm" svg:y1="6.8cm" svg:x2="15.2cm" svg:y2="6.5cm">
          <text:p/>
        </draw:line>
        <draw:line draw:style-name="gr2" draw:text-style-name="P2" draw:layer="layout" svg:x1="15.1cm" svg:y1="6.8cm" svg:x2="15.2cm" svg:y2="6.5cm">
          <text:p/>
        </draw:line>
        <draw:line draw:style-name="gr2" draw:text-style-name="P2" draw:layer="layout" svg:x1="15.4cm" svg:y1="6.8cm" svg:x2="15.3cm" svg:y2="6.5cm">
          <text:p/>
        </draw:line>
        <draw:line draw:style-name="gr2" draw:text-style-name="P2" draw:layer="layout" svg:x1="15.8cm" svg:y1="6.8cm" svg:x2="15.3cm" svg:y2="6.5cm">
          <text:p/>
        </draw:line>
        <draw:rect draw:style-name="gr7" draw:text-style-name="P1" draw:layer="layout" svg:width="0.275cm" svg:height="0.25cm" svg:x="12.3cm" svg:y="4.2cm">
          <text:p text:style-name="P1">O</text:p>
        </draw:rect>
        <draw:rect draw:style-name="gr7" draw:text-style-name="P1" draw:layer="layout" svg:width="0.275cm" svg:height="0.25cm" svg:x="12.575cm" svg:y="4.2cm">
          <text:p text:style-name="P1">O</text:p>
        </draw:rect>
        <draw:rect draw:style-name="gr7" draw:text-style-name="P1" draw:layer="layout" svg:width="0.275cm" svg:height="0.25cm" svg:x="12.85cm" svg:y="4.2cm">
          <text:p text:style-name="P1">O</text:p>
        </draw:rect>
        <draw:rect draw:style-name="gr7" draw:text-style-name="P1" draw:layer="layout" svg:width="0.275cm" svg:height="0.25cm" svg:x="13.125cm" svg:y="4.2cm">
          <text:p text:style-name="P1">X</text:p>
        </draw:rect>
        <draw:rect draw:style-name="gr7" draw:text-style-name="P1" draw:layer="layout" svg:width="0.275cm" svg:height="0.25cm" svg:x="12.3cm" svg:y="4.45cm">
          <text:p text:style-name="P1">O</text:p>
        </draw:rect>
        <draw:rect draw:style-name="gr7" draw:text-style-name="P1" draw:layer="layout" svg:width="0.275cm" svg:height="0.25cm" svg:x="12.575cm" svg:y="4.45cm">
          <text:p text:style-name="P1">X</text:p>
        </draw:rect>
        <draw:rect draw:style-name="gr7" draw:text-style-name="P1" draw:layer="layout" svg:width="0.275cm" svg:height="0.25cm" svg:x="12.85cm" svg:y="4.45cm">
          <text:p text:style-name="P1">X</text:p>
        </draw:rect>
        <draw:rect draw:style-name="gr7" draw:text-style-name="P1" draw:layer="layout" svg:width="0.275cm" svg:height="0.25cm" svg:x="13.125cm" svg:y="4.45cm">
          <text:p text:style-name="P1">X</text:p>
        </draw:rect>
        <draw:rect draw:style-name="gr7" draw:text-style-name="P1" draw:layer="layout" svg:width="0.275cm" svg:height="0.25cm" svg:x="12.3cm" svg:y="4.7cm">
          <text:p text:style-name="P1">X</text:p>
        </draw:rect>
        <draw:rect draw:style-name="gr7" draw:text-style-name="P1" draw:layer="layout" svg:width="0.275cm" svg:height="0.25cm" svg:x="12.575cm" svg:y="4.7cm">
          <text:p/>
        </draw:rect>
        <draw:rect draw:style-name="gr7" draw:text-style-name="P1" draw:layer="layout" svg:width="0.275cm" svg:height="0.25cm" svg:x="12.85cm" svg:y="4.7cm">
          <text:p text:style-name="P1">X</text:p>
        </draw:rect>
        <draw:rect draw:style-name="gr7" draw:text-style-name="P1" draw:layer="layout" svg:width="0.275cm" svg:height="0.25cm" svg:x="13.125cm" svg:y="4.7cm">
          <text:p/>
        </draw:rect>
        <draw:rect draw:style-name="gr7" draw:text-style-name="P1" draw:layer="layout" svg:width="0.275cm" svg:height="0.25cm" svg:x="12.3cm" svg:y="4.95cm">
          <text:p/>
        </draw:rect>
        <draw:rect draw:style-name="gr7" draw:text-style-name="P1" draw:layer="layout" svg:width="0.275cm" svg:height="0.25cm" svg:x="12.575cm" svg:y="4.95cm">
          <text:p text:style-name="P1">O</text:p>
        </draw:rect>
        <draw:rect draw:style-name="gr7" draw:text-style-name="P1" draw:layer="layout" svg:width="0.275cm" svg:height="0.25cm" svg:x="12.85cm" svg:y="4.95cm">
          <text:p text:style-name="P1">O</text:p>
        </draw:rect>
        <draw:rect draw:style-name="gr7" draw:text-style-name="P1" draw:layer="layout" svg:width="0.275cm" svg:height="0.25cm" svg:x="13.125cm" svg:y="4.95cm">
          <text:p/>
        </draw:rect>
        <draw:rect draw:style-name="gr9" draw:text-style-name="P5" draw:layer="layout" svg:width="0.275cm" svg:height="0.25cm" svg:x="14.7cm" svg:y="5.5cm">
          <text:p text:style-name="P5">O</text:p>
        </draw:rect>
        <draw:rect draw:style-name="gr9" draw:text-style-name="P5" draw:layer="layout" svg:width="0.275cm" svg:height="0.25cm" svg:x="14.975cm" svg:y="5.5cm">
          <text:p text:style-name="P5">O</text:p>
        </draw:rect>
        <draw:rect draw:style-name="gr9" draw:text-style-name="P5" draw:layer="layout" svg:width="0.275cm" svg:height="0.25cm" svg:x="15.25cm" svg:y="5.5cm">
          <text:p text:style-name="P5">O</text:p>
        </draw:rect>
        <draw:rect draw:style-name="gr9" draw:text-style-name="P5" draw:layer="layout" svg:width="0.275cm" svg:height="0.25cm" svg:x="15.525cm" svg:y="5.5cm">
          <text:p text:style-name="P5">X</text:p>
        </draw:rect>
        <draw:rect draw:style-name="gr9" draw:text-style-name="P5" draw:layer="layout" svg:width="0.275cm" svg:height="0.25cm" svg:x="14.7cm" svg:y="5.75cm">
          <text:p text:style-name="P5">O</text:p>
        </draw:rect>
        <draw:rect draw:style-name="gr9" draw:text-style-name="P5" draw:layer="layout" svg:width="0.275cm" svg:height="0.25cm" svg:x="14.975cm" svg:y="5.75cm">
          <text:p text:style-name="P5">X</text:p>
        </draw:rect>
        <draw:rect draw:style-name="gr9" draw:text-style-name="P5" draw:layer="layout" svg:width="0.275cm" svg:height="0.25cm" svg:x="15.25cm" svg:y="5.75cm">
          <text:p text:style-name="P5">X</text:p>
        </draw:rect>
        <draw:rect draw:style-name="gr9" draw:text-style-name="P5" draw:layer="layout" svg:width="0.275cm" svg:height="0.25cm" svg:x="15.525cm" svg:y="5.75cm">
          <text:p text:style-name="P5">X</text:p>
        </draw:rect>
        <draw:rect draw:style-name="gr9" draw:text-style-name="P5" draw:layer="layout" svg:width="0.275cm" svg:height="0.25cm" svg:x="14.7cm" svg:y="6cm">
          <text:p text:style-name="P5">X</text:p>
        </draw:rect>
        <draw:rect draw:style-name="gr9" draw:text-style-name="P5" draw:layer="layout" svg:width="0.275cm" svg:height="0.25cm" svg:x="14.975cm" svg:y="6cm">
          <text:p/>
        </draw:rect>
        <draw:rect draw:style-name="gr9" draw:text-style-name="P5" draw:layer="layout" svg:width="0.275cm" svg:height="0.25cm" svg:x="15.25cm" svg:y="6cm">
          <text:p/>
        </draw:rect>
        <draw:rect draw:style-name="gr9" draw:text-style-name="P5" draw:layer="layout" svg:width="0.275cm" svg:height="0.25cm" svg:x="15.525cm" svg:y="6cm">
          <text:p text:style-name="P5">X</text:p>
        </draw:rect>
        <draw:rect draw:style-name="gr9" draw:text-style-name="P5" draw:layer="layout" svg:width="0.275cm" svg:height="0.25cm" svg:x="14.7cm" svg:y="6.25cm">
          <text:p/>
        </draw:rect>
        <draw:rect draw:style-name="gr9" draw:text-style-name="P5" draw:layer="layout" svg:width="0.275cm" svg:height="0.25cm" svg:x="14.975cm" svg:y="6.25cm">
          <text:p text:style-name="P5">O</text:p>
        </draw:rect>
        <draw:rect draw:style-name="gr9" draw:text-style-name="P5" draw:layer="layout" svg:width="0.275cm" svg:height="0.25cm" svg:x="15.25cm" svg:y="6.25cm">
          <text:p text:style-name="P5">O</text:p>
        </draw:rect>
        <draw:rect draw:style-name="gr9" draw:text-style-name="P5" draw:layer="layout" svg:width="0.275cm" svg:height="0.25cm" svg:x="15.525cm" svg:y="6.25cm">
          <text:p text:style-name="P5">X</text:p>
        </draw:rect>
        <draw:line draw:style-name="gr2" draw:text-style-name="P2" draw:layer="layout" svg:x1="14.7cm" svg:y1="6.8cm" svg:x2="15.2cm" svg:y2="6.5cm">
          <text:p/>
        </draw:line>
        <draw:line draw:style-name="gr2" draw:text-style-name="P2" draw:layer="layout" svg:x1="15.1cm" svg:y1="6.8cm" svg:x2="15.2cm" svg:y2="6.5cm">
          <text:p/>
        </draw:line>
        <draw:line draw:style-name="gr2" draw:text-style-name="P2" draw:layer="layout" svg:x1="15.4cm" svg:y1="6.8cm" svg:x2="15.3cm" svg:y2="6.5cm">
          <text:p/>
        </draw:line>
        <draw:line draw:style-name="gr2" draw:text-style-name="P2" draw:layer="layout" svg:x1="15.8cm" svg:y1="6.8cm" svg:x2="15.3cm" svg:y2="6.5cm">
          <text:p/>
        </draw:line>
        <draw:line draw:style-name="gr2" draw:text-style-name="P2" draw:layer="layout" svg:x1="4.969cm" svg:y1="4cm" svg:x2="5.3cm" svg:y2="3.7cm">
          <text:p/>
        </draw:line>
        <draw:line draw:style-name="gr2" draw:text-style-name="P2" draw:layer="layout" svg:x1="5.3cm" svg:y1="4cm" svg:x2="5.3cm" svg:y2="3.7cm">
          <text:p/>
        </draw:line>
        <draw:line draw:style-name="gr2" draw:text-style-name="P2" draw:layer="layout" svg:x1="5.6cm" svg:y1="4cm" svg:x2="5.3cm" svg:y2="3.7cm">
          <text:p/>
        </draw:line>
        <draw:line draw:style-name="gr2" draw:text-style-name="P2" draw:layer="layout" svg:x1="6.569cm" svg:y1="4cm" svg:x2="6.9cm" svg:y2="3.7cm">
          <text:p/>
        </draw:line>
        <draw:line draw:style-name="gr2" draw:text-style-name="P2" draw:layer="layout" svg:x1="6.9cm" svg:y1="4cm" svg:x2="6.9cm" svg:y2="3.7cm">
          <text:p/>
        </draw:line>
        <draw:line draw:style-name="gr2" draw:text-style-name="P2" draw:layer="layout" svg:x1="7.2cm" svg:y1="4cm" svg:x2="6.9cm" svg:y2="3.7cm">
          <text:p/>
        </draw:line>
        <draw:line draw:style-name="gr2" draw:text-style-name="P2" draw:layer="layout" svg:x1="8.169cm" svg:y1="4cm" svg:x2="8.5cm" svg:y2="3.7cm">
          <text:p/>
        </draw:line>
        <draw:line draw:style-name="gr2" draw:text-style-name="P2" draw:layer="layout" svg:x1="8.5cm" svg:y1="4cm" svg:x2="8.5cm" svg:y2="3.7cm">
          <text:p/>
        </draw:line>
        <draw:line draw:style-name="gr2" draw:text-style-name="P2" draw:layer="layout" svg:x1="8.8cm" svg:y1="4cm" svg:x2="8.5cm" svg:y2="3.7cm">
          <text:p/>
        </draw:line>
        <draw:line draw:style-name="gr2" draw:text-style-name="P2" draw:layer="layout" svg:x1="10.169cm" svg:y1="4cm" svg:x2="10.5cm" svg:y2="3.7cm">
          <text:p/>
        </draw:line>
        <draw:line draw:style-name="gr2" draw:text-style-name="P2" draw:layer="layout" svg:x1="10.5cm" svg:y1="4cm" svg:x2="10.5cm" svg:y2="3.7cm">
          <text:p/>
        </draw:line>
        <draw:line draw:style-name="gr2" draw:text-style-name="P2" draw:layer="layout" svg:x1="10.8cm" svg:y1="4cm" svg:x2="10.5cm" svg:y2="3.7cm">
          <text:p/>
        </draw:line>
        <draw:line draw:style-name="gr2" draw:text-style-name="P2" draw:layer="layout" svg:x1="14.969cm" svg:y1="4cm" svg:x2="15.3cm" svg:y2="3.7cm">
          <text:p/>
        </draw:line>
        <draw:line draw:style-name="gr2" draw:text-style-name="P2" draw:layer="layout" svg:x1="15.3cm" svg:y1="4cm" svg:x2="15.3cm" svg:y2="3.7cm">
          <text:p/>
        </draw:line>
        <draw:line draw:style-name="gr2" draw:text-style-name="P2" draw:layer="layout" svg:x1="15.6cm" svg:y1="4cm" svg:x2="15.3cm" svg:y2="3.7cm">
          <text:p/>
        </draw:line>
        <draw:line draw:style-name="gr2" draw:text-style-name="P2" draw:layer="layout" svg:x1="13.3cm" svg:y1="4cm" svg:x2="13.631cm" svg:y2="3.7cm">
          <text:p/>
        </draw:line>
        <draw:line draw:style-name="gr2" draw:text-style-name="P2" draw:layer="layout" svg:x1="13.631cm" svg:y1="4cm" svg:x2="13.631cm" svg:y2="3.7cm">
          <text:p/>
        </draw:line>
        <draw:line draw:style-name="gr2" draw:text-style-name="P2" draw:layer="layout" svg:x1="13.931cm" svg:y1="4cm" svg:x2="13.631cm" svg:y2="3.7cm">
          <text:p/>
        </draw:line>
        <draw:line draw:style-name="gr2" draw:text-style-name="P2" draw:layer="layout" svg:x1="11.769cm" svg:y1="4cm" svg:x2="12.1cm" svg:y2="3.7cm">
          <text:p/>
        </draw:line>
        <draw:line draw:style-name="gr2" draw:text-style-name="P2" draw:layer="layout" svg:x1="12.1cm" svg:y1="4cm" svg:x2="12.1cm" svg:y2="3.7cm">
          <text:p/>
        </draw:line>
        <draw:line draw:style-name="gr2" draw:text-style-name="P2" draw:layer="layout" svg:x1="12.4cm" svg:y1="4cm" svg:x2="12.1cm" svg:y2="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2-22T11:34:18.63</dc:date>
    <meta:editing-duration>PT1H11M4S</meta:editing-duration>
    <meta:editing-cycles>8</meta:editing-cycles>
    <meta:generator>OpenOffice/4.1.3$Win32 OpenOffice.org_project/413m1$Build-9783</meta:generator>
    <dc:creator>Jason Statham</dc:creator>
    <meta:document-statistic meta:object-count="1145"/>
  </office:meta>
</office:document-meta>
</file>